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tru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barWipe" smil:subtype="leftToRight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3.317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87cm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1.098cm"/>
    </style:style>
    <style:style style:name="gr8" style:family="graphic" style:parent-style-name="standard">
      <style:graphic-properties draw:marker-start-width="0.203cm" draw:marker-end="Arrow" draw:marker-end-width="0.203cm" draw:textarea-horizontal-align="center" draw:textarea-vertical-align="middle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9cm" fo:min-width="1.978cm"/>
    </style:style>
    <style:style style:name="gr11" style:family="graphic" style:parent-style-name="standard">
      <style:graphic-properties draw:textarea-horizontal-align="center" draw:textarea-vertical-align="top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2cm" fo:min-width="2.72cm"/>
    </style:style>
    <style:style style:name="gr13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1.152cm" fo:min-width="1.72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03cm" fo:min-width="21.194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>
      <style:graphic-properties draw:fill="solid" draw:fill-color="#00b8ff" draw:textarea-horizontal-align="justify" draw:textarea-vertical-align="top" draw:auto-grow-height="false" fo:min-height="0cm" fo:min-width="0cm"/>
    </style:style>
    <style:style style:name="gr17" style:family="graphic" style:parent-style-name="standard">
      <style:graphic-properties svg:stroke-width="0.6cm" svg:stroke-color="#808080" draw:marker-start="Arrow" draw:marker-start-width="1.2cm" draw:marker-end="Arrow" draw:marker-end-width="1.2cm" draw:textarea-horizontal-align="center" draw:textarea-vertical-align="middle" fo:padding-top="0.425cm" fo:padding-bottom="0.425cm" fo:padding-left="0.55cm" fo:padding-right="0.55cm"/>
    </style:style>
    <style:style style:name="gr18" style:family="graphic" style:parent-style-name="standard">
      <style:graphic-properties draw:marker-end-width="0.2cm" draw:textarea-horizontal-align="center" draw:textarea-vertical-align="middle"/>
    </style:style>
    <style:style style:name="gr19" style:family="graphic" style:parent-style-name="standard">
      <style:graphic-properties draw:stroke="none" svg:stroke-color="#000000" draw:marker-end-width="0.2cm" draw:fill="none" draw:fill-color="#ffffff" draw:auto-grow-height="true" draw:auto-grow-width="false" fo:max-height="0cm" fo:min-height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marker-end-width="0.2cm" draw:fill-color="#ffffff" draw:textarea-vertical-align="middle" draw:auto-grow-height="false" fo:min-height="0.749cm" fo:min-width="0.49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2cm" fo:min-width="1.439cm"/>
    </style:style>
    <style:style style:name="gr23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4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00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5" style:family="graphic" style:parent-style-name="standard">
      <style:graphic-properties draw:stroke="solid" svg:stroke-width="0.051cm" svg:stroke-color="#000000" draw:marker-start="" draw:marker-start-width="0.356cm" draw:marker-start-center="false" draw:marker-end="" draw:marker-end-width="0.356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26" style:family="graphic" style:parent-style-name="standard">
      <style:graphic-properties draw:stroke="solid" svg:stroke-width="0.051cm" svg:stroke-color="#000000" draw:marker-start="" draw:marker-start-width="0.381cm" draw:marker-start-center="false" draw:marker-end="" draw:marker-end-width="0.381cm" draw:marker-end-center="false" draw:fill="none" draw:fill-color="#e6e6e6" draw:textarea-horizontal-align="justify" draw:textarea-vertical-align="middle" draw:auto-grow-height="false" fo:padding-top="0.15cm" fo:padding-bottom="0.15cm" fo:padding-left="0.275cm" fo:padding-right="0.275cm" draw:shadow="hidden" draw:shadow-offset-x="0.3cm" draw:shadow-offset-y="0.3cm" draw:shadow-color="#808080"/>
    </style:style>
    <style:style style:name="gr27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1.3cm" fo:min-width="0.948cm" fo:padding-top="0.125cm" fo:padding-bottom="0.125cm" fo:padding-left="0.25cm" fo:padding-right="0.25cm" draw:shadow="hidden" draw:shadow-offset-x="0.3cm" draw:shadow-offset-y="0.3cm" draw:shadow-color="#808080"/>
    </style:style>
    <style:style style:name="gr28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1.668cm" fo:min-width="1.952cm" fo:padding-top="0.125cm" fo:padding-bottom="0.125cm" fo:padding-left="0.25cm" fo:padding-right="0.25cm" draw:shadow="hidden" draw:shadow-offset-x="0.3cm" draw:shadow-offset-y="0.3cm" draw:shadow-color="#808080"/>
    </style:style>
    <style:style style:name="gr29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2.174cm" fo:min-width="2.52cm" fo:padding-top="0.125cm" fo:padding-bottom="0.125cm" fo:padding-left="0.25cm" fo:padding-right="0.25cm" draw:shadow="hidden" draw:shadow-offset-x="0.3cm" draw:shadow-offset-y="0.3cm" draw:shadow-color="#808080"/>
    </style:style>
    <style:style style:name="gr30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1.257cm" fo:min-width="2.631cm" fo:padding-top="0.125cm" fo:padding-bottom="0.125cm" fo:padding-left="0.25cm" fo:padding-right="0.25cm" draw:shadow="hidden" draw:shadow-offset-x="0.3cm" draw:shadow-offset-y="0.3cm" draw:shadow-color="#808080"/>
    </style:style>
    <style:style style:name="pr1" style:family="presentation" style:parent-style-name="fpl_5f_presentation_5f_template-title" style:list-style-name="L16">
      <style:graphic-properties draw:stroke="none" draw:fill="none" draw:fill-color="#4700b8" draw:textarea-horizontal-align="justify" draw:textarea-vertical-align="top" draw:auto-grow-height="true" draw:auto-grow-width="false" fo:min-height="4.768cm" fo:min-width="0cm" fo:padding-top="0cm" fo:padding-bottom="0cm" fo:padding-left="0cm" fo:padding-right="0cm" fo:wrap-option="no-wrap" draw:shadow="hidden" draw:shadow-color="#c0c0c0"/>
    </style:style>
    <style:style style:name="pr2" style:family="presentation" style:parent-style-name="fpl_5f_presentation_5f_template-notes">
      <style:graphic-properties draw:fill-color="#ffffff" draw:auto-grow-height="true" fo:min-height="11.428cm"/>
    </style:style>
    <style:style style:name="pr3" style:family="presentation" style:parent-style-name="fpl_5f_presentation_5f_template-title">
      <style:graphic-properties draw:stroke="none" draw:fill="none" draw:fill-color="#c0c0c0" draw:textarea-horizontal-align="justify" draw:textarea-vertical-align="top" draw:auto-grow-height="true" draw:auto-grow-width="false" fo:min-height="3.31cm" fo:min-width="0cm" fo:padding-top="0cm" fo:padding-bottom="0cm" fo:padding-left="0cm" fo:padding-right="0cm" fo:wrap-option="no-wrap" draw:shadow="hidden" draw:shadow-color="#c0c0c0"/>
    </style:style>
    <style:style style:name="pr4" style:family="presentation" style:parent-style-name="fpl_5f_presentation_5f_template-subtitle" style:list-style-name="L17">
      <style:graphic-properties draw:fill-color="#ffffff" draw:auto-grow-height="true" fo:min-height="13.913cm"/>
    </style:style>
    <style:style style:name="pr5" style:family="presentation" style:parent-style-name="fpl_5f_presentation_5f_template-title">
      <style:graphic-properties draw:fill-color="#ffffff" draw:auto-grow-height="true" fo:min-height="3.31cm"/>
    </style:style>
    <style:style style:name="pr6" style:family="presentation" style:parent-style-name="fpl_5f_presentation_5f_template-outline1">
      <style:graphic-properties draw:fill-color="#ffffff" draw:auto-grow-height="true" fo:min-height="13.913cm"/>
    </style:style>
    <style:style style:name="pr7" style:family="presentation" style:parent-style-name="fpl_5f_presentation_5f_template-subtitle" style:list-style-name="L17">
      <style:graphic-properties draw:fill-color="#ffffff" draw:auto-grow-height="true" fo:min-height="13.913cm"/>
    </style:style>
    <style:style style:name="pr8" style:family="presentation" style:parent-style-name="fpl_5f_presentation_5f_template-subtitle" style:list-style-name="L17">
      <style:graphic-properties draw:fill-color="#ffffff" draw:auto-grow-height="true" fo:min-height="13.913cm"/>
    </style:style>
    <style:style style:name="pr9" style:family="presentation" style:parent-style-name="fpl_5f_presentation_5f_template-subtitle" style:list-style-name="L17">
      <style:graphic-properties draw:fill-color="#ffffff" draw:auto-grow-height="true" fo:min-height="13.913cm"/>
    </style:style>
    <style:style style:name="pr10" style:family="presentation" style:parent-style-name="fpl_5f_presentation_5f_template-subtitle" style:list-style-name="L17">
      <style:graphic-properties draw:fill-color="#ffffff" draw:auto-grow-height="true" fo:min-height="13.913cm"/>
    </style:style>
    <style:style style:name="pr11" style:family="presentation" style:parent-style-name="fpl_5f_presentation_5f_template-subtitle" style:list-style-name="L17">
      <style:graphic-properties draw:fill-color="#ffffff" draw:auto-grow-height="true" fo:min-height="13.913cm"/>
    </style:style>
    <style:style style:name="pr12" style:family="presentation" style:parent-style-name="fpl_5f_presentation_5f_template-subtitle" style:list-style-name="L17">
      <style:graphic-properties draw:fill-color="#ffffff" draw:auto-grow-height="true" fo:min-height="13.913cm"/>
    </style:style>
    <style:style style:name="pr13" style:family="presentation" style:parent-style-name="fpl_5f_presentation_5f_template-subtitle" style:list-style-name="L7">
      <style:graphic-properties draw:fill-color="#ffffff" draw:auto-grow-height="true" fo:min-height="13.913cm"/>
    </style:style>
    <style:style style:name="pr14" style:family="presentation" style:parent-style-name="fpl_5f_presentation_5f_template-subtitle" style:list-style-name="L17">
      <style:graphic-properties draw:fill-color="#ffffff" draw:auto-grow-height="true" fo:min-height="13.913cm"/>
    </style:style>
    <style:style style:name="pr15" style:family="presentation" style:parent-style-name="fpl_5f_presentation_5f_template-subtitle" style:list-style-name="L17">
      <style:graphic-properties draw:fill-color="#ffffff" draw:auto-grow-height="true" fo:min-height="13.913cm"/>
    </style:style>
    <style:style style:name="pr16" style:family="presentation" style:parent-style-name="fpl_5f_presentation_5f_template-subtitle" style:list-style-name="L17">
      <style:graphic-properties draw:fill-color="#ffffff" draw:auto-grow-height="true" fo:min-height="13.913cm"/>
    </style:style>
    <style:style style:name="pr17" style:family="presentation" style:parent-style-name="fpl_5f_presentation_5f_template-subtitle" style:list-style-name="L7">
      <style:graphic-properties draw:fill-color="#ffffff" draw:auto-grow-height="true" fo:min-height="13.913cm"/>
    </style:style>
    <style:style style:name="pr18" style:family="presentation" style:parent-style-name="fpl_5f_presentation_5f_template-subtitle" style:list-style-name="L17">
      <style:graphic-properties draw:fill-color="#ffffff" draw:auto-grow-height="true" fo:min-height="13.913cm"/>
    </style:style>
    <style:style style:name="pr19" style:family="presentation" style:parent-style-name="fpl_5f_presentation_5f_template-outline1" style:list-style-name="L7">
      <style:graphic-properties draw:fill-color="#ffffff" draw:auto-grow-height="true" fo:min-height="13.913cm"/>
    </style:style>
    <style:style style:name="pr20" style:family="presentation" style:parent-style-name="fpl_5f_presentation_5f_template-outline1">
      <style:graphic-properties draw:fill-color="#ffffff" draw:auto-grow-height="true" fo:min-height="7.215cm"/>
    </style:style>
    <style:style style:name="pr21" style:family="presentation" style:parent-style-name="fpl_5f_presentation_5f_template-outline1" style:list-style-name="L8">
      <style:graphic-properties draw:fill-color="#ffffff" draw:auto-grow-height="true" fo:min-height="13.913cm"/>
    </style:style>
    <style:style style:name="pr22" style:family="presentation" style:parent-style-name="fpl_5f_presentation_5f_template-outline1" style:list-style-name="L10">
      <style:graphic-properties draw:fill-color="#ffffff" draw:auto-grow-height="true" fo:min-height="13.913cm"/>
    </style:style>
    <style:style style:name="pr23" style:family="presentation" style:parent-style-name="fpl_5f_presentation_5f_template-outline1" style:list-style-name="L10">
      <style:graphic-properties draw:fill-color="#ffffff" draw:auto-grow-height="true" fo:min-height="13.913cm"/>
    </style:style>
    <style:style style:name="pr24" style:family="presentation" style:parent-style-name="fpl_5f_presentation_5f_template-outline1" style:list-style-name="L10">
      <style:graphic-properties draw:fill-color="#ffffff" draw:auto-grow-height="true" fo:min-height="14.3cm"/>
    </style:style>
    <style:style style:name="pr25" style:family="presentation" style:parent-style-name="fpl_5f_presentation_5f_template-outline1" style:list-style-name="L10">
      <style:graphic-properties draw:fill-color="#ffffff" draw:auto-grow-height="true" fo:min-height="13.913cm"/>
    </style:style>
    <style:style style:name="pr26" style:family="presentation" style:parent-style-name="fpl_5f_presentation_5f_template-outline1" style:list-style-name="L11">
      <style:graphic-properties draw:fill-color="#ffffff" draw:auto-grow-height="true" fo:min-height="13.265cm"/>
    </style:style>
    <style:style style:name="pr27" style:family="presentation" style:parent-style-name="fpl_5f_presentation_5f_template-outline1" style:list-style-name="L10">
      <style:graphic-properties draw:fill-color="#ffffff" draw:auto-grow-height="true" fo:min-height="13.913cm"/>
    </style:style>
    <style:style style:name="pr28" style:family="presentation" style:parent-style-name="fpl_5f_presentation_5f_template-outline1" style:list-style-name="L11">
      <style:graphic-properties draw:fill-color="#ffffff" draw:auto-grow-height="true" fo:min-height="13.265cm"/>
    </style:style>
    <style:style style:name="pr29" style:family="presentation" style:parent-style-name="fpl_5f_presentation_5f_template-outline1" style:list-style-name="L18">
      <style:graphic-properties draw:fill-color="#ffffff" draw:auto-grow-height="true" fo:min-height="13.265cm"/>
    </style:style>
    <style:style style:name="pr30" style:family="presentation" style:parent-style-name="fpl_5f_presentation_5f_template-outline1" style:list-style-name="L19">
      <style:graphic-properties draw:fill-color="#ffffff" draw:auto-grow-height="true" fo:min-height="13.913cm"/>
    </style:style>
    <style:style style:name="pr31" style:family="presentation" style:parent-style-name="fpl_5f_presentation_5f_template-outline1" style:list-style-name="L20">
      <style:graphic-properties draw:fill-color="#ffffff" draw:auto-grow-height="true" fo:min-height="13.913cm"/>
    </style:style>
    <style:style style:name="pr32" style:family="presentation" style:parent-style-name="fpl_5f_presentation_5f_template-outline1" style:list-style-name="L18">
      <style:graphic-properties draw:fill-color="#ffffff" draw:auto-grow-height="true" fo:min-height="13.265cm"/>
    </style:style>
    <style:style style:name="P1" style:family="paragraph">
      <style:paragraph-properties fo:margin-left="0cm" fo:margin-right="0cm" fo:margin-top="0cm" fo:margin-bottom="0.529cm" fo:line-height="100%" fo:text-align="start" text:enable-numbering="false" fo:text-indent="0cm"/>
    </style:style>
    <style:style style:name="P2" style:family="paragraph">
      <style:paragraph-properties fo:margin-left="0cm" fo:margin-right="0cm" fo:margin-top="0cm" fo:margin-bottom="0.529cm" fo:line-height="100%" fo:text-align="start" text:enable-numbering="false" fo:text-indent="0cm" style:writing-mode="lr-tb"/>
      <style:text-properties style:use-window-font-color="true" fo:font-size="48pt" fo:font-weight="normal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text:enable-numbering="false" fo:text-indent="0cm" style:writing-mode="lr-tb"/>
    </style:style>
    <style:style style:name="P5" style:family="paragraph">
      <style:paragraph-properties fo:margin-left="0cm" fo:margin-right="0cm" text:enable-numbering="true" fo:text-indent="0cm"/>
    </style:style>
    <style:style style:name="P6" style:family="paragraph">
      <style:paragraph-properties fo:margin-left="0.952cm" fo:margin-right="0cm" text:enable-numbering="true" fo:text-indent="-0.952cm"/>
    </style:style>
    <style:style style:name="P7" style:family="paragraph">
      <style:paragraph-properties fo:margin-left="0cm" fo:margin-right="0cm" text:enable-numbering="false" fo:text-indent="0cm"/>
    </style:style>
    <style:style style:name="P8" style:family="paragraph">
      <style:paragraph-properties fo:margin-left="1.389cm" fo:margin-right="0cm" text:enable-numbering="true" fo:text-indent="-0.613cm"/>
    </style:style>
    <style:style style:name="P9" style:family="paragraph">
      <style:paragraph-properties fo:margin-left="0.952cm" fo:margin-right="0cm" text:enable-numbering="false" fo:text-indent="-0.952cm"/>
    </style:style>
    <style:style style:name="P10" style:family="paragraph">
      <style:paragraph-properties fo:margin-left="0cm" fo:margin-right="0cm" fo:text-indent="0cm"/>
      <style:text-properties fo:font-size="12pt"/>
    </style:style>
    <style:style style:name="P11" style:family="paragraph">
      <style:paragraph-properties fo:margin-left="2.063cm" fo:margin-right="0cm" text:enable-numbering="true" fo:text-indent="-0.793cm"/>
    </style:style>
    <style:style style:name="P12" style:family="paragraph">
      <style:paragraph-properties fo:margin-left="0cm" fo:margin-right="0cm" fo:margin-top="0cm" fo:margin-bottom="0.24cm" text:enable-numbering="true" fo:text-indent="0cm"/>
    </style:style>
    <style:style style:name="P13" style:family="paragraph">
      <style:paragraph-properties fo:margin-left="0cm" fo:margin-right="0cm" text:enable-numbering="false" fo:text-indent="0cm" style:text-autospace="none"/>
    </style:style>
    <style:style style:name="P14" style:family="paragraph">
      <style:paragraph-properties fo:margin-left="0.952cm" fo:margin-right="0cm" text:enable-numbering="true" fo:text-indent="-0.952cm" style:text-autospace="none"/>
      <style:text-properties fo:font-family="arial" style:font-family-generic="swiss" fo:font-size="24pt"/>
    </style:style>
    <style:style style:name="P15" style:family="paragraph">
      <style:paragraph-properties fo:margin-left="0.952cm" fo:margin-right="0cm" fo:text-align="start" text:enable-numbering="true" fo:text-indent="-0.952cm" style:text-autospace="none"/>
      <style:text-properties fo:font-family="arial" style:font-family-generic="swiss" fo:font-size="22pt"/>
    </style:style>
    <style:style style:name="P16" style:family="paragraph">
      <style:paragraph-properties fo:margin-left="0cm" fo:margin-right="0cm" text:enable-numbering="true" fo:text-indent="0cm"/>
      <style:text-properties fo:font-family="arial" style:font-family-generic="swiss" fo:font-size="22pt"/>
    </style:style>
    <style:style style:name="P17" style:family="paragraph">
      <style:paragraph-properties fo:margin-left="0.952cm" fo:margin-right="0cm" text:enable-numbering="true" fo:text-indent="-0.952cm" style:text-autospace="none"/>
      <style:text-properties fo:font-family="arial" style:font-family-generic="swiss" fo:font-size="22pt"/>
    </style:style>
    <style:style style:name="P18" style:family="paragraph">
      <style:paragraph-properties fo:text-align="center"/>
    </style:style>
    <style:style style:name="P19" style:family="paragraph">
      <style:text-properties fo:font-size="16pt"/>
    </style:style>
    <style:style style:name="P20" style:family="paragraph">
      <style:text-properties fo:font-size="14pt"/>
    </style:style>
    <style:style style:name="P21" style:family="paragraph">
      <style:paragraph-properties fo:margin-left="0cm" fo:margin-right="0cm" fo:text-align="center" fo:text-indent="0cm"/>
    </style:style>
    <style:style style:name="P22" style:family="paragraph">
      <style:paragraph-properties fo:text-align="center"/>
      <style:text-properties fo:font-size="14pt"/>
    </style:style>
    <style:style style:name="P23" style:family="paragraph">
      <style:paragraph-properties fo:margin-left="0cm" fo:margin-right="0cm" fo:text-indent="0cm"/>
      <style:text-properties fo:font-size="16pt"/>
    </style:style>
    <style:style style:name="P24" style:family="paragraph">
      <style:paragraph-properties fo:margin-left="1.2cm" fo:margin-right="0cm" text:enable-numbering="true" fo:text-indent="-0.9cm"/>
    </style:style>
    <style:style style:name="P25" style:family="paragraph">
      <style:paragraph-properties fo:margin-left="0cm" fo:margin-right="0cm" fo:text-align="start" fo:text-indent="0cm"/>
    </style:style>
    <style:style style:name="P26" style:family="paragraph">
      <style:paragraph-properties fo:margin-left="0cm" fo:margin-right="0cm" fo:text-align="start" fo:text-indent="0cm"/>
      <style:text-properties fo:font-size="12pt"/>
    </style:style>
    <style:style style:name="P27" style:family="paragraph">
      <style:text-properties fo:font-size="22pt"/>
    </style:style>
    <style:style style:name="P28" style:family="paragraph">
      <style:paragraph-properties fo:margin-left="0cm" fo:margin-right="0cm" fo:text-indent="0cm"/>
      <style:text-properties fo:font-size="22pt"/>
    </style:style>
    <style:style style:name="P29" style:family="paragraph">
      <style:paragraph-properties fo:margin-left="0cm" fo:margin-right="0cm" fo:text-indent="0cm"/>
      <style:text-properties fo:color="#000000" fo:font-size="22pt" style:font-size-asian="18pt" style:font-size-complex="18pt"/>
    </style:style>
    <style:style style:name="P30" style:family="paragraph">
      <style:paragraph-properties fo:margin-left="0cm" fo:margin-right="0cm" fo:text-indent="0cm"/>
      <style:text-properties fo:font-size="54pt" style:font-size-asian="24pt" style:font-size-complex="24pt"/>
    </style:style>
    <style:style style:name="P31" style:family="paragraph">
      <style:paragraph-properties fo:margin-left="1.2cm" fo:margin-right="0cm" text:enable-numbering="false" fo:text-indent="-0.9cm"/>
      <style:text-properties fo:font-family="arial" style:font-family-generic="swiss" fo:font-size="28pt"/>
    </style:style>
    <style:style style:name="P32" style:family="paragraph">
      <style:paragraph-properties fo:margin-left="1.2cm" fo:margin-right="0cm" text:enable-numbering="true" fo:text-indent="-0.9cm"/>
      <style:text-properties fo:font-family="arial" style:font-family-generic="swiss" fo:font-size="28pt"/>
    </style:style>
    <style:style style:name="P33" style:family="paragraph">
      <style:paragraph-properties fo:margin-left="1.2cm" fo:margin-right="0cm" text:enable-numbering="false" fo:text-indent="-0.9cm"/>
      <style:text-properties fo:font-family="arial" style:font-family-generic="swiss" fo:font-size="30pt"/>
    </style:style>
    <style:style style:name="P34" style:family="paragraph">
      <style:paragraph-properties fo:margin-left="1.2cm" fo:margin-right="0cm" text:enable-numbering="false" fo:text-indent="-0.9cm"/>
      <style:text-properties fo:font-family="arial" style:font-family-generic="swiss"/>
    </style:style>
    <style:style style:name="P35" style:family="paragraph">
      <style:paragraph-properties fo:margin-left="1.2cm" fo:margin-right="0cm" text:enable-numbering="true" fo:text-indent="-0.9cm"/>
      <style:text-properties fo:font-family="arial" style:font-family-generic="swiss"/>
    </style:style>
    <style:style style:name="P36" style:family="paragraph">
      <style:paragraph-properties fo:margin-left="1.2cm" fo:margin-right="0cm" fo:text-align="start" text:enable-numbering="false" fo:text-indent="-0.9cm"/>
      <style:text-properties fo:font-family="arial" style:font-family-generic="swiss"/>
    </style:style>
    <style:style style:name="P37" style:family="paragraph">
      <style:paragraph-properties fo:margin-left="0cm" fo:margin-right="0cm" fo:margin-top="0cm" fo:margin-bottom="0cm" fo:line-height="100%" fo:text-align="center" text:enable-numbering="false" fo:text-indent="0cm"/>
      <style:text-properties fo:color="#ffffff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38" style:family="paragraph">
      <style:paragraph-properties fo:margin-left="0cm" fo:margin-right="0cm" fo:margin-top="0cm" fo:margin-bottom="0cm" fo:line-height="100%" fo:text-align="center" text:enable-numbering="false" fo:text-indent="0cm"/>
      <style:text-properties fo:color="#ffffff" style:text-outline="false" style:text-line-through-style="none" fo:font-family="Arial" style:font-family-generic="roman" style:font-pitch="variable" fo:font-size="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39" style:family="paragraph">
      <style:paragraph-properties fo:margin-left="0cm" fo:margin-right="0cm" fo:margin-top="0cm" fo:margin-bottom="0cm" fo:line-height="100%" text:enable-numbering="false" fo:text-indent="0cm"/>
    </style:style>
    <style:style style:name="P40" style:family="paragraph">
      <style:paragraph-properties fo:margin-left="0cm" fo:margin-right="0cm" fo:margin-top="0cm" fo:margin-bottom="0cm" fo:line-height="100%" text:enable-numbering="false" fo:text-indent="0cm"/>
      <style:text-properties fo:color="#000000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41" style:family="paragraph">
      <style:paragraph-properties fo:margin-left="0cm" fo:margin-right="0cm" fo:margin-top="0cm" fo:margin-bottom="0cm" fo:line-height="100%" text:enable-numbering="false" fo:text-indent="0cm"/>
      <style:text-properties fo:color="#ffffff"/>
    </style:style>
    <style:style style:name="P42" style:family="paragraph">
      <style:paragraph-properties fo:margin-left="0cm" fo:margin-right="0cm" fo:margin-top="0cm" fo:margin-bottom="0cm" fo:line-height="100%" text:enable-numbering="false" fo:text-indent="0cm"/>
      <style:text-properties fo:color="#ffffff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43" style:family="paragraph">
      <style:paragraph-properties fo:margin-left="0.952cm" fo:margin-right="0cm" text:enable-numbering="true" fo:text-indent="-0.952cm"/>
      <style:text-properties fo:font-family="arial" style:font-family-generic="swiss"/>
    </style:style>
    <style:style style:name="P44" style:family="paragraph">
      <style:paragraph-properties fo:margin-left="0.952cm" fo:margin-right="0cm" fo:text-indent="-0.952cm"/>
      <style:text-properties fo:font-family="arial" style:font-family-generic="swiss"/>
    </style:style>
    <style:style style:name="P45" style:family="paragraph">
      <style:paragraph-properties fo:margin-left="1.2cm" fo:margin-right="0cm" text:enable-numbering="false" fo:text-indent="-0.9cm"/>
      <style:text-properties fo:font-family="arial" style:font-family-generic="swiss" fo:font-size="26pt"/>
    </style:style>
    <style:style style:name="P46" style:family="paragraph">
      <style:paragraph-properties fo:margin-left="1.2cm" fo:margin-right="0cm" text:enable-numbering="true" fo:text-indent="-0.9cm"/>
      <style:text-properties fo:font-family="arial" style:font-family-generic="swiss" fo:font-size="26pt"/>
    </style:style>
    <style:style style:name="P47" style:family="paragraph">
      <style:paragraph-properties fo:margin-left="3.175cm" fo:margin-right="0cm" text:enable-numbering="true" fo:text-indent="-0.635cm"/>
      <style:text-properties fo:font-family="arial" style:font-family-generic="swiss" fo:font-size="26pt"/>
    </style:style>
    <style:style style:name="P48" style:family="paragraph">
      <style:paragraph-properties fo:margin-left="0.952cm" fo:margin-right="0cm" text:enable-numbering="false" fo:text-indent="-0.952cm"/>
      <style:text-properties fo:font-family="arial" style:font-family-generic="swiss" fo:font-size="20pt"/>
    </style:style>
    <style:style style:name="P49" style:family="paragraph">
      <style:paragraph-properties fo:margin-left="1.2cm" fo:margin-right="0cm" text:enable-numbering="true" fo:text-indent="-0.9cm"/>
      <style:text-properties fo:font-family="arial" style:font-family-generic="swiss" fo:font-size="20pt"/>
    </style:style>
    <style:style style:name="P50" style:family="paragraph">
      <style:paragraph-properties fo:margin-left="0.458cm" fo:margin-right="0cm" fo:text-indent="-0.458cm"/>
      <style:text-properties fo:font-family="arial" style:font-family-generic="swiss" fo:font-size="20pt"/>
    </style:style>
    <style:style style:name="P51" style:family="paragraph">
      <style:paragraph-properties fo:margin-left="0.952cm" fo:margin-right="0cm" text:enable-numbering="false" fo:text-indent="-0.952cm"/>
      <style:text-properties fo:font-family="arial" style:font-family-generic="swiss"/>
    </style:style>
    <style:style style:name="P52" style:family="paragraph">
      <style:paragraph-properties fo:margin-left="0.952cm" fo:margin-right="0cm" text:enable-numbering="true" fo:text-indent="-0.952cm" style:text-autospace="none"/>
      <style:text-properties fo:font-family="arial" style:font-family-generic="swiss"/>
    </style:style>
    <style:style style:name="P53" style:family="paragraph">
      <style:paragraph-properties fo:margin-left="0.952cm" fo:margin-right="0cm" text:enable-numbering="false" fo:text-indent="-0.952cm"/>
      <style:text-properties fo:font-family="arial" style:font-family-generic="swiss" fo:font-size="22pt"/>
    </style:style>
    <style:style style:name="P54" style:family="paragraph">
      <style:paragraph-properties fo:margin-left="1.389cm" fo:margin-right="0cm" text:enable-numbering="true" fo:text-indent="-0.613cm" style:text-autospace="none"/>
      <style:text-properties fo:font-family="arial" style:font-family-generic="swiss"/>
    </style:style>
    <style:style style:name="P55" style:family="paragraph">
      <style:paragraph-properties fo:margin-left="2.368cm" fo:margin-right="0cm" text:enable-numbering="true" fo:text-indent="-0.613cm" style:text-autospace="none"/>
      <style:text-properties fo:font-family="arial" style:font-family-generic="swiss"/>
    </style:style>
    <style:style style:name="P56" style:family="paragraph">
      <style:paragraph-properties fo:margin-left="0.952cm" fo:margin-right="0cm" text:enable-numbering="false" fo:text-indent="-0.952cm" style:text-autospace="none"/>
      <style:text-properties fo:font-family="arial" style:font-family-generic="swiss"/>
    </style:style>
    <style:style style:name="P57" style:family="paragraph">
      <style:paragraph-properties fo:margin-left="0cm" fo:margin-right="0cm" fo:text-indent="0cm"/>
      <style:text-properties fo:font-family="'Bitstream Vera Sans'" style:font-family-generic="swiss" style:font-pitch="variable"/>
    </style:style>
    <style:style style:name="P58" style:family="paragraph">
      <style:paragraph-properties fo:margin-left="2.4cm" fo:margin-right="0cm" text:enable-numbering="true" fo:text-indent="-0.8cm"/>
      <style:text-properties fo:font-family="arial" style:font-family-generic="swiss" fo:font-size="20pt"/>
    </style:style>
    <style:style style:name="P59" style:family="paragraph">
      <style:paragraph-properties fo:margin-left="0.952cm" fo:margin-right="0cm" text:enable-numbering="true" fo:text-indent="-0.952cm"/>
      <style:text-properties fo:font-family="arial" style:font-family-generic="swiss" fo:font-size="22pt"/>
    </style:style>
    <style:style style:name="P60" style:family="paragraph">
      <style:paragraph-properties fo:margin-left="0.952cm" fo:margin-right="0cm" fo:text-indent="-0.952cm"/>
      <style:text-properties fo:font-family="arial" style:font-family-generic="swiss" fo:font-size="22pt"/>
    </style:style>
    <style:style style:name="P61" style:family="paragraph">
      <style:paragraph-properties fo:margin-left="0.952cm" fo:margin-right="0cm" text:enable-numbering="true" fo:text-indent="-0.952cm"/>
      <style:text-properties fo:font-family="arial" style:font-family-generic="swiss" fo:font-size="24pt"/>
    </style:style>
    <style:style style:name="P62" style:family="paragraph">
      <style:paragraph-properties fo:margin-left="0.952cm" fo:margin-right="0cm" fo:text-indent="-0.952cm"/>
      <style:text-properties fo:font-family="arial" style:font-family-generic="swiss" fo:font-size="24pt"/>
    </style:style>
    <style:style style:name="P63" style:family="paragraph">
      <style:paragraph-properties fo:margin-left="0.952cm" fo:margin-right="0cm" text:enable-numbering="true" fo:text-indent="-0.952cm"/>
      <style:text-properties fo:font-family="arial" style:font-family-generic="swiss" fo:font-size="26pt"/>
    </style:style>
    <style:style style:name="P64" style:family="paragraph">
      <style:paragraph-properties fo:margin-left="0.952cm" fo:margin-right="0cm" fo:text-indent="-0.952cm"/>
      <style:text-properties fo:font-family="arial" style:font-family-generic="swiss" fo:font-size="26pt"/>
    </style:style>
    <style:style style:name="P65" style:family="paragraph">
      <style:paragraph-properties fo:margin-left="0.952cm" fo:margin-right="0cm" text:enable-numbering="true" fo:text-indent="-0.952cm"/>
      <style:text-properties fo:font-family="arial" style:font-family-generic="swiss" fo:font-size="28pt"/>
    </style:style>
    <style:style style:name="P66" style:family="paragraph">
      <style:paragraph-properties fo:margin-left="0.952cm" fo:margin-right="0cm" fo:text-indent="-0.952cm"/>
      <style:text-properties fo:font-family="arial" style:font-family-generic="swiss" fo:font-size="28pt"/>
    </style:style>
    <style:style style:name="P67" style:family="paragraph">
      <style:paragraph-properties fo:margin-left="2.063cm" fo:margin-right="0cm" text:enable-numbering="true" fo:text-indent="-0.793cm"/>
      <style:text-properties fo:font-family="arial" style:font-family-generic="swiss" fo:font-size="22pt"/>
    </style:style>
    <style:style style:name="P68" style:family="paragraph">
      <style:paragraph-properties fo:margin-left="0.952cm" fo:margin-right="0cm" text:enable-numbering="true" fo:text-indent="-0.952cm"/>
      <style:text-properties fo:font-size="20pt"/>
    </style:style>
    <style:style style:name="P69" style:family="paragraph">
      <style:paragraph-properties fo:margin-left="2.4cm" fo:margin-right="0cm" text:enable-numbering="true" fo:text-indent="-0.6cm"/>
      <style:text-properties fo:font-size="20pt"/>
    </style:style>
    <style:style style:name="P70" style:family="paragraph">
      <style:paragraph-properties fo:margin-left="0.458cm" fo:margin-right="0cm" fo:text-indent="-0.458cm"/>
      <style:text-properties fo:font-size="20pt"/>
    </style:style>
    <style:style style:name="P71" style:family="paragraph">
      <style:paragraph-properties fo:margin-left="0.952cm" fo:margin-right="0cm" fo:text-indent="-0.952cm"/>
    </style:style>
    <style:style style:name="T1" style:family="text">
      <style:text-properties style:use-window-font-color="true" fo:font-family="'Bitstream Vera Sans'" style:font-family-generic="swiss" style:font-pitch="variable" fo:font-size="48pt" fo:font-weight="normal" style:font-size-asian="30pt" style:font-weight-asian="normal" style:font-size-complex="30pt" style:font-weight-complex="normal"/>
    </style:style>
    <style:style style:name="T2" style:family="text">
      <style:text-properties fo:font-family="'Bitstream Vera Sans'" style:font-family-generic="swiss" style:font-pitch="variable"/>
    </style:style>
    <style:style style:name="T3" style:family="text">
      <style:text-properties fo:font-family="'Bitstream Vera Sans'" style:font-family-generic="swiss" style:font-pitch="variable" fo:font-size="18pt"/>
    </style:style>
    <style:style style:name="T4" style:family="text">
      <style:text-properties fo:font-family="'Bitstream Vera Sans'" style:font-family-generic="swiss" style:font-pitch="variable" fo:font-size="18pt" style:font-size-asian="12pt" style:font-size-complex="6.80000019073486pt"/>
    </style:style>
    <style:style style:name="T5" style:family="text">
      <style:text-properties fo:font-family="'Bitstream Vera Sans'" style:font-family-generic="swiss" style:font-pitch="variable" fo:font-size="22pt" style:font-size-asian="12pt" style:font-size-complex="6.80000019073486pt"/>
    </style:style>
    <style:style style:name="T6" style:family="text">
      <style:text-properties fo:font-family="'Bitstream Vera Sans'" style:font-family-generic="swiss" style:font-pitch="variable" fo:font-size="12pt" style:font-size-asian="12pt" style:font-size-complex="6.80000019073486pt"/>
    </style:style>
    <style:style style:name="T7" style:family="text">
      <style:text-properties fo:font-family="'Bitstream Vera Sans'" style:font-family-generic="swiss" style:font-pitch="variable" fo:font-size="20pt" style:font-size-asian="12pt" style:font-size-complex="6.80000019073486pt"/>
    </style:style>
    <style:style style:name="T8" style:family="text">
      <style:text-properties fo:font-family="'Bitstream Vera Sans'" style:font-family-generic="swiss" style:font-pitch="variable" fo:font-size="27pt" style:font-size-asian="12pt" style:font-size-complex="6.80000019073486pt"/>
    </style:style>
    <style:style style:name="T9" style:family="text">
      <style:text-properties fo:font-size="22pt"/>
    </style:style>
    <style:style style:name="T10" style:family="text">
      <style:text-properties fo:font-size="22pt" style:text-underline-style="none"/>
    </style:style>
    <style:style style:name="T11" style:family="text">
      <style:text-properties fo:font-family="'Bitstream Vera Sans'" style:font-family-generic="swiss" style:font-pitch="variable" fo:font-size="27pt" style:font-family-asian="ArialMT" style:font-family-generic-asian="swiss" style:font-size-asian="9pt" style:font-family-complex="ArialMT" style:font-family-generic-complex="swiss" style:font-size-complex="5.09999990463257pt"/>
    </style:style>
    <style:style style:name="T12" style:family="text">
      <style:text-properties fo:font-family="arial" style:font-family-generic="swiss" fo:font-size="24pt" style:font-family-asian="ArialMT" style:font-family-generic-asian="swiss" style:font-size-asian="9pt" style:font-family-complex="ArialMT" style:font-family-generic-complex="swiss" style:font-size-complex="5.09999990463257pt"/>
    </style:style>
    <style:style style:name="T13" style:family="text">
      <style:text-properties fo:font-family="'Bitstream Vera Sans'" style:font-family-generic="swiss" style:font-pitch="variable" style:font-family-asian="ArialMT" style:font-family-generic-asian="swiss" style:font-size-asian="9pt" style:font-family-complex="ArialMT" style:font-family-generic-complex="swiss" style:font-size-complex="5.09999990463257pt"/>
    </style:style>
    <style:style style:name="T14" style:family="text">
      <style:text-properties fo:font-family="arial" style:font-family-generic="swiss" fo:font-size="22pt" style:font-family-asian="ArialMT" style:font-family-generic-asian="swiss" style:font-size-asian="9pt" style:font-family-complex="ArialMT" style:font-family-generic-complex="swiss" style:font-size-complex="5.09999990463257pt"/>
    </style:style>
    <style:style style:name="T15" style:family="text">
      <style:text-properties fo:font-family="arial" style:font-family-generic="swiss" fo:font-size="22pt"/>
    </style:style>
    <style:style style:name="T16" style:family="text">
      <style:text-properties fo:font-family="'Bitstream Vera Sans'" style:font-family-generic="swiss" style:font-pitch="variable" fo:font-size="22pt"/>
    </style:style>
    <style:style style:name="T17" style:family="text">
      <style:text-properties fo:font-size="14pt"/>
    </style:style>
    <style:style style:name="T18" style:family="text">
      <style:text-properties fo:font-size="16pt"/>
    </style:style>
    <style:style style:name="T19" style:family="text">
      <style:text-properties fo:font-size="12pt"/>
    </style:style>
    <style:style style:name="T20" style:family="text">
      <style:text-properties fo:color="#000000" fo:font-size="22pt" style:font-size-asian="18pt" style:font-size-complex="18pt"/>
    </style:style>
    <style:style style:name="T21" style:family="text">
      <style:text-properties fo:font-size="54pt" style:font-size-asian="24pt" style:font-size-complex="24pt"/>
    </style:style>
    <style:style style:name="T22" style:family="text">
      <style:text-properties fo:font-family="arial" style:font-family-generic="swiss" fo:font-size="28pt"/>
    </style:style>
    <style:style style:name="T23" style:family="text">
      <style:text-properties fo:font-family="arial" style:font-family-generic="swiss" fo:font-size="30pt"/>
    </style:style>
    <style:style style:name="T24" style:family="text">
      <style:text-properties fo:font-family="arial" style:font-family-generic="swiss"/>
    </style:style>
    <style:style style:name="T25" style:family="text">
      <style:text-properties fo:font-family="arial" style:font-family-generic="swiss" fo:font-size="20pt"/>
    </style:style>
    <style:style style:name="T26" style:family="text">
      <style:text-properties fo:color="#000000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27" style:family="text">
      <style:text-properties fo:color="#ffffff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28" style:family="text">
      <style:text-properties fo:font-family="arial" style:font-family-generic="swiss" fo:font-size="26pt"/>
    </style:style>
    <style:style style:name="T29" style:family="text">
      <style:text-properties fo:font-family="arial" style:font-family-generic="swiss" fo:font-size="26pt" style:font-size-asian="12pt" style:font-size-complex="6.80000019073486pt"/>
    </style:style>
    <style:style style:name="T30" style:family="text">
      <style:text-properties fo:font-family="arial" style:font-family-generic="swiss" fo:font-size="22pt" style:font-family-asian="Arial" style:font-family-generic-asian="swiss" style:font-size-asian="9pt" style:font-family-complex="Arial" style:font-family-generic-complex="swiss" style:font-size-complex="5.09999990463257pt"/>
    </style:style>
    <style:style style:name="T31" style:family="text">
      <style:text-properties fo:font-family="'Bitstream Vera Sans'" style:font-family-generic="swiss" style:font-pitch="variable" fo:font-size="27pt"/>
    </style:style>
    <style:style style:name="T32" style:family="text">
      <style:text-properties fo:font-family="arial" style:font-family-generic="swiss" fo:font-size="24pt"/>
    </style:style>
    <style:style style:name="T33" style:family="text">
      <style:text-properties fo:font-size="20pt"/>
    </style:style>
    <text:list-style style:name="L1">
      <text:list-level-style-bullet text:level="1" text:bullet-char="•">
        <style:text-properties fo:font-family="Arial" style:font-family-generic="decorative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StarSymbol" style:font-charset="x-symbol" fo:color="#000000" fo:font-size="45%"/>
      </text:list-level-style-bullet>
      <text:list-level-style-bullet text:level="2" text:bullet-char="•"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StarSymbol" style:font-charset="x-symbol" fo:color="#000000" fo:font-size="45%"/>
      </text:list-level-style-bullet>
      <text:list-level-style-bullet text:level="2" text:bullet-char="•">
        <style:text-properties fo:font-family="StarSymbol" style:font-charset="x-symbol" fo:color="#000000" fo:font-size="45%"/>
      </text:list-level-style-bullet>
      <text:list-level-style-bullet text:level="3" text:bullet-char="•"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•">
        <style:list-level-properties text:min-label-width="0.458cm"/>
        <style:text-properties fo:font-family="Arial" style:font-family-generic="swiss" style:font-pitch="variable" fo:color="#4d4d4d" fo:font-size="100%"/>
      </text:list-level-style-bullet>
      <text:list-level-style-bullet text:level="2" text:bullet-char="•">
        <style:list-level-properties text:space-before="0.776cm" text:min-label-width="0.613cm"/>
        <style:text-properties fo:font-family="'Luxi Sans'" style:font-style-name="Regular" style:font-family-generic="swiss" style:font-pitch="variable" fo:color="#4d4d4d" fo:font-size="100%"/>
      </text:list-level-style-bullet>
      <text:list-level-style-bullet text:level="3" text:bullet-char="–">
        <style:list-level-properties text:space-before="1.755cm" text:min-label-width="0.613cm"/>
        <style:text-properties fo:font-family="Arial" style:font-family-generic="swiss" style:font-pitch="variable" fo:color="#4d4d4d" fo:font-size="100%"/>
      </text:list-level-style-bullet>
      <text:list-level-style-bullet text:level="4" text:bullet-char="–">
        <style:list-level-properties text:space-before="2.685cm" text:min-label-width="0.498cm"/>
        <style:text-properties fo:font-family="Arial" style:font-family-generic="swiss" style:font-pitch="variable" fo:color="#4d4d4d" fo:font-size="100%"/>
      </text:list-level-style-bullet>
      <text:list-level-style-bullet text:level="5" text:bullet-char="–">
        <style:list-level-properties text:space-before="6.35cm" text:min-label-width="0.635cm"/>
        <style:text-properties fo:font-family="Arial" style:font-family-generic="swiss" style:font-pitch="variable" fo:color="#4d4d4d" fo:font-size="100%"/>
      </text:list-level-style-bullet>
      <text:list-level-style-bullet text:level="6" text:bullet-char="–">
        <style:list-level-properties text:space-before="6.35cm" text:min-label-width="0.635cm"/>
        <style:text-properties fo:font-family="Arial" style:font-family-generic="swiss" style:font-pitch="variable" fo:color="#4d4d4d" fo:font-size="100%"/>
      </text:list-level-style-bullet>
      <text:list-level-style-bullet text:level="7" text:bullet-char="–">
        <style:list-level-properties text:space-before="6.35cm" text:min-label-width="0.635cm"/>
        <style:text-properties fo:font-family="Arial" style:font-family-generic="swiss" style:font-pitch="variable" fo:color="#4d4d4d" fo:font-size="100%"/>
      </text:list-level-style-bullet>
      <text:list-level-style-bullet text:level="8" text:bullet-char="–">
        <style:list-level-properties text:space-before="6.35cm" text:min-label-width="0.635cm"/>
        <style:text-properties fo:font-family="Arial" style:font-family-generic="swiss" style:font-pitch="variable" fo:color="#4d4d4d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100%"/>
      </text:list-level-style-bullet>
    </text:list-style>
    <text:list-style style:name="L6">
      <text:list-level-style-bullet text:level="1" text:bullet-char="•">
        <style:list-level-properties text:min-label-width="0.458cm"/>
        <style:text-properties fo:font-family="Arial" style:font-family-generic="swiss" style:font-pitch="variable" fo:color="#4d4d4d" fo:font-size="100%"/>
      </text:list-level-style-bullet>
      <text:list-level-style-bullet text:level="2" text:bullet-char="•">
        <style:list-level-properties text:space-before="0.776cm" text:min-label-width="0.613cm"/>
        <style:text-properties fo:font-family="'Luxi Sans'" style:font-style-name="Regular" style:font-family-generic="swiss" style:font-pitch="variable" fo:color="#4d4d4d" fo:font-size="100%"/>
      </text:list-level-style-bullet>
      <text:list-level-style-bullet text:level="3" text:bullet-char="–">
        <style:list-level-properties text:space-before="1.755cm" text:min-label-width="0.613cm"/>
        <style:text-properties fo:font-family="Arial" style:font-family-generic="swiss" style:font-pitch="variable" fo:color="#4d4d4d" fo:font-size="100%"/>
      </text:list-level-style-bullet>
      <text:list-level-style-bullet text:level="4" text:bullet-char="–">
        <style:list-level-properties text:space-before="2.685cm" text:min-label-width="0.498cm"/>
        <style:text-properties fo:font-family="Arial" style:font-family-generic="swiss" style:font-pitch="variable" fo:color="#4d4d4d" fo:font-size="100%"/>
      </text:list-level-style-bullet>
      <text:list-level-style-bullet text:level="5" text:bullet-char="–">
        <style:list-level-properties text:space-before="6.35cm" text:min-label-width="0.635cm"/>
        <style:text-properties fo:font-family="Arial" style:font-family-generic="swiss" style:font-pitch="variable" fo:color="#4d4d4d" fo:font-size="100%"/>
      </text:list-level-style-bullet>
      <text:list-level-style-bullet text:level="6" text:bullet-char="–">
        <style:list-level-properties text:space-before="6.35cm" text:min-label-width="0.635cm"/>
        <style:text-properties fo:font-family="Arial" style:font-family-generic="swiss" style:font-pitch="variable" fo:color="#4d4d4d" fo:font-size="100%"/>
      </text:list-level-style-bullet>
      <text:list-level-style-bullet text:level="7" text:bullet-char="–">
        <style:list-level-properties text:space-before="6.35cm" text:min-label-width="0.635cm"/>
        <style:text-properties fo:font-family="Arial" style:font-family-generic="swiss" style:font-pitch="variable" fo:color="#4d4d4d" fo:font-size="100%"/>
      </text:list-level-style-bullet>
      <text:list-level-style-bullet text:level="8" text:bullet-char="–">
        <style:list-level-properties text:space-before="6.35cm" text:min-label-width="0.635cm"/>
        <style:text-properties fo:font-family="Arial" style:font-family-generic="swiss" style:font-pitch="variable" fo:color="#4d4d4d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100%"/>
      </text:list-level-style-bullet>
    </text:list-style>
    <text:list-style style:name="L7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12">
      <text:list-level-style-bullet text:level="1" text:bullet-char="•">
        <style:list-level-properties text:min-label-width="0.458cm"/>
        <style:text-properties fo:font-family="Arial" style:font-family-generic="swiss" style:font-pitch="variable" fo:color="#4d4d4d" fo:font-size="100%"/>
      </text:list-level-style-bullet>
      <text:list-level-style-bullet text:level="2" text:bullet-char="•">
        <style:list-level-properties text:space-before="0.776cm" text:min-label-width="0.613cm"/>
        <style:text-properties fo:font-family="'Luxi Sans'" style:font-style-name="Regular" style:font-family-generic="swiss" style:font-pitch="variable" fo:color="#4d4d4d" fo:font-size="100%"/>
      </text:list-level-style-bullet>
      <text:list-level-style-bullet text:level="3" text:bullet-char="–">
        <style:list-level-properties text:space-before="1.755cm" text:min-label-width="0.613cm"/>
        <style:text-properties fo:font-family="Arial" style:font-family-generic="swiss" style:font-pitch="variable" fo:color="#4d4d4d" fo:font-size="100%"/>
      </text:list-level-style-bullet>
      <text:list-level-style-bullet text:level="4" text:bullet-char="–">
        <style:list-level-properties text:space-before="2.685cm" text:min-label-width="0.498cm"/>
        <style:text-properties fo:font-family="Arial" style:font-family-generic="swiss" style:font-pitch="variable" fo:color="#4d4d4d" fo:font-size="100%"/>
      </text:list-level-style-bullet>
      <text:list-level-style-bullet text:level="5" text:bullet-char="–">
        <style:list-level-properties text:space-before="6.35cm" text:min-label-width="0.635cm"/>
        <style:text-properties fo:font-family="Arial" style:font-family-generic="swiss" style:font-pitch="variable" fo:color="#4d4d4d" fo:font-size="100%"/>
      </text:list-level-style-bullet>
      <text:list-level-style-bullet text:level="6" text:bullet-char="–">
        <style:list-level-properties text:space-before="6.35cm" text:min-label-width="0.635cm"/>
        <style:text-properties fo:font-family="Arial" style:font-family-generic="swiss" style:font-pitch="variable" fo:color="#4d4d4d" fo:font-size="100%"/>
      </text:list-level-style-bullet>
      <text:list-level-style-bullet text:level="7" text:bullet-char="–">
        <style:list-level-properties text:space-before="6.35cm" text:min-label-width="0.635cm"/>
        <style:text-properties fo:font-family="Arial" style:font-family-generic="swiss" style:font-pitch="variable" fo:color="#4d4d4d" fo:font-size="100%"/>
      </text:list-level-style-bullet>
      <text:list-level-style-bullet text:level="8" text:bullet-char="–">
        <style:list-level-properties text:space-before="6.35cm" text:min-label-width="0.635cm"/>
        <style:text-properties fo:font-family="Arial" style:font-family-generic="swiss" style:font-pitch="variable" fo:color="#4d4d4d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13">
      <text:list-level-style-bullet text:level="1" text:bullet-char="•">
        <style:list-level-properties text:min-label-width="0.458cm"/>
        <style:text-properties fo:font-family="'Luxi Sans'" style:font-style-name="Regular" style:font-family-generic="swiss" style:font-pitch="variable" fo:color="#4d4d4d" fo:font-size="100%"/>
      </text:list-level-style-bullet>
      <text:list-level-style-bullet text:level="2" text:bullet-char="•">
        <style:list-level-properties text:space-before="0.776cm" text:min-label-width="0.613cm"/>
        <style:text-properties fo:font-family="'Luxi Sans'" style:font-style-name="Regular" style:font-family-generic="swiss" style:font-pitch="variable" fo:color="#4d4d4d" fo:font-size="100%"/>
      </text:list-level-style-bullet>
      <text:list-level-style-bullet text:level="3" text:bullet-char="•">
        <style:list-level-properties text:space-before="1.755cm" text:min-label-width="0.613cm"/>
        <style:text-properties fo:font-family="'Luxi Sans'" style:font-style-name="Regular" style:font-family-generic="swiss" style:font-pitch="variable" fo:color="#4d4d4d" fo:font-size="100%"/>
      </text:list-level-style-bullet>
      <text:list-level-style-bullet text:level="4" text:bullet-char="•">
        <style:list-level-properties text:space-before="2.685cm" text:min-label-width="0.498cm"/>
        <style:text-properties fo:font-family="'Luxi Sans'" style:font-style-name="Regular" style:font-family-generic="swiss" style:font-pitch="variable" fo:color="#4d4d4d" fo:font-size="100%"/>
      </text:list-level-style-bullet>
      <text:list-level-style-bullet text:level="5" text:bullet-char="•">
        <style:list-level-properties text:space-before="6.35cm" text:min-label-width="0.635cm"/>
        <style:text-properties fo:font-family="'Luxi Sans'" style:font-style-name="Regular" style:font-family-generic="swiss" style:font-pitch="variable" fo:color="#4d4d4d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'Luxi Sans'" style:font-style-name="Regular" style:font-family-generic="swiss" style:font-pitch="variable" fo:color="#4d4d4d" fo:font-size="100%"/>
      </text:list-level-style-bullet>
      <text:list-level-style-bullet text:level="7" text:bullet-char="•">
        <style:list-level-properties text:space-before="6.35cm" text:min-label-width="0.635cm"/>
        <style:text-properties fo:font-family="'Luxi Sans'" style:font-style-name="Regular" style:font-family-generic="swiss" style:font-pitch="variable" fo:color="#4d4d4d" fo:font-size="100%"/>
      </text:list-level-style-bullet>
      <text:list-level-style-bullet text:level="8" text:bullet-char="•">
        <style:list-level-properties text:space-before="6.35cm" text:min-label-width="0.635cm"/>
        <style:text-properties fo:font-family="'Luxi Sans'" style:font-style-name="Regular" style:font-family-generic="swiss" style:font-pitch="variable" fo:color="#4d4d4d" fo:font-size="100%"/>
      </text:list-level-style-bullet>
      <text:list-level-style-bullet text:level="9" text:bullet-char="•">
        <style:list-level-properties text:space-before="4.8cm" text:min-label-width="0.6cm"/>
        <style:text-properties fo:font-family="'Luxi Sans'" style:font-style-name="Regular" style:font-family-generic="swiss" style:font-pitch="variable" fo:color="#000000" fo:font-size="45%"/>
      </text:list-level-style-bullet>
    </text:list-style>
    <text:list-style style:name="L1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6cm" text:min-label-width="0.8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•">
        <style:list-level-properties text:space-before="1.8cm" text:min-label-width="0.6cm"/>
        <style:text-properties fo:font-family="'Luxi Sans'" style:font-style-name="Regular" style:font-family-generic="swiss" style:font-pitch="variable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•"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18">
      <text:list-level-style-bullet text:level="1" text:bullet-char="•">
        <style:list-level-properties text:min-label-width="0.458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19">
      <text:list-level-style-bullet text:level="1" text:bullet-char="•">
        <style:list-level-properties text:min-label-width="0.952cm"/>
        <style:text-properties fo:font-family="Arial" style:font-family-generic="swiss" style:font-pitch="variable" fo:color="#cc0000" fo:font-size="100%"/>
      </text:list-level-style-bullet>
      <text:list-level-style-bullet text:level="2" text:bullet-char="●"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min-label-width="0.952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NEXT GENERATION LICENSING" draw:style-name="dp1" draw:master-page-name="fpl_5f_presentation_5f_template" presentation:presentation-page-layout-name="AL1T0">
        <office:forms form:automatic-focus="false" form:apply-design-mode="false"/>
        <draw:frame presentation:style-name="pr1" draw:text-style-name="P2" draw:layer="layout" svg:width="18.666cm" svg:height="5.908cm" svg:x="4.675cm" svg:y="4.311cm" presentation:class="title" presentation:user-transformed="true">
          <draw:text-box>
            <text:p text:style-name="P1"><text:span text:style-name="T1">CHIP </text:span><text:span text:style-name="T1"><text:line-break/></text:span><text:span text:style-name="T1">SPECIFICATION LANGUAGE-CSL</text:span></text:p>
          </draw:text-box>
        </draw:frame>
        <presentation:notes draw:style-name="dp2">
          <draw:page-thumbnail draw:style-name="gr1" draw:layer="layout" svg:width="12.588cm" svg:height="9.487cm" svg:x="3.244cm" svg:y="1.921cm" draw:page-number="1" presentation:class="page"/>
          <draw:frame presentation:style-name="pr2" draw:text-style-name="P3" draw:layer="layout" svg:width="13.969cm" svg:height="11.428cm" svg:x="2.538cm" svg:y="12.06cm" presentation:class="notes" presentation:placeholder="true">
            <draw:text-box/>
          </draw:frame>
        </presentation:notes>
      </draw:page>
      <draw:page draw:name="Next Generation Licensing Key Points" draw:style-name="dp1" draw:master-page-name="fpl_5f_presentation_5f_template" presentation:presentation-page-layout-name="AL1T0">
        <office:forms form:automatic-focus="false" form:apply-design-mode="false"/>
        <draw:frame presentation:style-name="pr3" draw:text-style-name="P4" draw:layer="layout" svg:width="16.933cm" svg:height="3.31cm" svg:x="6.559cm" svg:y="0.884cm" presentation:class="title">
          <draw:text-box>
            <text:p text:style-name="P3"><text:span text:style-name="T2">Software status</text:span></text:p>
          </draw:text-box>
        </draw:frame>
        <draw:frame presentation:style-name="pr4" draw:text-style-name="P5" draw:layer="layout" svg:width="20.153cm" svg:height="13.913cm" svg:x="4.949cm" svg:y="4.189cm" presentation:class="subtitle">
          <draw:text-box>
            <text:list text:style-name="L2">
              <text:list-item>
                <text:list>
                  <text:list-item>
                    <text:p text:style-name="P5"><text:span text:style-name="T3">CSL compiler has 140 k lines of C++ cod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4">Written in C++ and antlr (Lexer/Parser/Tree Walker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4">C++ reference counters use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4">Built in C++ (Under construction), SystemC (Under construction), and Verilog code generator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4">2 ANTLR Lexer/Parser/Tree Walkers (CSL and Verilog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4">3,000 warning/error strings and documentation generated from XM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4">Warning/error checks are being built into the compiler (Under construction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4">The compiler is written in C++ and uses reference counters to avoid memory leaks.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4">The parsers are written in antlr. There are multiple object models, visitors, and adapters</text:span><text:span text:style-name="T5"> </text:span><text:span text:style-name="T5"><text:line-break/></text:span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88cm" svg:height="9.487cm" svg:x="3.244cm" svg:y="1.921cm" draw:page-number="2" presentation:class="page"/>
          <draw:frame presentation:style-name="pr2" draw:text-style-name="P3" draw:layer="layout" svg:width="13.969cm" svg:height="11.428cm" svg:x="2.538cm" svg:y="12.06cm" presentation:class="notes" presentation:placeholder="true">
            <draw:text-box/>
          </draw:frame>
        </presentation:notes>
      </draw:page>
      <draw:page draw:name="page3" draw:style-name="dp3" draw:master-page-name="fpl_5f_presentation_5f_template" presentation:presentation-page-layout-name="AL2T1">
        <office:forms form:automatic-focus="false" form:apply-design-mode="false"/>
        <draw:frame presentation:style-name="pr5" draw:text-style-name="P3" draw:layer="layout" svg:width="16.933cm" svg:height="3.31cm" svg:x="6.559cm" svg:y="0.884cm" presentation:class="title">
          <draw:text-box>
            <text:p text:style-name="P3"><text:span text:style-name="T2">Software testing status</text:span></text:p>
          </draw:text-box>
        </draw:frame>
        <draw:frame presentation:style-name="pr6" draw:text-style-name="P6" draw:layer="layout" svg:width="20.153cm" svg:height="13.913cm" svg:x="4.949cm" svg:y="4.189cm" presentation:class="outline">
          <draw:text-box>
            <text:list text:style-name="L3">
              <text:list-item>
                <text:p text:style-name="P6"><text:span text:style-name="T5">Nightly Regressions run and HTML regression report are generated</text:span></text:p>
              </text:list-item>
            </text:list>
            <text:list text:style-name="L3">
              <text:list-item>
                <text:p text:style-name="P6"><text:span text:style-name="T5">C++ driver code written to test classes</text:span></text:p>
              </text:list-item>
            </text:list>
            <text:list text:style-name="L3">
              <text:list-item>
                <text:p text:style-name="P6"><text:span text:style-name="T5">Langen - grammar file code generator used to randomly test the parsers</text:span></text:p>
              </text:list-item>
            </text:list>
            <text:list text:style-name="L3">
              <text:list-item>
                <text:p text:style-name="P6"><text:span text:style-name="T5">Large test suite of hand written Verilog and CSL source</text:span></text:p>
              </text:list-item>
            </text:list>
            <text:list text:style-name="L3">
              <text:list-item>
                <text:p text:style-name="P6"><text:span text:style-name="T5">Also downloaded Verilog tests are run each night</text:span></text:p>
              </text:list-item>
            </text:list>
            <text:list text:style-name="L3">
              <text:list-item>
                <text:p text:style-name="P6"><text:span text:style-name="T5">Hand written C++, Verilog and CSL code generators generate legal and illegal tests</text:span></text:p>
              </text:list-item>
            </text:list>
            <text:list text:style-name="L3">
              <text:list-item>
                <text:p text:style-name="P6"><text:span text:style-name="T5">HTML regression reports are automatically generated</text:span><text:span text:style-name="T6"><text:line-break/></text:span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2.588cm" svg:height="9.487cm" svg:x="3.244cm" svg:y="1.921cm" draw:page-number="3" presentation:class="page"/>
          <draw:frame presentation:style-name="pr2" draw:text-style-name="P3" draw:layer="layout" svg:width="13.969cm" svg:height="11.428cm" svg:x="2.538cm" svg:y="12.06cm" presentation:class="notes" presentation:placeholder="true">
            <draw:text-box/>
          </draw:frame>
        </presentation:notes>
      </draw:page>
      <draw:page draw:name="page4" draw:style-name="dp3" draw:master-page-name="fpl_5f_presentation_5f_template" presentation:presentation-page-layout-name="AL1T0">
        <office:forms form:automatic-focus="false" form:apply-design-mode="false"/>
        <draw:frame presentation:style-name="pr5" draw:text-style-name="P3" draw:layer="layout" svg:width="16.933cm" svg:height="3.31cm" svg:x="6.559cm" svg:y="0.884cm" presentation:class="title">
          <draw:text-box>
            <text:p text:style-name="P3"><text:span text:style-name="T2">CSL Syntax Status</text:span></text:p>
          </draw:text-box>
        </draw:frame>
        <draw:frame presentation:style-name="pr7" draw:text-style-name="P5" draw:layer="layout" svg:width="20.153cm" svg:height="13.913cm" svg:x="4.949cm" svg:y="4.25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7"><text:span text:style-name="T5">CSL syntax 90% completed in the following areas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5"><text:span text:style-name="T5">interconnect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5"><text:span text:style-name="T5">C++ simulator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5"><text:span text:style-name="T5">RTL testbench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5"><text:span text:style-name="T5">memory map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5"><text:span text:style-name="T5">instruction set architecture (ISA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5"><text:span text:style-name="T5">register fil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5"><text:span text:style-name="T5">FIFO (40%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5">Additional tools are under development</text:span><text:span text:style-name="T5"><text:line-break/></text:span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88cm" svg:height="9.487cm" svg:x="3.244cm" svg:y="1.921cm" draw:page-number="4" presentation:class="page"/>
          <draw:frame presentation:style-name="pr2" draw:text-style-name="P3" draw:layer="layout" svg:width="13.969cm" svg:height="11.428cm" svg:x="2.538cm" svg:y="12.06cm" presentation:class="notes" presentation:placeholder="true">
            <draw:text-box/>
          </draw:frame>
        </presentation:notes>
      </draw:page>
      <draw:page draw:name="page5" draw:style-name="dp3" draw:master-page-name="fpl_5f_presentation_5f_template" presentation:presentation-page-layout-name="AL2T1">
        <office:forms form:automatic-focus="false" form:apply-design-mode="false"/>
        <draw:frame presentation:style-name="pr5" draw:text-style-name="P3" draw:layer="layout" svg:width="16.933cm" svg:height="3.31cm" svg:x="6.559cm" svg:y="0.884cm" presentation:class="title">
          <draw:text-box>
            <text:p text:style-name="P3"><text:span text:style-name="T2">CSL Documentation Status</text:span></text:p>
          </draw:text-box>
        </draw:frame>
        <draw:frame presentation:style-name="pr6" draw:text-style-name="P6" draw:layer="layout" svg:width="20.153cm" svg:height="13.913cm" svg:x="4.949cm" svg:y="4.189cm" presentation:class="outline">
          <draw:text-box>
            <text:list text:style-name="L3">
              <text:list-item>
                <text:p text:style-name="P6"><text:span text:style-name="T5">Manuals for each tool are written in Framemaker</text:span></text:p>
              </text:list-item>
            </text:list>
            <text:list text:style-name="L3">
              <text:list-item>
                <text:p text:style-name="P6"><text:span text:style-name="T5">PDF versions of the manuals are generated at update time</text:span></text:p>
              </text:list-item>
            </text:list>
            <text:list text:style-name="L3">
              <text:list-item>
                <text:p text:style-name="P6"><text:span text:style-name="T5">Each tool chapter has the following format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7">outlin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7">overview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7">concept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7">command summary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7">command descriptions 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2.588cm" svg:height="9.487cm" svg:x="3.244cm" svg:y="1.921cm" draw:page-number="5" presentation:class="page"/>
          <draw:frame presentation:style-name="pr2" draw:text-style-name="P3" draw:layer="layout" svg:width="13.969cm" svg:height="11.428cm" svg:x="2.538cm" svg:y="12.06cm" presentation:class="notes" presentation:placeholder="true">
            <draw:text-box/>
          </draw:frame>
        </presentation:notes>
      </draw:page>
      <draw:page draw:name="page6" draw:style-name="dp3" draw:master-page-name="fpl_5f_presentation_5f_template" presentation:presentation-page-layout-name="AL2T1">
        <office:forms form:automatic-focus="false" form:apply-design-mode="false"/>
        <draw:frame presentation:style-name="pr5" draw:text-style-name="P3" draw:layer="layout" svg:width="16.933cm" svg:height="3.31cm" svg:x="6.559cm" svg:y="0.884cm" presentation:class="title">
          <draw:text-box>
            <text:p text:style-name="P3"><text:span text:style-name="T2">CSL Documentation Status (2)</text:span></text:p>
          </draw:text-box>
        </draw:frame>
        <draw:frame presentation:style-name="pr6" draw:text-style-name="P6" draw:layer="layout" svg:width="20.153cm" svg:height="13.913cm" svg:x="4.949cm" svg:y="4.189cm" presentation:class="outline">
          <draw:text-box>
            <text:list text:style-name="L3">
              <text:list-item>
                <text:p text:style-name="P6"><text:span text:style-name="T5">Table of contents, list of figures, and list of tables automatically updated inside of Framemaker</text:span></text:p>
              </text:list-item>
            </text:list>
            <text:list text:style-name="L3">
              <text:list-item>
                <text:p text:style-name="P6"><text:span text:style-name="T5">Manuals for each tool are written</text:span></text:p>
              </text:list-item>
            </text:list>
            <text:list text:style-name="L3">
              <text:list-item>
                <text:p text:style-name="P6"><text:span text:style-name="T5">Command descriptions include: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7">syntax, 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7">description, 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7">CSL examples,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7">generated code</text:span><text:span text:style-name="T5"> 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7">figures and tables (if necessary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88cm" svg:height="9.487cm" svg:x="3.244cm" svg:y="1.921cm" draw:page-number="6" presentation:class="page"/>
          <draw:frame presentation:style-name="pr2" draw:text-style-name="P10" draw:layer="layout" svg:width="13.969cm" svg:height="11.428cm" svg:x="2.538cm" svg:y="12.06cm" presentation:class="notes" presentation:placeholder="true">
            <draw:text-box/>
          </draw:frame>
        </presentation:notes>
      </draw:page>
      <draw:page draw:name="page7" draw:style-name="dp4" draw:master-page-name="fpl_5f_presentation_5f_template" presentation:presentation-page-layout-name="AL1T0">
        <office:forms form:automatic-focus="false" form:apply-design-mode="false"/>
        <draw:frame presentation:style-name="pr5" draw:text-style-name="P3" draw:layer="layout" svg:width="16.933cm" svg:height="3.31cm" svg:x="6.559cm" svg:y="0.884cm" presentation:class="title">
          <draw:text-box>
            <text:p text:style-name="P3"><text:span text:style-name="T2">CSL Examples</text:span></text:p>
          </draw:text-box>
        </draw:frame>
        <draw:frame presentation:style-name="pr8" draw:text-style-name="P7" draw:layer="layout" svg:width="20.153cm" svg:height="13.913cm" svg:x="4.949cm" svg:y="4.189cm" presentation:class="subtitle">
          <draw:text-box>
            <text:list text:style-name="L2">
              <text:list-item>
                <text:list>
                  <text:list-item>
                    <text:p text:style-name="P7"><text:span text:style-name="T5">CSL interconnect/ISA is tested against several exampl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5"><text:span text:style-name="T5">Micro engin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5"><text:span text:style-name="T5">Processor Ring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5"><text:span text:style-name="T5">MBIST (Memory built-in self test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5"><text:span text:style-name="T5">CISC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5"><text:span text:style-name="T5">Intel IPX network processor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5"><text:span text:style-name="T5">SPARC v.9 ISA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88cm" svg:height="9.487cm" svg:x="3.244cm" svg:y="1.921cm" draw:page-number="7" presentation:class="page"/>
          <draw:frame presentation:style-name="pr2" draw:text-style-name="P3" draw:layer="layout" svg:width="13.969cm" svg:height="11.428cm" svg:x="2.538cm" svg:y="12.06cm" presentation:class="notes" presentation:placeholder="true">
            <draw:text-box/>
          </draw:frame>
        </presentation:notes>
      </draw:page>
      <draw:page draw:name="page8" draw:style-name="dp4" draw:master-page-name="fpl_5f_presentation_5f_template" presentation:presentation-page-layout-name="AL2T1">
        <office:forms form:automatic-focus="false" form:apply-design-mode="false"/>
        <draw:frame presentation:style-name="pr5" draw:text-style-name="P7" draw:layer="layout" svg:width="16.933cm" svg:height="3.31cm" svg:x="6.559cm" svg:y="0.884cm" presentation:class="title">
          <draw:text-box>
            <text:p text:style-name="P7"><text:span text:style-name="T8">Development team</text:span></text:p>
          </draw:text-box>
        </draw:frame>
        <draw:frame presentation:style-name="pr6" draw:text-style-name="P6" draw:layer="layout" svg:width="20.153cm" svg:height="13.913cm" svg:x="4.949cm" svg:y="4.189cm" presentation:class="outline">
          <draw:text-box>
            <text:list text:style-name="L3">
              <text:list-item>
                <text:p text:style-name="P6"><text:span text:style-name="T5">At the heart of the Fastpath Logic story is a mixed software and <text:s/>hardware development team, based at company location. </text:span></text:p>
              </text:list-item>
            </text:list>
            <text:list text:style-name="L3">
              <text:list-item>
                <text:p text:style-name="P6"><text:span text:style-name="T5">The team gained experience in developing complex designs <text:s/>that lead to the creation of Chip Specification Language Compiler (CSLC).</text:span></text:p>
              </text:list-item>
            </text:list>
            <text:list text:style-name="L3">
              <text:list-item>
                <text:p text:style-name="P6"><text:span text:style-name="T5">Development team consists of: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5">9 developer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5">6 tester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5">1 university profess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88cm" svg:height="9.487cm" svg:x="3.244cm" svg:y="1.921cm" draw:page-number="8" presentation:class="page"/>
          <draw:frame presentation:style-name="pr2" draw:text-style-name="P3" draw:layer="layout" svg:width="13.969cm" svg:height="11.428cm" svg:x="2.538cm" svg:y="12.06cm" presentation:class="notes" presentation:placeholder="true">
            <draw:text-box/>
          </draw:frame>
        </presentation:notes>
      </draw:page>
      <draw:page draw:name="page9" draw:style-name="dp4" draw:master-page-name="fpl_5f_presentation_5f_template" presentation:presentation-page-layout-name="AL1T0">
        <office:forms form:automatic-focus="false" form:apply-design-mode="false"/>
        <draw:frame presentation:style-name="pr5" draw:text-style-name="P3" draw:layer="layout" svg:width="16.933cm" svg:height="3.31cm" svg:x="6.559cm" svg:y="0.884cm" presentation:class="title">
          <draw:text-box>
            <text:p text:style-name="P3"><text:span text:style-name="T8">Company Location</text:span></text:p>
          </draw:text-box>
        </draw:frame>
        <draw:frame presentation:style-name="pr9" draw:text-style-name="P5" draw:layer="layout" svg:width="20.153cm" svg:height="14.633cm" svg:x="4.949cm" svg:y="3.829cm" presentation:class="subtitle">
          <draw:text-box>
            <text:list text:style-name="L2">
              <text:list-item>
                <text:list>
                  <text:list-item>
                    <text:p text:style-name="P5"><text:span text:style-name="T5">Fastpath Logic Inc. is located in Iasi, Romani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5">The town of Iasi has 5 large universities of which two are technical oriente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5">Many large international companies have divisions or are recruiting in Iasi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2"><text:span text:style-name="T5">eASIC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2"><text:span text:style-name="T5">Siemens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2"><text:span text:style-name="T5">Microsoft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2"><text:span text:style-name="T5">Ericsson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2"><text:span text:style-name="T5">Alcatel-Lucent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2"><text:span text:style-name="T5">Infineon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2"><text:span text:style-name="T5">Amazon.com</text:span><text:span text:style-name="T5"><text:line-break/></text:span><text:span text:style-name="T5"><text:line-break/></text:span><text:span text:style-name="T5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88cm" svg:height="9.487cm" svg:x="3.244cm" svg:y="1.921cm" draw:page-number="9" presentation:class="page"/>
          <draw:frame presentation:style-name="pr2" draw:text-style-name="P3" draw:layer="layout" svg:width="13.969cm" svg:height="11.428cm" svg:x="2.538cm" svg:y="12.06cm" presentation:class="notes" presentation:placeholder="true">
            <draw:text-box/>
          </draw:frame>
        </presentation:notes>
      </draw:page>
      <draw:page draw:name="page10" draw:style-name="dp4" draw:master-page-name="fpl_5f_presentation_5f_template" presentation:presentation-page-layout-name="AL1T0">
        <office:forms form:automatic-focus="false" form:apply-design-mode="false"/>
        <draw:frame presentation:style-name="pr5" draw:text-style-name="P3" draw:layer="layout" svg:width="16.933cm" svg:height="3.31cm" svg:x="6.559cm" svg:y="0.884cm" presentation:class="title">
          <draw:text-box>
            <text:p text:style-name="P3"><text:span text:style-name="T2">What is FPL all about?</text:span></text:p>
          </draw:text-box>
        </draw:frame>
        <draw:frame presentation:style-name="pr10" draw:text-style-name="P5" draw:layer="layout" svg:width="20.153cm" svg:height="13.913cm" svg:x="4.949cm" svg:y="4.189cm" presentation:class="subtitle">
          <draw:text-box>
            <text:list text:style-name="L2">
              <text:list-item>
                <text:list>
                  <text:list-item>
                    <text:p text:style-name="P5"><text:span text:style-name="T5">FPL is a new software company that is developing a new EDA tool for defining chip specifications, verification components, and chip design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5">The new EDA tool is based on extended C++. CSL (Chip Specification Language) and the associated compiler (CSLC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88cm" svg:height="9.487cm" svg:x="3.244cm" svg:y="1.921cm" draw:page-number="10" presentation:class="page"/>
          <draw:frame presentation:style-name="pr2" draw:text-style-name="P3" draw:layer="layout" svg:width="13.969cm" svg:height="11.428cm" svg:x="2.538cm" svg:y="12.06cm" presentation:class="notes" presentation:placeholder="true">
            <draw:text-box/>
          </draw:frame>
        </presentation:notes>
      </draw:page>
      <draw:page draw:name="page11" draw:style-name="dp4" draw:master-page-name="fpl_5f_presentation_5f_template" presentation:presentation-page-layout-name="AL1T0">
        <office:forms form:automatic-focus="false" form:apply-design-mode="false"/>
        <draw:frame presentation:style-name="pr5" draw:text-style-name="P3" draw:layer="layout" svg:width="16.933cm" svg:height="3.31cm" svg:x="6.559cm" svg:y="0.884cm" presentation:class="title">
          <draw:text-box>
            <text:p text:style-name="P3"><text:span text:style-name="T2">CSL language introduction</text:span></text:p>
          </draw:text-box>
        </draw:frame>
        <draw:frame presentation:style-name="pr11" draw:text-style-name="P5" draw:layer="layout" svg:width="20.153cm" svg:height="13.913cm" svg:x="4.949cm" svg:y="4.189cm" presentation:class="subtitle">
          <draw:text-box>
            <text:list text:style-name="L2">
              <text:list-item>
                <text:list>
                  <text:list-item>
                    <text:p text:style-name="P5"><text:span text:style-name="T5">The new language is called Chip Specification Language (CSL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5">It is used to specify some of the architectural, implementation, simulation (C++), and verification components that are used or created by the architecture, design, simulation, and verification teams during the life of a projec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88cm" svg:height="9.487cm" svg:x="3.244cm" svg:y="1.921cm" draw:page-number="11" presentation:class="page"/>
          <draw:frame presentation:style-name="pr2" draw:text-style-name="P3" draw:layer="layout" svg:width="13.969cm" svg:height="11.428cm" svg:x="2.538cm" svg:y="12.06cm" presentation:class="notes" presentation:placeholder="true">
            <draw:text-box/>
          </draw:frame>
        </presentation:notes>
      </draw:page>
      <draw:page draw:name="page12" draw:style-name="dp4" draw:master-page-name="fpl_5f_presentation_5f_template" presentation:presentation-page-layout-name="AL1T0">
        <office:forms form:automatic-focus="false" form:apply-design-mode="false"/>
        <draw:frame presentation:style-name="pr5" draw:text-style-name="P3" draw:layer="layout" svg:width="16.933cm" svg:height="3.31cm" svg:x="6.559cm" svg:y="0.884cm" presentation:class="title">
          <draw:text-box>
            <text:p text:style-name="P3"><text:span text:style-name="T2">CSL language introduction</text:span></text:p>
          </draw:text-box>
        </draw:frame>
        <draw:frame presentation:style-name="pr12" draw:text-style-name="P3" draw:layer="layout" svg:width="20.153cm" svg:height="13.913cm" svg:x="4.949cm" svg:y="4.189cm" presentation:class="subtitle">
          <draw:text-box>
            <text:list text:style-name="L2">
              <text:list-item>
                <text:list>
                  <text:list-item>
                    <text:p text:style-name="P5"><text:span text:style-name="T9">With CSL users can define appropriate unit types and instances. For example to model a micro engine a user may specify a unit of type micro <text:s/>engine and then define six instances of that type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9">Initially, in conjunction with architectural level analysis a user might just specify units and their dependencies (interconnects, memory maps)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9">For example, the memory map of the system depends on the memory map of the micro engine which is itself a subsystem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88cm" svg:height="9.487cm" svg:x="3.244cm" svg:y="1.921cm" draw:page-number="12" presentation:class="page"/>
          <draw:frame presentation:style-name="pr2" draw:text-style-name="P3" draw:layer="layout" svg:width="13.969cm" svg:height="11.428cm" svg:x="2.538cm" svg:y="12.06cm" presentation:class="notes" presentation:placeholder="true">
            <draw:text-box/>
          </draw:frame>
        </presentation:notes>
      </draw:page>
      <draw:page draw:name="page13" draw:style-name="dp4" draw:master-page-name="fpl_5f_presentation_5f_template" presentation:presentation-page-layout-name="AL1T0">
        <office:forms form:automatic-focus="false" form:apply-design-mode="false"/>
        <draw:frame presentation:style-name="pr5" draw:text-style-name="P3" draw:layer="layout" svg:width="16.933cm" svg:height="3.31cm" svg:x="6.559cm" svg:y="0.884cm" presentation:class="title">
          <draw:text-box>
            <text:p text:style-name="P3"><text:span text:style-name="T2">CSL language introduction</text:span></text:p>
          </draw:text-box>
        </draw:frame>
        <draw:frame presentation:style-name="pr13" draw:text-style-name="P3" draw:layer="layout" svg:width="20.153cm" svg:height="13.913cm" svg:x="4.949cm" svg:y="4.189cm" presentation:class="subtitle">
          <draw:text-box>
            <text:list text:style-name="L7">
              <text:list-item>
                <text:list>
                  <text:list-item>
                    <text:p text:style-name="P5"><text:span text:style-name="T9">Users can specify such dependencies and interconnections without specifying the precise structure of the units involved. This approach can be used to rapid prototyping of new architectures and exploring a greater part of the solution space.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5"><text:span text:style-name="T9">The code generated the contains stubs that can be filled in a latter stage of the design process.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5"><text:span text:style-name="T10">CSL is compiled using the Fastpath Logic cslc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5"><text:span text:style-name="T10">Cslc generates Verilog and C++ code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5"><text:span text:style-name="T10">Future code generators will be built to generate VHDL and SystemC code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88cm" svg:height="9.487cm" svg:x="3.244cm" svg:y="1.921cm" draw:page-number="13" presentation:class="page"/>
          <draw:frame presentation:style-name="pr2" draw:text-style-name="P3" draw:layer="layout" svg:width="13.969cm" svg:height="11.428cm" svg:x="2.538cm" svg:y="12.06cm" presentation:class="notes" presentation:placeholder="true">
            <draw:text-box/>
          </draw:frame>
        </presentation:notes>
      </draw:page>
      <draw:page draw:name="page14" draw:style-name="dp4" draw:master-page-name="fpl_5f_presentation_5f_template" presentation:presentation-page-layout-name="AL1T0">
        <office:forms form:automatic-focus="false" form:apply-design-mode="false"/>
        <draw:frame presentation:style-name="pr5" draw:text-style-name="P3" draw:layer="layout" svg:width="20.52cm" svg:height="4.435cm" svg:x="3.996cm" svg:y="0.321cm" presentation:class="title" presentation:user-transformed="true">
          <draw:text-box>
            <text:p text:style-name="P3"><text:span text:style-name="T2">What can FPL and CSLC do for your design, simulation and verification teams</text:span></text:p>
          </draw:text-box>
        </draw:frame>
        <draw:frame presentation:style-name="pr14" draw:text-style-name="P7" draw:layer="layout" svg:width="20.153cm" svg:height="14.197cm" svg:x="4.949cm" svg:y="4.047cm" presentation:class="subtitle">
          <draw:text-box>
            <text:list text:style-name="L2">
              <text:list-item>
                <text:list>
                  <text:list-item>
                    <text:p text:style-name="P7"><text:span text:style-name="T5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5">Many of the activities that are built using point tools and manual labor are automated by the new tool and language that we are developing.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5">Here are a few activities that our new tool automates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5"><text:span text:style-name="T5">Definition of top-level interface between subsystems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5"><text:span text:style-name="T5">Definition of instruction sets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5"><text:span text:style-name="T5">Definition of microcode formats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5"><text:span text:style-name="T5">Definition of testbenches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5"><text:span text:style-name="T5">Definition of C++ simulator design hierarchy and vector generators</text:span><text:span text:style-name="T6"><text:line-break/></text:span><text:span text:style-name="T6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88cm" svg:height="9.487cm" svg:x="3.244cm" svg:y="1.921cm" draw:page-number="14" presentation:class="page"/>
          <draw:frame presentation:style-name="pr2" draw:text-style-name="P3" draw:layer="layout" svg:width="13.969cm" svg:height="11.428cm" svg:x="2.538cm" svg:y="12.06cm" presentation:class="notes" presentation:placeholder="true">
            <draw:text-box/>
          </draw:frame>
        </presentation:notes>
      </draw:page>
      <draw:page draw:name="page15" draw:style-name="dp4" draw:master-page-name="fpl_5f_presentation_5f_template" presentation:presentation-page-layout-name="AL1T0">
        <office:forms form:automatic-focus="false" form:apply-design-mode="false"/>
        <draw:frame presentation:style-name="pr5" draw:text-style-name="P3" draw:layer="layout" svg:width="16.933cm" svg:height="3.31cm" svg:x="6.559cm" svg:y="0.884cm" presentation:class="title">
          <draw:text-box>
            <text:p text:style-name="P3"><text:span text:style-name="T2">CSL language description</text:span></text:p>
          </draw:text-box>
        </draw:frame>
        <draw:frame presentation:style-name="pr15" draw:text-style-name="P7" draw:layer="layout" svg:width="20.153cm" svg:height="13.913cm" svg:x="4.949cm" svg:y="4.189cm" presentation:class="subtitle">
          <draw:text-box>
            <text:list text:style-name="L2">
              <text:list-item>
                <text:list>
                  <text:list-item>
                    <text:p text:style-name="P7"><text:span text:style-name="T5">CSL is effectively C++ simple OOP plus extensions to support RTL constructs such as bit ranges and part selec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5">The CSL compiler (cslc) compiles the CSL files, checks them for correctness, and then generates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5"><text:span text:style-name="T5">Verilog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5"><text:span text:style-name="T5">C++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5"><text:span text:style-name="T5">SystemC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5"><text:span text:style-name="T5">documentation (pdf, html) </text:span><text:span text:style-name="T6"><text:line-break/></text:span><text:span text:style-name="T6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88cm" svg:height="9.487cm" svg:x="3.244cm" svg:y="1.921cm" draw:page-number="15" presentation:class="page"/>
          <draw:frame presentation:style-name="pr2" draw:text-style-name="P3" draw:layer="layout" svg:width="13.969cm" svg:height="11.428cm" svg:x="2.538cm" svg:y="12.06cm" presentation:class="notes" presentation:placeholder="true">
            <draw:text-box/>
          </draw:frame>
        </presentation:notes>
      </draw:page>
      <draw:page draw:name="page16" draw:style-name="dp4" draw:master-page-name="fpl_5f_presentation_5f_template" presentation:presentation-page-layout-name="AL1T0">
        <office:forms form:automatic-focus="false" form:apply-design-mode="false"/>
        <draw:frame presentation:style-name="pr5" draw:text-style-name="P3" draw:layer="layout" svg:width="16.933cm" svg:height="3.31cm" svg:x="6.559cm" svg:y="0.884cm" presentation:class="title">
          <draw:text-box>
            <text:p text:style-name="P3"><text:span text:style-name="T2">CSL Software Description</text:span></text:p>
          </draw:text-box>
        </draw:frame>
        <draw:frame presentation:style-name="pr16" draw:text-style-name="P7" draw:layer="layout" svg:width="20.153cm" svg:height="13.913cm" svg:x="4.949cm" svg:y="4.189cm" presentation:class="subtitle">
          <draw:text-box>
            <text:list text:style-name="L2">
              <text:list-item>
                <text:list>
                  <text:list-item>
                    <text:p text:style-name="P7"><text:span text:style-name="T5">CSL is used to specify the design hierarchy, interconnect, memory map, instruction set architecture, register files, vectors, state data, test benches, and in the future other areas.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5">These different components have relationships to each </text:span><text:span text:style-name="T5"><text:line-break/></text:span><text:span text:style-name="T5">other which are lost when individual point tools are used to generate the different component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7"><text:span text:style-name="T5">Rapidly and dependably modifying design capabilities for future applications requires a fully developed specification language and associated tools for compilation, proof of correctness, human understandable views of design and documenta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88cm" svg:height="9.487cm" svg:x="3.244cm" svg:y="1.921cm" draw:page-number="16" presentation:class="page"/>
          <draw:frame presentation:style-name="pr2" draw:text-style-name="P3" draw:layer="layout" svg:width="13.969cm" svg:height="11.428cm" svg:x="2.538cm" svg:y="12.06cm" presentation:class="notes" presentation:placeholder="true">
            <draw:text-box/>
          </draw:frame>
        </presentation:notes>
      </draw:page>
      <draw:page draw:name="page17" draw:style-name="dp4" draw:master-page-name="fpl_5f_presentation_5f_template" presentation:presentation-page-layout-name="AL1T0">
        <office:forms form:automatic-focus="false" form:apply-design-mode="false"/>
        <draw:frame presentation:style-name="pr5" draw:text-style-name="P3" draw:layer="layout" svg:width="16.933cm" svg:height="3.31cm" svg:x="6.559cm" svg:y="0.884cm" presentation:class="title">
          <draw:text-box>
            <text:p text:style-name="P3">CSLC description</text:p>
          </draw:text-box>
        </draw:frame>
        <draw:frame presentation:style-name="pr17" draw:text-style-name="P3" draw:layer="layout" svg:width="20.153cm" svg:height="13.913cm" svg:x="4.949cm" svg:y="4.189cm" presentation:class="subtitle">
          <draw:text-box>
            <text:list text:style-name="L7">
              <text:list-item>
                <text:list>
                  <text:list-item>
                    <text:p text:style-name="P5"><text:span text:style-name="T9">The code that CSLC generates is carefully engineered to produce optimized code , close to what a human developer would write. This is possible because of CSLC domain specificity. CSL captures complex digital designs (e.g. SoC) that the CSLC compiler <text:s/>translates to output RTL idioms typically used in handwritten code.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5"><text:span text:style-name="T9">The result is a 10 to 50-times expansion of code size from CSL to other RTL languages.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5"><text:span text:style-name="T9">For each transformation refinement that CSLC carries out the generated code is guarenteed to be correc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88cm" svg:height="9.487cm" svg:x="3.244cm" svg:y="1.921cm" draw:page-number="17" presentation:class="page"/>
          <draw:frame presentation:style-name="pr2" draw:text-style-name="P3" draw:layer="layout" svg:width="13.969cm" svg:height="11.428cm" svg:x="2.538cm" svg:y="12.06cm" presentation:class="notes" presentation:placeholder="true">
            <draw:text-box/>
          </draw:frame>
        </presentation:notes>
      </draw:page>
      <draw:page draw:name="page18" draw:style-name="dp4" draw:master-page-name="fpl_5f_presentation_5f_template" presentation:presentation-page-layout-name="AL1T0">
        <office:forms form:automatic-focus="false" form:apply-design-mode="false"/>
        <draw:frame presentation:style-name="pr5" draw:text-style-name="P3" draw:layer="layout" svg:width="16.933cm" svg:height="3.31cm" svg:x="6.559cm" svg:y="0.884cm" presentation:class="title">
          <draw:text-box>
            <text:p text:style-name="P3"><text:span text:style-name="T8">Current Design Process Problem</text:span></text:p>
          </draw:text-box>
        </draw:frame>
        <draw:frame presentation:style-name="pr18" draw:text-style-name="P7" draw:layer="layout" svg:width="20.153cm" svg:height="14.659cm" svg:x="4.949cm" svg:y="3.816cm" presentation:class="subtitle">
          <draw:text-box>
            <text:list text:style-name="L2">
              <text:list-item>
                <text:list>
                  <text:list-item>
                    <text:p text:style-name="P7"><text:span text:style-name="T5">Currently the chip design process is too complex.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5">Many bugs are introduced into the design and verification flows simply because information is replicated across different files instead of using single source specification file(s).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5">Hierarchical relationships between objects such as instruction formats, instructions and fields are also lost.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5">The relationship between simulation objects, design components and verification components is also lost.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5">CSL is used to unify the specification of these different components and the cslc checks the relationships between these components.</text:span><text:span text:style-name="T5"><text:line-break/></text:span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88cm" svg:height="9.487cm" svg:x="3.244cm" svg:y="1.921cm" draw:page-number="18" presentation:class="page"/>
          <draw:frame presentation:style-name="pr2" draw:text-style-name="P3" draw:layer="layout" svg:width="13.969cm" svg:height="11.428cm" svg:x="2.538cm" svg:y="12.06cm" presentation:class="notes" presentation:placeholder="true">
            <draw:text-box/>
          </draw:frame>
        </presentation:notes>
      </draw:page>
      <draw:page draw:name="page19" draw:style-name="dp4" draw:master-page-name="fpl_5f_presentation_5f_template" presentation:presentation-page-layout-name="AL2T1">
        <office:forms form:automatic-focus="false" form:apply-design-mode="false"/>
        <draw:frame presentation:style-name="pr5" draw:text-style-name="P3" draw:layer="layout" svg:width="16.933cm" svg:height="3.769cm" svg:x="6.559cm" svg:y="0.655cm" presentation:class="title">
          <draw:text-box>
            <text:p text:style-name="P3">Current Design Process Problem</text:p>
          </draw:text-box>
        </draw:frame>
        <draw:frame presentation:style-name="pr19" draw:text-style-name="P3" draw:layer="layout" svg:width="20.153cm" svg:height="13.913cm" svg:x="4.949cm" svg:y="4.189cm" presentation:class="outline">
          <draw:text-box>
            <text:list text:style-name="L7">
              <text:list-item>
                <text:p text:style-name="P5"><text:span text:style-name="T9">Engineers found it difficult to navigate through the generated code from one hierarchical level to the next to find a function specified in the input specification when code is generated from different individual tools.</text:span></text:p>
              </text:list-item>
            </text:list>
            <text:list text:style-name="L7">
              <text:list-item>
                <text:p text:style-name="P5"><text:span text:style-name="T9">Deep nesting makes difficult to determine where code should be modified in order to comply with the specification.</text:span></text:p>
              </text:list-item>
            </text:list>
            <text:list text:style-name="L7">
              <text:list-item>
                <text:p text:style-name="P5"><text:span text:style-name="T9">Maintenance proves to be difficult for code with multiple generation sources.</text:span></text:p>
              </text:list-item>
            </text:list>
          </draw:text-box>
        </draw:frame>
        <presentation:notes draw:style-name="dp2">
          <draw:page-thumbnail draw:style-name="gr1" draw:layer="layout" svg:width="12.588cm" svg:height="9.487cm" svg:x="3.244cm" svg:y="1.921cm" draw:page-number="19" presentation:class="page"/>
          <draw:frame presentation:style-name="pr2" draw:text-style-name="P3" draw:layer="layout" svg:width="13.969cm" svg:height="11.428cm" svg:x="2.538cm" svg:y="12.06cm" presentation:class="notes" presentation:placeholder="true">
            <draw:text-box/>
          </draw:frame>
        </presentation:notes>
      </draw:page>
      <draw:page draw:name="page20" draw:style-name="dp4" draw:master-page-name="fpl_5f_presentation_5f_template" presentation:presentation-page-layout-name="AL2T1">
        <office:forms form:automatic-focus="false" form:apply-design-mode="false"/>
        <draw:frame presentation:style-name="pr5" draw:text-style-name="P3" draw:layer="layout" svg:width="16.933cm" svg:height="5.913cm" svg:x="6.407cm" svg:y="0.464cm" presentation:class="title" presentation:user-transformed="true">
          <draw:text-box>
            <text:p text:style-name="P3"><text:span text:style-name="T2">Automation and integration of common components on a chip design project</text:span></text:p>
          </draw:text-box>
        </draw:frame>
        <draw:frame presentation:style-name="pr20" draw:text-style-name="P9" draw:layer="layout" svg:width="20.153cm" svg:height="9.461cm" svg:x="4.432cm" svg:y="6.439cm" presentation:class="outline" presentation:user-transformed="true">
          <draw:text-box>
            <text:list text:style-name="L3">
              <text:list-item>
                <text:p text:style-name="P9"><text:span text:style-name="T5"/></text:p>
              </text:list-item>
            </text:list>
            <text:list text:style-name="L3">
              <text:list-item>
                <text:p text:style-name="P6"><text:span text:style-name="T5">The design of instruction sets and memory maps can be automated</text:span></text:p>
              </text:list-item>
            </text:list>
            <text:list text:style-name="L3">
              <text:list-item>
                <text:p text:style-name="P6"><text:span text:style-name="T5">The generation of C++ simulation code, Verilog design code and test bench can be automated</text:span></text:p>
              </text:list-item>
            </text:list>
            <text:list text:style-name="L3">
              <text:list-item>
                <text:p text:style-name="P6"><text:span text:style-name="T5">The CSL language and compiler eliminate the consistency mismatches between different models (simulation, driver code, testbenches, RTL, ...) and automate the generation of code</text:span><text:span text:style-name="T6"><text:line-break/></text:span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2.588cm" svg:height="9.487cm" svg:x="3.244cm" svg:y="1.921cm" draw:page-number="20" presentation:class="page"/>
          <draw:frame presentation:style-name="pr2" draw:text-style-name="P3" draw:layer="layout" svg:width="13.969cm" svg:height="11.428cm" svg:x="2.538cm" svg:y="12.06cm" presentation:class="notes" presentation:placeholder="true">
            <draw:text-box/>
          </draw:frame>
        </presentation:notes>
      </draw:page>
      <draw:page draw:name="page21" draw:style-name="dp4" draw:master-page-name="fpl_5f_presentation_5f_template" presentation:presentation-page-layout-name="AL2T1">
        <office:forms form:automatic-focus="false" form:apply-design-mode="false"/>
        <draw:frame presentation:style-name="pr5" draw:text-style-name="P13" draw:layer="layout" svg:width="16.933cm" svg:height="3.31cm" svg:x="6.041cm" svg:y="-0.18cm" presentation:class="title" presentation:user-transformed="true">
          <draw:text-box>
            <text:p text:style-name="P13"><text:span text:style-name="T11">Reasons to use CSL</text:span></text:p>
          </draw:text-box>
        </draw:frame>
        <draw:frame presentation:style-name="pr6" draw:text-style-name="P14" draw:layer="layout" svg:width="20.814cm" svg:height="15.238cm" svg:x="4.166cm" svg:y="2.426cm" presentation:class="outline" presentation:user-transformed="true">
          <draw:text-box>
            <text:list text:style-name="L3">
              <text:list-item>
                <text:p text:style-name="P14"><text:span text:style-name="T12">Using CSL, consistency problems between compilers and assemblers, csim (C++ simulator), vsim (RTL simulator), testbenches are eliminated</text:span></text:p>
              </text:list-item>
            </text:list>
            <text:list text:style-name="L3">
              <text:list-item>
                <text:p text:style-name="P14"><text:span text:style-name="T12">Designer can make changes quickly</text:span></text:p>
              </text:list-item>
            </text:list>
            <text:list text:style-name="L3">
              <text:list-item>
                <text:p text:style-name="P14"><text:span text:style-name="T12">Companies get designs developed faster</text:span></text:p>
              </text:list-item>
            </text:list>
            <text:list text:style-name="L3">
              <text:list-item>
                <text:p text:style-name="P14"><text:span text:style-name="T12">Testing teams get verification environment developed faster</text:span></text:p>
              </text:list-item>
            </text:list>
            <text:list text:style-name="L3">
              <text:list-item>
                <text:p text:style-name="P14"><text:span text:style-name="T12">The design is specified in one language and the specification is checked with CSL compiler (cslc)</text:span></text:p>
              </text:list-item>
            </text:list>
            <text:list text:style-name="L3">
              <text:list-item>
                <text:p text:style-name="P14"><text:span text:style-name="T12">Generated code has 10x-50x more lines of code than the specification files</text:span></text:p>
              </text:list-item>
            </text:list>
          </draw:text-box>
        </draw:frame>
        <presentation:notes draw:style-name="dp2">
          <draw:page-thumbnail draw:style-name="gr1" draw:layer="layout" svg:width="12.588cm" svg:height="9.487cm" svg:x="3.244cm" svg:y="1.921cm" draw:page-number="21" presentation:class="page"/>
          <draw:frame presentation:style-name="pr2" draw:text-style-name="P3" draw:layer="layout" svg:width="13.969cm" svg:height="11.428cm" svg:x="2.538cm" svg:y="12.06cm" presentation:class="notes" presentation:placeholder="true">
            <draw:text-box/>
          </draw:frame>
        </presentation:notes>
      </draw:page>
      <draw:page draw:name="page22" draw:style-name="dp4" draw:master-page-name="fpl_5f_presentation_5f_template" presentation:presentation-page-layout-name="AL2T1">
        <office:forms form:automatic-focus="false" form:apply-design-mode="false"/>
        <draw:frame presentation:style-name="pr5" draw:text-style-name="P13" draw:layer="layout" svg:width="16.933cm" svg:height="3.31cm" svg:x="6.042cm" svg:y="-0.153cm" presentation:class="title" presentation:user-transformed="true">
          <draw:text-box>
            <text:p text:style-name="P13"><text:span text:style-name="T13">Reasons to use CSL</text:span></text:p>
          </draw:text-box>
        </draw:frame>
        <draw:frame presentation:style-name="pr6" draw:text-style-name="P17" draw:layer="layout" svg:width="20.153cm" svg:height="13.913cm" svg:x="4.31cm" svg:y="2.943cm" presentation:class="outline" presentation:user-transformed="true">
          <draw:text-box>
            <text:list text:style-name="L3">
              <text:list-item>
                <text:p text:style-name="P15"><text:span text:style-name="T14">Designers can quickly modify existing CSL designs and create proliferation designs</text:span></text:p>
              </text:list-item>
            </text:list>
            <text:list text:style-name="L7">
              <text:list-item>
                <text:p text:style-name="P16"><text:span text:style-name="T14">The auto router <text:s/>can <text:s/>reduce voluminous non optimized code <text:s/>resulted from tedious manual generation process.</text:span></text:p>
              </text:list-item>
            </text:list>
            <text:list text:style-name="L7">
              <text:list-item>
                <text:p text:style-name="P16"><text:span text:style-name="T15">Any subsegment upgrade or maintenance fix can be performed in one place in the initial CSL specification. </text:span></text:p>
              </text:list-item>
            </text:list>
            <text:list text:style-name="L3">
              <text:list-item>
                <text:p text:style-name="P17"><text:span text:style-name="T14">The compiler generates documentation files which are synchronized with the specification (CSL)</text:span></text:p>
              </text:list-item>
            </text:list>
            <text:list text:style-name="L3">
              <text:list-item>
                <text:p text:style-name="P17"><text:span text:style-name="T14">Using CSL designers have a hierarchical view of the design and language constructs preserve consistency when traversing different hierarchy levels.</text:span></text:p>
              </text:list-item>
            </text:list>
          </draw:text-box>
        </draw:frame>
        <presentation:notes draw:style-name="dp2">
          <draw:page-thumbnail draw:style-name="gr1" draw:layer="layout" svg:width="12.588cm" svg:height="9.487cm" svg:x="3.244cm" svg:y="1.921cm" draw:page-number="22" presentation:class="page"/>
          <draw:frame presentation:style-name="pr2" draw:text-style-name="P3" draw:layer="layout" svg:width="13.969cm" svg:height="11.428cm" svg:x="2.538cm" svg:y="12.06cm" presentation:class="notes" presentation:placeholder="true">
            <draw:text-box/>
          </draw:frame>
        </presentation:notes>
      </draw:page>
      <draw:page draw:name="page23" draw:style-name="dp4" draw:master-page-name="fpl_5f_presentation_5f_template" presentation:presentation-page-layout-name="AL2T1">
        <office:forms form:automatic-focus="false" form:apply-design-mode="false"/>
        <draw:frame presentation:style-name="pr5" draw:text-style-name="P13" draw:layer="layout" svg:width="16.933cm" svg:height="3.31cm" svg:x="5.616cm" svg:y="0cm" presentation:class="title" presentation:user-transformed="true">
          <draw:text-box>
            <text:p text:style-name="P13"><text:span text:style-name="T13">Reasons to use CSL</text:span></text:p>
          </draw:text-box>
        </draw:frame>
        <draw:frame presentation:style-name="pr21" draw:text-style-name="P7" draw:layer="layout" svg:width="20.153cm" svg:height="13.913cm" svg:x="4.523cm" svg:y="3.49cm" presentation:class="outline" presentation:user-transformed="true">
          <draw:text-box>
            <text:list text:style-name="L8">
              <text:list-item>
                <text:p text:style-name="P7"><text:span text:style-name="T2">ISA Consistency Problem</text:span></text:p>
              </text:list-item>
            </text:list>
            <text:list text:style-name="L7">
              <text:list-item>
                <text:p text:style-name="P7"><text:span text:style-name="T16">3 software packages need the same ISA constants</text:span></text:p>
              </text:list-item>
            </text:list>
            <text:list text:style-name="L7">
              <text:list-item>
                <text:p text:style-name="P5"><text:span text:style-name="T16">C++ simulator</text:span></text:p>
              </text:list-item>
            </text:list>
            <text:list text:style-name="L7">
              <text:list-item>
                <text:p text:style-name="P5"><text:span text:style-name="T16">Assembler</text:span></text:p>
              </text:list-item>
            </text:list>
            <text:list text:style-name="L7">
              <text:list-item>
                <text:p text:style-name="P5"><text:span text:style-name="T16">RTL design code</text:span></text:p>
              </text:list-item>
            </text:list>
          </draw:text-box>
        </draw:frame>
        <draw:g draw:id="id1">
          <draw:rect draw:style-name="gr2" draw:text-style-name="P18" draw:layer="layout" svg:width="2.531cm" svg:height="1.189cm" svg:x="20.011cm" svg:y="3.845cm">
            <text:p text:style-name="P3"><text:span text:style-name="T17">ISA.spec</text:span></text:p>
          </draw:rect>
        </draw:g>
        <draw:g draw:id="id4">
          <draw:rect draw:style-name="gr2" draw:text-style-name="P18" draw:layer="layout" svg:width="2.531cm" svg:height="1.189cm" svg:x="16.425cm" svg:y="10.645cm">
            <text:p text:style-name="P3"><text:span text:style-name="T17">binary file</text:span></text:p>
          </draw:rect>
        </draw:g>
        <draw:g draw:id="id6">
          <draw:rect draw:style-name="gr2" draw:text-style-name="P18" draw:layer="layout" svg:width="2.531cm" svg:height="1.189cm" svg:x="12.803cm" svg:y="8.227cm">
            <text:p text:style-name="P3"><text:span text:style-name="T17">program</text:span></text:p>
          </draw:rect>
        </draw:g>
        <draw:frame draw:style-name="gr3" draw:text-style-name="P19" draw:layer="layout" svg:width="5.459cm" svg:height="1.089cm" svg:x="18.297cm" svg:y="5.927cm">
          <draw:text-box>
            <text:p text:style-name="P3"><text:span text:style-name="T18">Constant definitions</text:span></text:p>
          </draw:text-box>
        </draw:frame>
        <draw:rect draw:style-name="gr4" draw:text-style-name="P18" draw:layer="layout" svg:width="4.022cm" svg:height="2.117cm" svg:x="11.923cm" svg:y="14.614cm">
          <text:p text:style-name="P3"/>
        </draw:rect>
        <draw:frame draw:style-name="gr5" draw:text-style-name="P19" draw:layer="layout" svg:width="4.016cm" svg:height="1.089cm" svg:x="12.871cm" svg:y="13.678cm">
          <draw:text-box>
            <text:p text:style-name="P3"><text:span text:style-name="T18">C++ simulator</text:span></text:p>
          </draw:text-box>
        </draw:frame>
        <draw:rect draw:style-name="gr4" draw:text-style-name="P18" draw:layer="layout" svg:width="1.376cm" svg:height="0.847cm" svg:x="11.999cm" svg:y="15.325cm">
          <text:p text:style-name="P3"/>
        </draw:rect>
        <draw:rect draw:style-name="gr6" draw:text-style-name="P18" draw:layer="layout" svg:width="1.93cm" svg:height="0.847cm" svg:x="13.91cm" svg:y="15.326cm">
          <text:p text:style-name="P3"><text:span text:style-name="T17">decoder</text:span></text:p>
        </draw:rect>
        <draw:frame draw:style-name="gr7" draw:text-style-name="P20" draw:id="id5" draw:layer="layout" svg:width="1.598cm" svg:height="0.988cm" svg:x="11.903cm" svg:y="15.257cm">
          <draw:text-box>
            <text:p text:style-name="P3"><text:span text:style-name="T17">mem</text:span></text:p>
          </draw:text-box>
        </draw:frame>
        <draw:line draw:style-name="gr8" draw:text-style-name="P18" draw:layer="layout" svg:x1="13.378cm" svg:y1="15.752cm" svg:x2="13.907cm" svg:y2="15.752cm">
          <text:p text:style-name="P3"/>
        </draw:line>
        <draw:rect draw:style-name="gr6" draw:text-style-name="P22" draw:id="id2" draw:layer="layout" svg:width="2.884cm" svg:height="1.717cm" svg:x="16.247cm" svg:y="7.974cm">
          <text:p text:style-name="P21"><text:span text:style-name="T17">assembler</text:span></text:p>
          <text:p text:style-name="P21"><text:span text:style-name="T17">compiler</text:span></text:p>
        </draw:rect>
        <draw:line draw:style-name="gr9" draw:text-style-name="P18" draw:layer="layout" svg:x1="17.675cm" svg:y1="9.715cm" svg:x2="17.675cm" svg:y2="10.641cm">
          <text:p text:style-name="P3"/>
        </draw:line>
        <draw:rect draw:style-name="gr4" draw:text-style-name="P18" draw:id="id3" draw:layer="layout" svg:width="4.022cm" svg:height="2.117cm" svg:x="19.264cm" svg:y="14.632cm">
          <text:p text:style-name="P3"/>
        </draw:rect>
        <draw:rect draw:style-name="gr6" draw:text-style-name="P18" draw:layer="layout" svg:width="1.376cm" svg:height="0.847cm" svg:x="19.34cm" svg:y="15.343cm">
          <text:p text:style-name="P3"><text:span text:style-name="T17">mem</text:span></text:p>
        </draw:rect>
        <draw:rect draw:style-name="gr6" draw:text-style-name="P18" draw:layer="layout" svg:width="1.93cm" svg:height="0.847cm" svg:x="21.251cm" svg:y="15.344cm">
          <text:p text:style-name="P3"><text:span text:style-name="T17">decoder</text:span></text:p>
        </draw:rect>
        <draw:line draw:style-name="gr8" draw:text-style-name="P18" draw:layer="layout" svg:x1="20.719cm" svg:y1="15.77cm" svg:x2="21.248cm" svg:y2="15.77cm">
          <text:p text:style-name="P3"/>
        </draw:line>
        <draw:frame draw:style-name="gr10" draw:text-style-name="P23" draw:layer="layout" svg:width="2.432cm" svg:height="1.089cm" svg:x="21.47cm" svg:y="13.673cm">
          <draw:text-box>
            <text:p text:style-name="P3"><text:span text:style-name="T18">RTL</text:span></text:p>
          </draw:text-box>
        </draw:frame>
        <draw:connector draw:style-name="gr9" draw:text-style-name="P18" draw:layer="layout" draw:line-skew="0.306cm" svg:x1="21.276cm" svg:y1="5.034cm" svg:x2="17.689cm" svg:y2="7.974cm" draw:start-shape="id1" draw:start-glue-point="2" draw:end-shape="id2" draw:end-glue-point="0">
          <text:p text:style-name="P3"/>
        </draw:connector>
        <draw:connector draw:style-name="gr9" draw:text-style-name="P18" draw:layer="layout" svg:x1="21.276cm" svg:y1="5.034cm" svg:x2="21.275cm" svg:y2="14.632cm" draw:start-shape="id1" draw:start-glue-point="2" draw:end-shape="id3" draw:end-glue-point="0">
          <text:p text:style-name="P3"/>
        </draw:connector>
        <draw:connector draw:style-name="gr9" draw:text-style-name="P18" draw:layer="layout" draw:line-skew="-0.65cm" svg:x1="17.69cm" svg:y1="11.834cm" svg:x2="12.702cm" svg:y2="15.257cm" draw:start-shape="id4" draw:start-glue-point="2" draw:end-shape="id5">
          <text:p text:style-name="P3"/>
        </draw:connector>
        <draw:connector draw:style-name="gr9" draw:text-style-name="P18" draw:layer="layout" draw:line-skew="-0.886cm" svg:x1="17.69cm" svg:y1="11.834cm" svg:x2="20.043cm" svg:y2="15.23cm" draw:start-shape="id4" draw:start-glue-point="2">
          <text:p text:style-name="P3"/>
        </draw:connector>
        <draw:connector draw:style-name="gr9" draw:layer="layout" draw:type="line" svg:x1="15.334cm" svg:y1="8.821cm" svg:x2="16.247cm" svg:y2="8.832cm" draw:start-shape="id6" draw:start-glue-point="1" draw:end-shape="id2" draw:end-glue-point="3">
          <text:p text:style-name="P3"/>
        </draw:connector>
        <draw:connector draw:style-name="gr9" draw:text-style-name="P18" draw:layer="layout" draw:line-skew="-4.591cm" svg:x1="21.283cm" svg:y1="6.81cm" svg:x2="12.101cm" svg:y2="14.591cm">
          <text:p text:style-name="P3"/>
        </draw:connector>
        <presentation:notes draw:style-name="dp2">
          <draw:page-thumbnail draw:style-name="gr1" draw:layer="layout" svg:width="12.588cm" svg:height="9.487cm" svg:x="3.244cm" svg:y="1.921cm" draw:page-number="23" presentation:class="page"/>
          <draw:frame presentation:style-name="pr2" draw:text-style-name="P3" draw:layer="layout" svg:width="13.969cm" svg:height="11.428cm" svg:x="2.538cm" svg:y="12.06cm" presentation:class="notes" presentation:placeholder="true">
            <draw:text-box/>
          </draw:frame>
        </presentation:notes>
      </draw:page>
      <draw:page draw:name="page24" draw:style-name="dp4" draw:master-page-name="fpl_5f_presentation_5f_template" presentation:presentation-page-layout-name="AL2T1">
        <office:forms form:automatic-focus="false" form:apply-design-mode="false"/>
        <draw:frame presentation:style-name="pr5" draw:text-style-name="P3" draw:layer="layout" svg:width="16.933cm" svg:height="3.31cm" svg:x="5.89cm" svg:y="0cm" presentation:class="title" presentation:user-transformed="true">
          <draw:text-box>
            <text:p text:style-name="P3"><text:span text:style-name="T2">Reasons to use CSL</text:span></text:p>
          </draw:text-box>
        </draw:frame>
        <draw:frame presentation:style-name="pr22" draw:text-style-name="P24" draw:layer="layout" svg:width="20.153cm" svg:height="13.913cm" svg:x="4.431cm" svg:y="2.638cm" presentation:class="outline" presentation:user-transformed="true">
          <draw:text-box>
            <text:list text:style-name="L10">
              <text:list-item>
                <text:p text:style-name="P24"><text:span text:style-name="T2">Memory Map consistency problem</text:span></text:p>
              </text:list-item>
            </text:list>
          </draw:text-box>
        </draw:frame>
        <draw:rect draw:style-name="gr11" draw:text-style-name="P26" draw:layer="layout" svg:width="5.561cm" svg:height="6.458cm" svg:x="5.077cm" svg:y="7.132cm">
          <text:p text:style-name="P25"><text:span text:style-name="T19">#define mem0 0</text:span></text:p>
          <text:p text:style-name="P25"><text:span text:style-name="T19">#define mem1 256</text:span></text:p>
          <text:p text:style-name="P25"><text:span text:style-name="T19">#define mem2 512</text:span></text:p>
          <text:p text:style-name="P25"><text:span text:style-name="T19">#define regf 1024</text:span></text:p>
        </draw:rect>
        <draw:rect draw:style-name="gr11" draw:text-style-name="P25" draw:layer="layout" svg:width="5.561cm" svg:height="6.458cm" svg:x="15.722cm" svg:y="7.04cm">
          <text:p text:style-name="P25"><text:span text:style-name="T19">'define mem0 0</text:span></text:p>
          <text:p text:style-name="P25"><text:span text:style-name="T19">'define mem1 256</text:span></text:p>
          <text:p text:style-name="P25"><text:span text:style-name="T19">'define mem2 512</text:span></text:p>
          <text:p text:style-name="P25"><text:span text:style-name="T19">'define regf 1024</text:span></text:p>
        </draw:rect>
        <draw:frame draw:style-name="gr12" draw:text-style-name="P27" draw:layer="layout" svg:width="3.389cm" svg:height="1.402cm" svg:x="6.332cm" svg:y="5.875cm">
          <draw:text-box>
            <text:p text:style-name="P3"><text:span text:style-name="T9">C++ sim</text:span></text:p>
          </draw:text-box>
        </draw:frame>
        <draw:frame draw:style-name="gr13" draw:text-style-name="P28" draw:layer="layout" svg:width="2.225cm" svg:height="1.402cm" svg:x="17.201cm" svg:y="5.741cm">
          <draw:text-box>
            <text:p text:style-name="P3"><text:span text:style-name="T9">Vsim</text:span></text:p>
          </draw:text-box>
        </draw:frame>
        <draw:frame draw:style-name="gr14" draw:text-style-name="P29" draw:layer="layout" svg:width="21.694cm" svg:height="2.553cm" svg:x="4.418cm" svg:y="14.774cm">
          <draw:text-box>
            <text:p text:style-name="P3"><text:span text:style-name="T20">Objects need to load into the same memory locations</text:span></text:p>
            <text:p text:style-name="P3"><text:span text:style-name="T20">(C++ code, Verilog code)</text:span></text:p>
          </draw:text-box>
        </draw:frame>
        <draw:frame draw:style-name="gr15" draw:text-style-name="P30" draw:layer="layout" svg:width="4.202cm" svg:height="3.079cm" svg:x="11.61cm" svg:y="7.563cm">
          <draw:text-box>
            <text:p text:style-name="P3"><text:span text:style-name="T21">==</text:span></text:p>
          </draw:text-box>
        </draw:frame>
        <presentation:notes draw:style-name="dp2">
          <draw:page-thumbnail draw:style-name="gr1" draw:layer="layout" svg:width="12.588cm" svg:height="9.487cm" svg:x="3.244cm" svg:y="1.921cm" draw:page-number="24" presentation:class="page"/>
          <draw:frame presentation:style-name="pr2" draw:text-style-name="P3" draw:layer="layout" svg:width="13.969cm" svg:height="11.428cm" svg:x="2.538cm" svg:y="12.06cm" presentation:class="notes" presentation:placeholder="true">
            <draw:text-box/>
          </draw:frame>
        </presentation:notes>
      </draw:page>
      <draw:page draw:name="page25" draw:style-name="dp4" draw:master-page-name="fpl_5f_presentation_5f_template" presentation:presentation-page-layout-name="AL2T1">
        <office:forms form:automatic-focus="false" form:apply-design-mode="false"/>
        <draw:custom-shape draw:style-name="gr16" draw:text-style-name="P21" draw:layer="layout" svg:width="9.552cm" svg:height="6.681cm" svg:x="4.228cm" svg:y="8.336cm">
          <text:p text:style-name="P21">module c</text:p>
          <draw:enhanced-geometry svg:viewBox="0 0 21600 21600" draw:type="rectangle" draw:enhanced-path="M 0 0 L 21600 0 21600 21600 0 21600 0 0 Z N"/>
        </draw:custom-shape>
        <draw:custom-shape draw:style-name="gr16" draw:text-style-name="P21" draw:layer="layout" svg:width="9.552cm" svg:height="6.681cm" svg:x="15.259cm" svg:y="8.336cm">
          <text:p text:style-name="P21">module d</text:p>
          <draw:enhanced-geometry svg:viewBox="0 0 21600 21600" draw:type="rectangle" draw:enhanced-path="M 0 0 L 21600 0 21600 21600 0 21600 0 0 Z N"/>
        </draw:custom-shape>
        <draw:frame presentation:style-name="pr5" draw:text-style-name="P3" draw:layer="layout" svg:width="16.933cm" svg:height="3.31cm" svg:x="6.011cm" svg:y="0cm" presentation:class="title" presentation:user-transformed="true">
          <draw:text-box>
            <text:p text:style-name="P3"><text:span text:style-name="T2">Reasons to use CSL</text:span></text:p>
          </draw:text-box>
        </draw:frame>
        <draw:frame presentation:style-name="pr23" draw:text-style-name="P31" draw:layer="layout" svg:width="20.153cm" svg:height="13.913cm" svg:x="4.766cm" svg:y="2.973cm" presentation:class="outline" presentation:user-transformed="true">
          <draw:text-box>
            <text:list text:style-name="L10">
              <text:list-item>
                <text:p text:style-name="P31"><text:span text:style-name="T22">Design interface consistency</text:span></text:p>
              </text:list-item>
            </text:list>
            <text:list text:style-name="L10">
              <text:list-item>
                <text:p text:style-name="P32"><text:span text:style-name="T22">Interfaces for the two modules have to match across hierarchal boundaries</text:span></text:p>
              </text:list-item>
            </text:list>
            <text:list text:style-name="L10">
              <text:list-item>
                <text:p text:style-name="P31"><text:span text:style-name="T22"/></text:p>
              </text:list-item>
            </text:list>
          </draw:text-box>
        </draw:frame>
        <draw:rect draw:style-name="gr6" draw:text-style-name="P21" draw:id="id7" draw:layer="layout" svg:width="6cm" svg:height="4.5cm" svg:x="5.433cm" svg:y="9.487cm">
          <text:p text:style-name="P21">module</text:p>
          <text:p text:style-name="P21">a</text:p>
        </draw:rect>
        <draw:rect draw:style-name="gr6" draw:text-style-name="P21" draw:id="id8" draw:layer="layout" svg:width="6cm" svg:height="4.5cm" svg:x="17.743cm" svg:y="9.487cm">
          <text:p text:style-name="P21">module</text:p>
          <text:p text:style-name="P21">b</text:p>
        </draw:rect>
        <draw:connector draw:style-name="gr17" draw:text-style-name="P18" draw:layer="layout" svg:x1="11.433cm" svg:y1="11.737cm" svg:x2="17.743cm" svg:y2="11.737cm" draw:start-shape="id7" draw:start-glue-point="1" draw:end-shape="id8" draw:end-glue-point="3">
          <text:p text:style-name="P3"/>
        </draw:connector>
        <draw:line draw:style-name="gr18" draw:layer="layout" svg:x1="14.596cm" svg:y1="11.659cm" svg:x2="12.433cm" svg:y2="15.51cm">
          <text:p text:style-name="P3"/>
        </draw:line>
        <draw:frame draw:style-name="gr19" draw:text-style-name="P10" draw:layer="layout" svg:width="8.084cm" svg:height="0.882cm" svg:x="10.738cm" svg:y="15.591cm">
          <draw:text-box>
            <text:p text:style-name="P3"><text:span text:style-name="T19">clock, data, address, control signals,...</text:span></text:p>
          </draw:text-box>
        </draw:frame>
        <presentation:notes draw:style-name="dp2">
          <draw:page-thumbnail draw:style-name="gr1" draw:layer="layout" svg:width="12.588cm" svg:height="9.487cm" svg:x="3.244cm" svg:y="1.921cm" draw:page-number="25" presentation:class="page"/>
          <draw:frame presentation:style-name="pr2" draw:text-style-name="P3" draw:layer="layout" svg:width="13.969cm" svg:height="11.428cm" svg:x="2.538cm" svg:y="12.06cm" presentation:class="notes" presentation:placeholder="true">
            <draw:text-box/>
          </draw:frame>
        </presentation:notes>
      </draw:page>
      <draw:page draw:name="page26" draw:style-name="dp4" draw:master-page-name="fpl_5f_presentation_5f_template" presentation:presentation-page-layout-name="AL2T1">
        <office:forms form:automatic-focus="false" form:apply-design-mode="false"/>
        <draw:frame presentation:style-name="pr5" draw:text-style-name="P3" draw:layer="layout" svg:width="16.933cm" svg:height="3.31cm" svg:x="6.497cm" svg:y="0.306cm" presentation:class="title" presentation:user-transformed="true">
          <draw:text-box>
            <text:p text:style-name="P3"><text:span text:style-name="T2">Reasons to use CSL</text:span></text:p>
          </draw:text-box>
        </draw:frame>
        <draw:frame presentation:style-name="pr24" draw:text-style-name="P33" draw:layer="layout" svg:width="20.153cm" svg:height="14.3cm" svg:x="4.736cm" svg:y="3.193cm" presentation:class="outline" presentation:user-transformed="true">
          <draw:text-box>
            <text:list text:style-name="L10">
              <text:list-item>
                <text:p text:style-name="P33"><text:span text:style-name="T23">Consistency of inputs and outputs in the verification setup</text:span></text:p>
              </text:list-item>
            </text:list>
          </draw:text-box>
        </draw:frame>
        <draw:rect draw:style-name="gr4" draw:text-style-name="P18" draw:layer="layout" svg:width="7.714cm" svg:height="5.814cm" svg:x="4.146cm" svg:y="7.771cm">
          <text:p text:style-name="P3"/>
        </draw:rect>
        <draw:rect draw:style-name="gr4" draw:text-style-name="P18" draw:layer="layout" svg:width="7.714cm" svg:height="5.814cm" svg:x="16.846cm" svg:y="7.771cm">
          <text:p text:style-name="P3"/>
        </draw:rect>
        <draw:rect draw:style-name="gr6" draw:text-style-name="P18" draw:id="id10" draw:layer="layout" svg:width="2.609cm" svg:height="1.044cm" svg:x="19.047cm" svg:y="8.478cm">
          <text:p text:style-name="P21">mem</text:p>
        </draw:rect>
        <draw:rect draw:style-name="gr6" draw:text-style-name="P18" draw:id="id11" draw:layer="layout" svg:width="2.907cm" svg:height="1.341cm" svg:x="18.919cm" svg:y="10.694cm">
          <text:p text:style-name="P21">DUT</text:p>
        </draw:rect>
        <draw:ellipse draw:style-name="gr6" draw:text-style-name="P18" draw:id="id12" draw:layer="layout" svg:width="2.05cm" svg:height="1.044cm" svg:x="17.428cm" svg:y="12.243cm">
          <text:p text:style-name="P21">==</text:p>
        </draw:ellipse>
        <draw:rect draw:style-name="gr4" draw:text-style-name="P18" draw:layer="layout" svg:width="3.056cm" svg:height="1.528cm" svg:x="5.354cm" svg:y="10.79cm">
          <text:p text:style-name="P3"/>
        </draw:rect>
        <draw:rect draw:style-name="gr4" draw:text-style-name="P18" draw:id="id9" draw:layer="layout" svg:width="2.46cm" svg:height="0.969cm" svg:x="8.704cm" svg:y="8.517cm">
          <text:p text:style-name="P3"/>
        </draw:rect>
        <draw:connector draw:style-name="gr4" draw:text-style-name="P18" draw:layer="layout" svg:x1="11.164cm" svg:y1="9.001cm" svg:x2="19.047cm" svg:y2="9cm" draw:start-shape="id9" draw:start-glue-point="1" draw:end-shape="id10" draw:end-glue-point="3">
          <text:p text:style-name="P3"/>
        </draw:connector>
        <draw:connector draw:style-name="gr4" draw:text-style-name="P18" draw:layer="layout" svg:x1="20.351cm" svg:y1="9.522cm" svg:x2="20.372cm" svg:y2="10.694cm" draw:start-shape="id10" draw:start-glue-point="2" draw:end-shape="id11" draw:end-glue-point="0">
          <text:p text:style-name="P3"/>
        </draw:connector>
        <draw:connector draw:style-name="gr4" draw:text-style-name="P18" draw:layer="layout" svg:x1="20.372cm" svg:y1="12.035cm" svg:x2="19.478cm" svg:y2="12.765cm" draw:start-shape="id11" draw:start-glue-point="2" draw:end-shape="id12" draw:end-glue-point="1">
          <text:p text:style-name="P3"/>
        </draw:connector>
        <draw:line draw:style-name="gr9" draw:text-style-name="P18" draw:layer="layout" svg:x1="6.919cm" svg:y1="6.802cm" svg:x2="6.919cm" svg:y2="10.753cm">
          <text:p text:style-name="P3"/>
        </draw:line>
        <draw:line draw:style-name="gr9" draw:text-style-name="P18" draw:layer="layout" svg:x1="6.882cm" svg:y1="9.076cm" svg:x2="8.745cm" svg:y2="9.076cm">
          <text:p text:style-name="P3"/>
        </draw:line>
        <draw:frame draw:style-name="gr20" draw:text-style-name="P27" draw:layer="layout" svg:width="10.171cm" svg:height="4.855cm" svg:x="3.929cm" svg:y="13.761cm">
          <draw:text-box>
            <text:p text:style-name="P3"><text:span text:style-name="T9">1. input to csim module</text:span></text:p>
            <text:p text:style-name="P3"><text:span text:style-name="T9">2. input to csim vector writer</text:span></text:p>
            <text:p text:style-name="P3"><text:span text:style-name="T9">3. file format</text:span></text:p>
            <text:p text:style-name="P3"><text:span text:style-name="T9">4. memory format</text:span></text:p>
          </draw:text-box>
        </draw:frame>
        <draw:frame draw:style-name="gr20" draw:text-style-name="P27" draw:layer="layout" svg:width="9.307cm" svg:height="3.704cm" svg:x="14.781cm" svg:y="13.987cm">
          <draw:text-box>
            <text:p text:style-name="P3"><text:span text:style-name="T9">5. wires in testbench (TB)</text:span></text:p>
            <text:p text:style-name="P3"><text:span text:style-name="T9">6. DUT interface</text:span></text:p>
            <text:p text:style-name="P3"><text:span text:style-name="T9">7. comparator</text:span></text:p>
          </draw:text-box>
        </draw:frame>
        <draw:custom-shape draw:style-name="gr21" draw:text-style-name="P18" draw:layer="layout" svg:width="0.882cm" svg:height="0.882cm" svg:x="7.159cm" svg:y="6.579cm">
          <text:p text:style-name="P21">1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18" draw:layer="layout" svg:width="0.882cm" svg:height="0.882cm" svg:x="7.437cm" svg:y="7.976cm">
          <text:p text:style-name="P21">2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21" draw:layer="layout" svg:width="0.882cm" svg:height="0.882cm" svg:x="5.754cm" svg:y="9.446cm">
          <text:p text:style-name="P21">3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21" draw:text-style-name="P18" draw:layer="layout" svg:width="0.882cm" svg:height="0.882cm" svg:x="17.591cm" svg:y="7.901cm">
          <text:p text:style-name="P21">4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18" draw:layer="layout" svg:width="0.882cm" svg:height="0.882cm" svg:x="20.719cm" svg:y="12.165cm">
          <text:p text:style-name="P21">6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18" draw:layer="layout" svg:width="0.882cm" svg:height="0.882cm" svg:x="17.079cm" svg:y="11.136cm">
          <text:p text:style-name="P21">7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18" draw:layer="layout" svg:width="0.882cm" svg:height="0.882cm" svg:x="20.748cm" svg:y="9.666cm">
          <text:p text:style-name="P21">5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12" draw:text-style-name="P27" draw:layer="layout" svg:width="3.22cm" svg:height="1.402cm" svg:x="8.41cm" svg:y="12.077cm">
          <draw:text-box>
            <text:p text:style-name="P3"><text:span text:style-name="T9">c++ sim</text:span></text:p>
          </draw:text-box>
        </draw:frame>
        <draw:frame draw:style-name="gr22" draw:text-style-name="P28" draw:layer="layout" svg:width="1.939cm" svg:height="1.402cm" svg:x="22.389cm" svg:y="12.003cm">
          <draw:text-box>
            <text:p text:style-name="P3"><text:span text:style-name="T9">TB</text:span></text:p>
          </draw:text-box>
        </draw:frame>
        <presentation:notes draw:style-name="dp2">
          <draw:page-thumbnail draw:style-name="gr1" draw:layer="layout" svg:width="12.588cm" svg:height="9.487cm" svg:x="3.244cm" svg:y="1.921cm" draw:page-number="26" presentation:class="page"/>
          <draw:frame presentation:style-name="pr2" draw:text-style-name="P3" draw:layer="layout" svg:width="13.969cm" svg:height="11.428cm" svg:x="2.538cm" svg:y="12.06cm" presentation:class="notes" presentation:placeholder="true">
            <draw:text-box/>
          </draw:frame>
        </presentation:notes>
      </draw:page>
      <draw:page draw:name="page27" draw:style-name="dp4" draw:master-page-name="fpl_5f_presentation_5f_template" presentation:presentation-page-layout-name="AL2T1">
        <office:forms form:automatic-focus="false" form:apply-design-mode="false"/>
        <draw:frame presentation:style-name="pr5" draw:text-style-name="P3" draw:layer="layout" svg:width="16.933cm" svg:height="3.31cm" svg:x="6.559cm" svg:y="0.884cm" presentation:class="title">
          <draw:text-box>
            <text:p text:style-name="P3"><text:span text:style-name="T2">Reasons to use CSL</text:span></text:p>
          </draw:text-box>
        </draw:frame>
        <draw:frame presentation:style-name="pr25" draw:text-style-name="P31" draw:layer="layout" svg:width="20.153cm" svg:height="15.497cm" svg:x="4.949cm" svg:y="4.189cm" presentation:class="outline" presentation:user-transformed="true">
          <draw:text-box>
            <text:list text:style-name="L10">
              <text:list-item>
                <text:p text:style-name="P31"><text:span text:style-name="T22">Consistency of symbol names and values</text:span></text:p>
              </text:list-item>
            </text:list>
            <text:list text:style-name="L10">
              <text:list-item>
                <text:p text:style-name="P32"><text:span text:style-name="T22">It is expensive to change symbol names and values in Verilog and C++. </text:span></text:p>
              </text:list-item>
            </text:list>
            <text:list text:style-name="L10">
              <text:list-item>
                <text:p text:style-name="P32"><text:span text:style-name="T22">A single specification that is compiled and generates C+ and Verilog code guarantees that the same values are assigned to constants with the same names in different generated source files (C++, Verilog, documentation).</text:span></text:p>
              </text:list-item>
            </text:list>
            <text:list text:style-name="L10">
              <text:list-item>
                <text:p text:style-name="P31"><text:span text:style-name="T22"/></text:p>
              </text:list-item>
            </text:list>
          </draw:text-box>
        </draw:frame>
        <presentation:notes draw:style-name="dp2">
          <draw:page-thumbnail draw:style-name="gr1" draw:layer="layout" svg:width="12.588cm" svg:height="9.487cm" svg:x="3.244cm" svg:y="1.921cm" draw:page-number="27" presentation:class="page"/>
          <draw:frame presentation:style-name="pr2" draw:text-style-name="P3" draw:layer="layout" svg:width="13.969cm" svg:height="11.428cm" svg:x="2.538cm" svg:y="12.06cm" presentation:class="notes" presentation:placeholder="true">
            <draw:text-box/>
          </draw:frame>
        </presentation:notes>
      </draw:page>
      <draw:page draw:name="page28" draw:style-name="dp4" draw:master-page-name="fpl_5f_presentation_5f_template" presentation:presentation-page-layout-name="AL2T1">
        <office:forms form:automatic-focus="false" form:apply-design-mode="false"/>
        <draw:frame presentation:style-name="pr5" draw:text-style-name="P3" draw:layer="layout" svg:width="16.933cm" svg:height="3.31cm" svg:x="6.407cm" svg:y="0.306cm" presentation:class="title" presentation:user-transformed="true">
          <draw:text-box>
            <text:p text:style-name="P3"><text:span text:style-name="T2">Reasons to use CSL</text:span></text:p>
          </draw:text-box>
        </draw:frame>
        <draw:frame presentation:style-name="pr26" draw:text-style-name="P34" draw:layer="layout" svg:width="22.86cm" svg:height="18.015cm" svg:x="3.767cm" svg:y="2.48cm" presentation:class="outline" presentation:user-transformed="true">
          <draw:text-box>
            <text:list text:style-name="L11">
              <text:list-item>
                <text:p text:style-name="P34"><text:span text:style-name="T24">Correctness of specification</text:span></text:p>
              </text:list-item>
            </text:list>
            <text:list text:style-name="L11">
              <text:list-item>
                <text:p text:style-name="P35"><text:span text:style-name="T25">Static formal verification tools (e.g. Synopsys Formality) are used</text:span></text:p>
              </text:list-item>
            </text:list>
            <text:list text:style-name="L11">
              <text:list-item>
                <text:p text:style-name="P36"><text:span text:style-name="T25"><text:s text:c="4"/></text:span><text:span text:style-name="T25">to prove the equivalence between the RTL (specification) and </text:span></text:p>
              </text:list-item>
            </text:list>
            <text:list text:style-name="L11">
              <text:list-item>
                <text:p text:style-name="P36"><text:span text:style-name="T25"><text:s text:c="4"/></text:span><text:span text:style-name="T25">the gates (implementation)</text:span></text:p>
              </text:list-item>
            </text:list>
            <text:list text:style-name="L10">
              <text:list-item>
                <text:p text:style-name="P35"><text:span text:style-name="T25">CSL is used for specification which fed to CSLC generate C++ </text:span></text:p>
              </text:list-item>
            </text:list>
            <text:list text:style-name="L10">
              <text:list-item>
                <text:p text:style-name="P34"><text:span text:style-name="T25"><text:s text:c="5"/></text:span><text:span text:style-name="T25">and Verilog. The resulting code is equivalent to specification by </text:span></text:p>
              </text:list-item>
            </text:list>
            <text:list text:style-name="L10">
              <text:list-item>
                <text:p text:style-name="P34"><text:span text:style-name="T25"><text:s text:c="5"/></text:span><text:span text:style-name="T25">the generation process</text:span></text:p>
              </text:list-item>
            </text:list>
            <text:list text:style-name="L10">
              <text:list-item>
                <text:p text:style-name="P35"><text:span text:style-name="T25">Low level logic are coded by the designer and simulation teams </text:span></text:p>
              </text:list-item>
            </text:list>
            <text:list text:style-name="L10">
              <text:list-item>
                <text:p text:style-name="P35"><text:span text:style-name="T25">The parts of the design, such as the interconnect, vector writers, testbenches, which do not add value are generated automatically. </text:span></text:p>
              </text:list-item>
            </text:list>
            <text:list text:style-name="L10">
              <text:list-item>
                <text:p text:style-name="P35"><text:span text:style-name="T25">Other parts of the design process where consistency problems </text:span></text:p>
              </text:list-item>
            </text:list>
            <text:list text:style-name="L10">
              <text:list-item>
                <text:p text:style-name="P34"><text:span text:style-name="T25"><text:s text:c="5"/></text:span><text:span text:style-name="T25">can be introduced are also automated.</text:span></text:p>
              </text:list-item>
            </text:list>
            <text:list text:style-name="L10">
              <text:list-item>
                <text:p text:style-name="P34"><text:span text:style-name="T24"/></text:p>
              </text:list-item>
            </text:list>
          </draw:text-box>
        </draw:frame>
        <presentation:notes draw:style-name="dp2">
          <draw:page-thumbnail draw:style-name="gr1" draw:layer="layout" svg:width="12.588cm" svg:height="9.487cm" svg:x="3.244cm" svg:y="1.921cm" draw:page-number="28" presentation:class="page"/>
          <draw:frame presentation:style-name="pr2" draw:text-style-name="P3" draw:layer="layout" svg:width="13.969cm" svg:height="11.428cm" svg:x="2.538cm" svg:y="12.06cm" presentation:class="notes" presentation:placeholder="true">
            <draw:text-box/>
          </draw:frame>
        </presentation:notes>
      </draw:page>
      <draw:page draw:name="page29" draw:style-name="dp4" draw:master-page-name="fpl_5f_presentation_5f_template" presentation:presentation-page-layout-name="AL2T1">
        <office:forms form:automatic-focus="false" form:apply-design-mode="false"/>
        <draw:frame presentation:style-name="pr5" draw:text-style-name="P3" draw:layer="layout" svg:width="16.933cm" svg:height="3.31cm" svg:x="6.559cm" svg:y="0.884cm" presentation:class="title">
          <draw:text-box>
            <text:p text:style-name="P3"><text:span text:style-name="T2">Reasons to use CSL</text:span></text:p>
          </draw:text-box>
        </draw:frame>
        <draw:frame presentation:style-name="pr27" draw:text-style-name="P31" draw:layer="layout" svg:width="20.153cm" svg:height="14.314cm" svg:x="4.584cm" svg:y="3.703cm" presentation:class="outline" presentation:user-transformed="true">
          <draw:text-box>
            <text:list text:style-name="L10">
              <text:list-item>
                <text:p text:style-name="P31"><text:span text:style-name="T22">Good integration between tools</text:span></text:p>
              </text:list-item>
            </text:list>
            <text:list text:style-name="L10">
              <text:list-item>
                <text:p text:style-name="P32"><text:span text:style-name="T22">Integration of memory map with the design of objects and hierarchy of design objects</text:span></text:p>
              </text:list-item>
            </text:list>
            <text:list text:style-name="L10">
              <text:list-item>
                <text:p text:style-name="P32"><text:span text:style-name="T22">Generation of decoders from fields, ISAs</text:span></text:p>
              </text:list-item>
            </text:list>
            <text:list text:style-name="L10">
              <text:list-item>
                <text:p text:style-name="P32"><text:span text:style-name="T22">It is an architectural specification, verification language that generates code for design, verification, simulation, documentation</text:span></text:p>
              </text:list-item>
            </text:list>
            <text:list text:style-name="L10">
              <text:list-item>
                <text:p text:style-name="P32"><text:span text:style-name="T22">Integration of all tools in a single compiler</text:span></text:p>
              </text:list-item>
            </text:list>
          </draw:text-box>
        </draw:frame>
        <presentation:notes draw:style-name="dp2">
          <draw:page-thumbnail draw:style-name="gr1" draw:layer="layout" svg:width="12.588cm" svg:height="9.487cm" svg:x="3.244cm" svg:y="1.921cm" draw:page-number="29" presentation:class="page"/>
          <draw:frame presentation:style-name="pr2" draw:text-style-name="P3" draw:layer="layout" svg:width="13.969cm" svg:height="11.428cm" svg:x="2.538cm" svg:y="12.06cm" presentation:class="notes" presentation:placeholder="true">
            <draw:text-box/>
          </draw:frame>
        </presentation:notes>
      </draw:page>
      <draw:page draw:name="page30" draw:style-name="dp4" draw:master-page-name="fpl_5f_presentation_5f_template" presentation:presentation-page-layout-name="AL1T0">
        <office:forms form:automatic-focus="false" form:apply-design-mode="false"/>
        <draw:frame presentation:style-name="pr5" draw:text-style-name="P3" draw:layer="layout" svg:width="16.933cm" svg:height="3.31cm" svg:x="6.559cm" svg:y="0.884cm" presentation:class="title">
          <draw:text-box>
            <text:p text:style-name="P3"><text:span text:style-name="T2">Instruction Set Architecture Hierarchy</text:span></text:p>
          </draw:text-box>
        </draw:frame>
        <draw:line draw:style-name="gr23" draw:text-style-name="P37" draw:layer="layout" svg:x1="5.695cm" svg:y1="11.788cm" svg:x2="5.695cm" svg:y2="14.3cm">
          <text:p text:style-name="P3"/>
        </draw:line>
        <draw:line draw:style-name="gr23" draw:text-style-name="P37" draw:layer="layout" svg:x1="5.311cm" svg:y1="11.788cm" svg:x2="6.457cm" svg:y2="11.788cm">
          <text:p text:style-name="P3"/>
        </draw:line>
        <draw:line draw:style-name="gr23" draw:text-style-name="P37" draw:layer="layout" svg:x1="5.311cm" svg:y1="11.788cm" svg:x2="6.455cm" svg:y2="11.788cm">
          <text:p text:style-name="P3"/>
        </draw:line>
        <draw:line draw:style-name="gr23" draw:text-style-name="P37" draw:layer="layout" svg:x1="5.307cm" svg:y1="11.788cm" svg:x2="6.459cm" svg:y2="11.788cm">
          <text:p text:style-name="P3"/>
        </draw:line>
        <draw:line draw:style-name="gr23" draw:text-style-name="P37" draw:layer="layout" svg:x1="5.311cm" svg:y1="11.788cm" svg:x2="6.46cm" svg:y2="11.788cm">
          <text:p text:style-name="P3"/>
        </draw:line>
        <draw:line draw:style-name="gr23" draw:text-style-name="P37" draw:layer="layout" svg:x1="5.307cm" svg:y1="11.788cm" svg:x2="6.453cm" svg:y2="11.788cm">
          <text:p text:style-name="P3"/>
        </draw:line>
        <draw:line draw:style-name="gr23" draw:text-style-name="P37" draw:layer="layout" svg:x1="5.307cm" svg:y1="11.788cm" svg:x2="6.459cm" svg:y2="11.788cm">
          <text:p text:style-name="P3"/>
        </draw:line>
        <draw:line draw:style-name="gr23" draw:text-style-name="P37" draw:layer="layout" svg:x1="5.864cm" svg:y1="10.751cm" svg:x2="5.887cm" svg:y2="11.776cm">
          <text:p text:style-name="P3"/>
        </draw:line>
        <draw:custom-shape draw:style-name="gr24" draw:text-style-name="P37" draw:layer="layout" svg:width="1.147cm" svg:height="2.519cm" svg:x="5.311cm" svg:y="11.788cm">
          <text:p text:style-name="P3"/>
          <draw:enhanced-geometry svg:viewBox="0 0 21600 21600" draw:mirror-horizontal="false" draw:mirror-vertical="false" draw:extrusion="false" draw:extrusion-depth="0.3cm 0" draw:glue-points="10800 0 0 10800 10800 21600 21600 10800" draw:type="flowchart-process" draw:enhanced-path="M 0 0 L 21600 0 21600 21600 0 21600 0 0 Z N"/>
        </draw:custom-shape>
        <draw:line draw:style-name="gr23" draw:text-style-name="P37" draw:layer="layout" svg:x1="5.695cm" svg:y1="11.788cm" svg:x2="5.695cm" svg:y2="14.3cm">
          <text:p text:style-name="P3"/>
        </draw:line>
        <draw:line draw:style-name="gr23" draw:text-style-name="P37" draw:layer="layout" svg:x1="5.311cm" svg:y1="11.788cm" svg:x2="6.457cm" svg:y2="11.788cm">
          <text:p text:style-name="P3"/>
        </draw:line>
        <draw:line draw:style-name="gr23" draw:text-style-name="P37" draw:layer="layout" svg:x1="5.31cm" svg:y1="11.788cm" svg:x2="6.46cm" svg:y2="11.788cm">
          <text:p text:style-name="P3"/>
        </draw:line>
        <draw:line draw:style-name="gr23" draw:text-style-name="P37" draw:layer="layout" svg:x1="5.307cm" svg:y1="11.788cm" svg:x2="6.458cm" svg:y2="11.788cm">
          <text:p text:style-name="P3"/>
        </draw:line>
        <draw:line draw:style-name="gr23" draw:text-style-name="P37" draw:layer="layout" svg:x1="5.311cm" svg:y1="11.788cm" svg:x2="6.46cm" svg:y2="11.788cm">
          <text:p text:style-name="P3"/>
        </draw:line>
        <draw:line draw:style-name="gr23" draw:text-style-name="P37" draw:layer="layout" svg:x1="5.307cm" svg:y1="11.788cm" svg:x2="6.458cm" svg:y2="11.788cm">
          <text:p text:style-name="P3"/>
        </draw:line>
        <draw:line draw:style-name="gr23" draw:text-style-name="P37" draw:layer="layout" svg:x1="5.307cm" svg:y1="11.788cm" svg:x2="6.459cm" svg:y2="11.788cm">
          <text:p text:style-name="P3"/>
        </draw:line>
        <draw:line draw:style-name="gr25" draw:text-style-name="P37" draw:layer="layout" svg:x1="6.983cm" svg:y1="8.511cm" svg:x2="6.983cm" svg:y2="8.882cm">
          <text:p text:style-name="P3"/>
        </draw:line>
        <draw:line draw:style-name="gr25" draw:text-style-name="P37" draw:layer="layout" svg:x1="7.41cm" svg:y1="8.511cm" svg:x2="7.41cm" svg:y2="8.882cm">
          <text:p text:style-name="P3"/>
        </draw:line>
        <draw:line draw:style-name="gr25" draw:text-style-name="P37" draw:layer="layout" svg:x1="7.743cm" svg:y1="8.511cm" svg:x2="7.743cm" svg:y2="8.882cm">
          <text:p text:style-name="P3"/>
        </draw:line>
        <draw:line draw:style-name="gr23" draw:text-style-name="P37" draw:layer="layout" svg:x1="7.524cm" svg:y1="8.94cm" svg:x2="5.741cm" svg:y2="10.36cm">
          <text:p text:style-name="P3"/>
        </draw:line>
        <draw:line draw:style-name="gr23" draw:text-style-name="P37" draw:layer="layout" svg:x1="7.536cm" svg:y1="8.94cm" svg:x2="9.556cm" svg:y2="10.36cm">
          <text:p text:style-name="P3"/>
        </draw:line>
        <draw:line draw:style-name="gr23" draw:text-style-name="P37" draw:layer="layout" svg:x1="7.586cm" svg:y1="11.788cm" svg:x2="7.586cm" svg:y2="13.263cm">
          <text:p text:style-name="P3"/>
        </draw:line>
        <draw:line draw:style-name="gr23" draw:text-style-name="P37" draw:layer="layout" svg:x1="7.201cm" svg:y1="11.788cm" svg:x2="8.347cm" svg:y2="11.788cm">
          <text:p text:style-name="P3"/>
        </draw:line>
        <draw:line draw:style-name="gr23" draw:text-style-name="P37" draw:layer="layout" svg:x1="7.201cm" svg:y1="11.788cm" svg:x2="8.347cm" svg:y2="11.788cm">
          <text:p text:style-name="P3"/>
        </draw:line>
        <draw:line draw:style-name="gr23" draw:text-style-name="P37" draw:layer="layout" svg:x1="7.194cm" svg:y1="11.788cm" svg:x2="8.348cm" svg:y2="11.788cm">
          <text:p text:style-name="P3"/>
        </draw:line>
        <draw:line draw:style-name="gr23" draw:text-style-name="P37" draw:layer="layout" svg:x1="7.201cm" svg:y1="11.788cm" svg:x2="8.35cm" svg:y2="11.788cm">
          <text:p text:style-name="P3"/>
        </draw:line>
        <draw:custom-shape draw:style-name="gr24" draw:text-style-name="P37" draw:layer="layout" svg:width="1.146cm" svg:height="1.49cm" svg:x="7.2cm" svg:y="11.788cm">
          <text:p text:style-name="P3"/>
          <draw:enhanced-geometry svg:viewBox="0 0 21600 21600" draw:mirror-horizontal="false" draw:mirror-vertical="false" draw:extrusion="false" draw:extrusion-depth="0.3cm 0" draw:glue-points="10800 0 0 10800 10800 21600 21600 10800" draw:type="flowchart-process" draw:enhanced-path="M 0 0 L 21600 0 21600 21600 0 21600 0 0 Z N"/>
        </draw:custom-shape>
        <draw:line draw:style-name="gr23" draw:text-style-name="P37" draw:layer="layout" svg:x1="7.586cm" svg:y1="11.788cm" svg:x2="7.586cm" svg:y2="13.256cm">
          <text:p text:style-name="P3"/>
        </draw:line>
        <draw:line draw:style-name="gr23" draw:text-style-name="P37" draw:layer="layout" svg:x1="7.201cm" svg:y1="11.788cm" svg:x2="8.347cm" svg:y2="11.788cm">
          <text:p text:style-name="P3"/>
        </draw:line>
        <draw:line draw:style-name="gr23" draw:text-style-name="P37" draw:layer="layout" svg:x1="7.199cm" svg:y1="11.788cm" svg:x2="8.348cm" svg:y2="11.788cm">
          <text:p text:style-name="P3"/>
        </draw:line>
        <draw:line draw:style-name="gr23" draw:text-style-name="P37" draw:layer="layout" svg:x1="7.194cm" svg:y1="11.788cm" svg:x2="8.347cm" svg:y2="11.788cm">
          <text:p text:style-name="P3"/>
        </draw:line>
        <draw:line draw:style-name="gr23" draw:text-style-name="P37" draw:layer="layout" svg:x1="9.44cm" svg:y1="11.788cm" svg:x2="9.44cm" svg:y2="13.266cm">
          <text:p text:style-name="P3"/>
        </draw:line>
        <draw:line draw:style-name="gr23" draw:text-style-name="P37" draw:layer="layout" svg:x1="9.054cm" svg:y1="11.788cm" svg:x2="10.2cm" svg:y2="11.788cm">
          <text:p text:style-name="P3"/>
        </draw:line>
        <draw:line draw:style-name="gr23" draw:text-style-name="P37" draw:layer="layout" svg:x1="9.054cm" svg:y1="11.788cm" svg:x2="10.198cm" svg:y2="11.788cm">
          <text:p text:style-name="P3"/>
        </draw:line>
        <draw:line draw:style-name="gr23" draw:text-style-name="P37" draw:layer="layout" svg:x1="9.051cm" svg:y1="11.788cm" svg:x2="10.205cm" svg:y2="11.788cm">
          <text:p text:style-name="P3"/>
        </draw:line>
        <draw:line draw:style-name="gr23" draw:text-style-name="P37" draw:layer="layout" svg:x1="9.056cm" svg:y1="11.788cm" svg:x2="10.205cm" svg:y2="11.788cm">
          <text:p text:style-name="P3"/>
        </draw:line>
        <draw:custom-shape draw:style-name="gr24" draw:text-style-name="P37" draw:layer="layout" svg:width="1.144cm" svg:height="3.248cm" svg:x="9.057cm" svg:y="11.788cm">
          <text:p text:style-name="P3"/>
          <draw:enhanced-geometry svg:viewBox="0 0 21600 21600" draw:mirror-horizontal="false" draw:mirror-vertical="false" draw:extrusion="false" draw:extrusion-depth="0.3cm 0" draw:glue-points="10800 0 0 10800 10800 21600 21600 10800" draw:type="flowchart-process" draw:enhanced-path="M 0 0 L 21600 0 21600 21600 0 21600 0 0 Z N"/>
        </draw:custom-shape>
        <draw:line draw:style-name="gr23" draw:text-style-name="P37" draw:layer="layout" svg:x1="9.44cm" svg:y1="11.788cm" svg:x2="9.44cm" svg:y2="15.026cm">
          <text:p text:style-name="P3"/>
        </draw:line>
        <draw:line draw:style-name="gr23" draw:text-style-name="P37" draw:layer="layout" svg:x1="9.054cm" svg:y1="11.788cm" svg:x2="10.201cm" svg:y2="11.788cm">
          <text:p text:style-name="P3"/>
        </draw:line>
        <draw:line draw:style-name="gr23" draw:text-style-name="P37" draw:layer="layout" svg:x1="9.054cm" svg:y1="11.788cm" svg:x2="10.203cm" svg:y2="11.788cm">
          <text:p text:style-name="P3"/>
        </draw:line>
        <draw:line draw:style-name="gr23" draw:text-style-name="P37" draw:layer="layout" svg:x1="9.051cm" svg:y1="11.788cm" svg:x2="10.202cm" svg:y2="11.788cm">
          <text:p text:style-name="P3"/>
        </draw:line>
        <draw:line draw:style-name="gr23" draw:text-style-name="P37" draw:layer="layout" svg:x1="9.054cm" svg:y1="11.788cm" svg:x2="10.203cm" svg:y2="11.788cm">
          <text:p text:style-name="P3"/>
        </draw:line>
        <draw:line draw:style-name="gr23" draw:text-style-name="P37" draw:layer="layout" svg:x1="9.051cm" svg:y1="11.788cm" svg:x2="10.202cm" svg:y2="11.788cm">
          <text:p text:style-name="P3"/>
        </draw:line>
        <draw:line draw:style-name="gr23" draw:text-style-name="P37" draw:layer="layout" svg:x1="9.054cm" svg:y1="11.788cm" svg:x2="10.203cm" svg:y2="11.788cm">
          <text:p text:style-name="P3"/>
        </draw:line>
        <draw:line draw:style-name="gr23" draw:text-style-name="P37" draw:layer="layout" svg:x1="9.051cm" svg:y1="11.788cm" svg:x2="10.202cm" svg:y2="11.788cm">
          <text:p text:style-name="P3"/>
        </draw:line>
        <draw:custom-shape draw:style-name="gr26" draw:text-style-name="P37" draw:layer="layout" svg:width="1.754cm" svg:height="0.368cm" svg:x="6.728cm" svg:y="8.512cm">
          <text:p text:style-name="P3"/>
          <draw:enhanced-geometry svg:viewBox="0 0 21600 21600" draw:extrusion="false" draw:extrusion-depth="0.3048cm 0" draw:extrusion-first-light-direction="(-50000 0 10000)" draw:extrusion-second-light-direction="(50000 0 10000)" dr3d:shade-mode="flat" draw:extrusion-metal="false" draw:extrusion-specularity="0%" draw:extrusion-diffusion="0%" draw:glue-points="10800 0 0 10800 10800 21600 21600 10800" draw:type="flowchart-process" draw:enhanced-path="M 0 0 L 21600 0 21600 21600 0 21600 0 0 Z N"/>
        </draw:custom-shape>
        <draw:line draw:style-name="gr25" draw:text-style-name="P37" draw:layer="layout" svg:x1="6.983cm" svg:y1="8.511cm" svg:x2="6.983cm" svg:y2="8.882cm">
          <text:p text:style-name="P3"/>
        </draw:line>
        <draw:line draw:style-name="gr25" draw:text-style-name="P37" draw:layer="layout" svg:x1="7.41cm" svg:y1="8.511cm" svg:x2="7.41cm" svg:y2="8.882cm">
          <text:p text:style-name="P3"/>
        </draw:line>
        <draw:line draw:style-name="gr25" draw:text-style-name="P37" draw:layer="layout" svg:x1="7.743cm" svg:y1="8.511cm" svg:x2="7.743cm" svg:y2="8.882cm">
          <text:p text:style-name="P3"/>
        </draw:line>
        <draw:custom-shape draw:style-name="gr26" draw:text-style-name="P37" draw:layer="layout" svg:width="1.755cm" svg:height="0.374cm" svg:x="4.865cm" svg:y="10.378cm">
          <text:p text:style-name="P3"/>
          <draw:enhanced-geometry svg:viewBox="0 0 21600 21600" draw:extrusion="false" draw:extrusion-depth="0.3048cm 0" draw:extrusion-first-light-direction="(-50000 0 10000)" draw:extrusion-second-light-direction="(50000 0 10000)" dr3d:shade-mode="flat" draw:extrusion-metal="false" draw:extrusion-specularity="0%" draw:extrusion-diffusion="0%" draw:glue-points="10800 0 0 10800 10800 21600 21600 10800" draw:type="flowchart-process" draw:enhanced-path="M 0 0 L 21600 0 21600 21600 0 21600 0 0 Z N"/>
        </draw:custom-shape>
        <draw:line draw:style-name="gr25" draw:text-style-name="P37" draw:layer="layout" svg:x1="5.099cm" svg:y1="10.376cm" svg:x2="5.099cm" svg:y2="10.744cm">
          <text:p text:style-name="P3"/>
        </draw:line>
        <draw:line draw:style-name="gr25" draw:text-style-name="P37" draw:layer="layout" svg:x1="5.619cm" svg:y1="10.376cm" svg:x2="5.619cm" svg:y2="10.744cm">
          <text:p text:style-name="P3"/>
        </draw:line>
        <draw:custom-shape draw:style-name="gr26" draw:text-style-name="P38" draw:layer="layout" svg:width="1.751cm" svg:height="0.374cm" svg:x="6.731cm" svg:y="10.378cm">
          <text:p text:style-name="P3"/>
          <draw:enhanced-geometry svg:viewBox="0 0 21600 21600" draw:extrusion="false" draw:extrusion-depth="0.3048cm 0" draw:extrusion-first-light-direction="(-50000 0 10000)" draw:extrusion-second-light-direction="(50000 0 10000)" dr3d:shade-mode="flat" draw:extrusion-metal="false" draw:extrusion-specularity="0%" draw:extrusion-diffusion="0%" draw:glue-points="10800 0 0 10800 10800 21600 21600 10800" draw:type="flowchart-process" draw:enhanced-path="M 0 0 L 21600 0 21600 21600 0 21600 0 0 Z N"/>
        </draw:custom-shape>
        <draw:line draw:style-name="gr25" draw:text-style-name="P38" draw:layer="layout" svg:x1="6.966cm" svg:y1="10.376cm" svg:x2="6.966cm" svg:y2="10.747cm">
          <text:p text:style-name="P3"/>
        </draw:line>
        <draw:line draw:style-name="gr25" draw:text-style-name="P38" draw:layer="layout" svg:x1="7.402cm" svg:y1="10.376cm" svg:x2="7.402cm" svg:y2="10.747cm">
          <text:p text:style-name="P3"/>
        </draw:line>
        <draw:line draw:style-name="gr25" draw:text-style-name="P38" draw:layer="layout" svg:x1="7.625cm" svg:y1="10.376cm" svg:x2="7.625cm" svg:y2="10.747cm">
          <text:p text:style-name="P3"/>
        </draw:line>
        <draw:line draw:style-name="gr25" draw:text-style-name="P38" draw:layer="layout" svg:x1="8.14cm" svg:y1="10.376cm" svg:x2="8.14cm" svg:y2="10.747cm">
          <text:p text:style-name="P3"/>
        </draw:line>
        <draw:line draw:style-name="gr25" draw:text-style-name="P38" draw:layer="layout" svg:x1="7.954cm" svg:y1="10.376cm" svg:x2="7.954cm" svg:y2="10.747cm">
          <text:p text:style-name="P3"/>
        </draw:line>
        <draw:custom-shape draw:style-name="gr26" draw:text-style-name="P38" draw:layer="layout" svg:width="1.745cm" svg:height="0.369cm" svg:x="8.661cm" svg:y="10.378cm">
          <text:p text:style-name="P3"/>
          <draw:enhanced-geometry svg:viewBox="0 0 21600 21600" draw:extrusion="false" draw:extrusion-depth="0.3048cm 0" draw:extrusion-first-light-direction="(-50000 0 10000)" draw:extrusion-second-light-direction="(50000 0 10000)" dr3d:shade-mode="flat" draw:extrusion-metal="false" draw:extrusion-specularity="0%" draw:extrusion-diffusion="0%" draw:glue-points="10800 0 0 10800 10800 21600 21600 10800" draw:type="flowchart-process" draw:enhanced-path="M 0 0 L 21600 0 21600 21600 0 21600 0 0 Z N"/>
        </draw:custom-shape>
        <draw:line draw:style-name="gr25" draw:text-style-name="P38" draw:layer="layout" svg:x1="8.823cm" svg:y1="10.376cm" svg:x2="8.823cm" svg:y2="10.744cm">
          <text:p text:style-name="P3"/>
        </draw:line>
        <draw:line draw:style-name="gr25" draw:text-style-name="P38" draw:layer="layout" svg:x1="9.549cm" svg:y1="10.376cm" svg:x2="9.549cm" svg:y2="10.744cm">
          <text:p text:style-name="P3"/>
        </draw:line>
        <draw:line draw:style-name="gr25" draw:text-style-name="P38" draw:layer="layout" svg:x1="10.066cm" svg:y1="10.376cm" svg:x2="10.066cm" svg:y2="10.744cm">
          <text:p text:style-name="P3"/>
        </draw:line>
        <draw:line draw:style-name="gr25" draw:text-style-name="P38" draw:layer="layout" svg:x1="9.878cm" svg:y1="10.376cm" svg:x2="9.878cm" svg:y2="10.744cm">
          <text:p text:style-name="P3"/>
        </draw:line>
        <draw:line draw:style-name="gr23" draw:text-style-name="P37" draw:layer="layout" svg:x1="7.529cm" svg:y1="10.333cm" svg:x2="7.529cm" svg:y2="8.955cm">
          <text:p text:style-name="P3"/>
        </draw:line>
        <draw:line draw:style-name="gr23" draw:text-style-name="P37" draw:layer="layout" svg:x1="7.604cm" svg:y1="10.727cm" svg:x2="7.746cm" svg:y2="11.776cm">
          <text:p text:style-name="P3"/>
        </draw:line>
        <draw:line draw:style-name="gr23" draw:text-style-name="P37" draw:layer="layout" svg:x1="9.415cm" svg:y1="10.774cm" svg:x2="9.653cm" svg:y2="11.799cm">
          <text:p text:style-name="P3"/>
        </draw:line>
        <draw:line draw:style-name="gr23" draw:text-style-name="P37" draw:layer="layout" svg:x1="12.252cm" svg:y1="10.774cm" svg:x2="12.251cm" svg:y2="11.847cm">
          <text:p text:style-name="P3"/>
        </draw:line>
        <draw:line draw:style-name="gr25" draw:text-style-name="P37" draw:layer="layout" svg:x1="13.492cm" svg:y1="8.514cm" svg:x2="13.492cm" svg:y2="8.884cm">
          <text:p text:style-name="P3"/>
        </draw:line>
        <draw:line draw:style-name="gr25" draw:text-style-name="P37" draw:layer="layout" svg:x1="13.919cm" svg:y1="8.514cm" svg:x2="13.919cm" svg:y2="8.884cm">
          <text:p text:style-name="P3"/>
        </draw:line>
        <draw:line draw:style-name="gr25" draw:text-style-name="P37" draw:layer="layout" svg:x1="14.252cm" svg:y1="8.514cm" svg:x2="14.252cm" svg:y2="8.884cm">
          <text:p text:style-name="P3"/>
        </draw:line>
        <draw:line draw:style-name="gr23" draw:text-style-name="P37" draw:layer="layout" svg:x1="14.035cm" svg:y1="8.943cm" svg:x2="12.251cm" svg:y2="10.362cm">
          <text:p text:style-name="P3"/>
        </draw:line>
        <draw:line draw:style-name="gr23" draw:text-style-name="P37" draw:layer="layout" svg:x1="14.047cm" svg:y1="8.943cm" svg:x2="16.067cm" svg:y2="10.362cm">
          <text:p text:style-name="P3"/>
        </draw:line>
        <draw:custom-shape draw:style-name="gr26" draw:text-style-name="P37" draw:layer="layout" svg:width="1.745cm" svg:height="0.373cm" svg:x="13.241cm" svg:y="8.516cm">
          <text:p text:style-name="P3"/>
          <draw:enhanced-geometry svg:viewBox="0 0 21600 21600" draw:extrusion="false" draw:extrusion-depth="0.3048cm 0" draw:extrusion-first-light-direction="(-50000 0 10000)" draw:extrusion-second-light-direction="(50000 0 10000)" dr3d:shade-mode="flat" draw:extrusion-metal="false" draw:extrusion-specularity="0%" draw:extrusion-diffusion="0%" draw:glue-points="10800 0 0 10800 10800 21600 21600 10800" draw:type="flowchart-process" draw:enhanced-path="M 0 0 L 21600 0 21600 21600 0 21600 0 0 Z N"/>
        </draw:custom-shape>
        <draw:line draw:style-name="gr25" draw:text-style-name="P37" draw:layer="layout" svg:x1="13.492cm" svg:y1="8.514cm" svg:x2="13.492cm" svg:y2="8.884cm">
          <text:p text:style-name="P3"/>
        </draw:line>
        <draw:line draw:style-name="gr25" draw:text-style-name="P37" draw:layer="layout" svg:x1="13.919cm" svg:y1="8.514cm" svg:x2="13.919cm" svg:y2="8.884cm">
          <text:p text:style-name="P3"/>
        </draw:line>
        <draw:line draw:style-name="gr25" draw:text-style-name="P37" draw:layer="layout" svg:x1="14.254cm" svg:y1="8.514cm" svg:x2="14.254cm" svg:y2="8.884cm">
          <text:p text:style-name="P3"/>
        </draw:line>
        <draw:custom-shape draw:style-name="gr26" draw:text-style-name="P37" draw:layer="layout" svg:width="1.746cm" svg:height="0.378cm" svg:x="11.379cm" svg:y="10.378cm">
          <text:p text:style-name="P3"/>
          <draw:enhanced-geometry svg:viewBox="0 0 21600 21600" draw:extrusion="false" draw:extrusion-depth="0.3048cm 0" draw:extrusion-first-light-direction="(-50000 0 10000)" draw:extrusion-second-light-direction="(50000 0 10000)" dr3d:shade-mode="flat" draw:extrusion-metal="false" draw:extrusion-specularity="0%" draw:extrusion-diffusion="0%" draw:glue-points="10800 0 0 10800 10800 21600 21600 10800" draw:type="flowchart-process" draw:enhanced-path="M 0 0 L 21600 0 21600 21600 0 21600 0 0 Z N"/>
        </draw:custom-shape>
        <draw:line draw:style-name="gr25" draw:text-style-name="P37" draw:layer="layout" svg:x1="11.608cm" svg:y1="10.376cm" svg:x2="11.608cm" svg:y2="10.744cm">
          <text:p text:style-name="P3"/>
        </draw:line>
        <draw:line draw:style-name="gr25" draw:text-style-name="P37" draw:layer="layout" svg:x1="12.13cm" svg:y1="10.376cm" svg:x2="12.13cm" svg:y2="10.744cm">
          <text:p text:style-name="P3"/>
        </draw:line>
        <draw:custom-shape draw:style-name="gr26" draw:text-style-name="P38" draw:layer="layout" svg:width="1.748cm" svg:height="0.378cm" svg:x="13.243cm" svg:y="10.378cm">
          <text:p text:style-name="P3"/>
          <draw:enhanced-geometry svg:viewBox="0 0 21600 21600" draw:extrusion="false" draw:extrusion-depth="0.3048cm 0" draw:extrusion-first-light-direction="(-50000 0 10000)" draw:extrusion-second-light-direction="(50000 0 10000)" dr3d:shade-mode="flat" draw:extrusion-metal="false" draw:extrusion-specularity="0%" draw:extrusion-diffusion="0%" draw:glue-points="10800 0 0 10800 10800 21600 21600 10800" draw:type="flowchart-process" draw:enhanced-path="M 0 0 L 21600 0 21600 21600 0 21600 0 0 Z N"/>
        </draw:custom-shape>
        <draw:line draw:style-name="gr25" draw:text-style-name="P38" draw:layer="layout" svg:x1="13.476cm" svg:y1="10.376cm" svg:x2="13.476cm" svg:y2="10.747cm">
          <text:p text:style-name="P3"/>
        </draw:line>
        <draw:line draw:style-name="gr25" draw:text-style-name="P38" draw:layer="layout" svg:x1="13.912cm" svg:y1="10.376cm" svg:x2="13.912cm" svg:y2="10.747cm">
          <text:p text:style-name="P3"/>
        </draw:line>
        <draw:line draw:style-name="gr25" draw:text-style-name="P38" draw:layer="layout" svg:x1="14.134cm" svg:y1="10.376cm" svg:x2="14.134cm" svg:y2="10.747cm">
          <text:p text:style-name="P3"/>
        </draw:line>
        <draw:line draw:style-name="gr25" draw:text-style-name="P38" draw:layer="layout" svg:x1="14.463cm" svg:y1="10.376cm" svg:x2="14.463cm" svg:y2="10.747cm">
          <text:p text:style-name="P3"/>
        </draw:line>
        <draw:custom-shape draw:style-name="gr26" draw:text-style-name="P38" draw:layer="layout" svg:width="1.75cm" svg:height="0.374cm" svg:x="15.168cm" svg:y="10.378cm">
          <text:p text:style-name="P3"/>
          <draw:enhanced-geometry svg:viewBox="0 0 21600 21600" draw:extrusion="false" draw:extrusion-depth="0.3048cm 0" draw:extrusion-first-light-direction="(-50000 0 10000)" draw:extrusion-second-light-direction="(50000 0 10000)" dr3d:shade-mode="flat" draw:extrusion-metal="false" draw:extrusion-specularity="0%" draw:extrusion-diffusion="0%" draw:glue-points="10800 0 0 10800 10800 21600 21600 10800" draw:type="flowchart-process" draw:enhanced-path="M 0 0 L 21600 0 21600 21600 0 21600 0 0 Z N"/>
        </draw:custom-shape>
        <draw:line draw:style-name="gr25" draw:text-style-name="P38" draw:layer="layout" svg:x1="15.334cm" svg:y1="10.376cm" svg:x2="15.334cm" svg:y2="10.744cm">
          <text:p text:style-name="P3"/>
        </draw:line>
        <draw:line draw:style-name="gr25" draw:text-style-name="P38" draw:layer="layout" svg:x1="15.838cm" svg:y1="10.376cm" svg:x2="15.838cm" svg:y2="10.744cm">
          <text:p text:style-name="P3"/>
        </draw:line>
        <draw:line draw:style-name="gr25" draw:text-style-name="P38" draw:layer="layout" svg:x1="16.06cm" svg:y1="10.376cm" svg:x2="16.06cm" svg:y2="10.744cm">
          <text:p text:style-name="P3"/>
        </draw:line>
        <draw:line draw:style-name="gr25" draw:text-style-name="P38" draw:layer="layout" svg:x1="16.391cm" svg:y1="10.376cm" svg:x2="16.391cm" svg:y2="10.744cm">
          <text:p text:style-name="P3"/>
        </draw:line>
        <draw:line draw:style-name="gr23" draw:text-style-name="P37" draw:layer="layout" svg:x1="14.041cm" svg:y1="10.338cm" svg:x2="14.041cm" svg:y2="8.96cm">
          <text:p text:style-name="P3"/>
        </draw:line>
        <draw:line draw:style-name="gr23" draw:text-style-name="P37" draw:layer="layout" svg:x1="14.111cm" svg:y1="10.798cm" svg:x2="14.158cm" svg:y2="11.823cm">
          <text:p text:style-name="P3"/>
        </draw:line>
        <draw:line draw:style-name="gr23" draw:text-style-name="P37" draw:layer="layout" svg:x1="16.018cm" svg:y1="10.751cm" svg:x2="16.089cm" svg:y2="11.823cm">
          <text:p text:style-name="P3"/>
        </draw:line>
        <draw:line draw:style-name="gr23" draw:text-style-name="P37" draw:layer="layout" svg:x1="19.164cm" svg:y1="10.774cm" svg:x2="19.164cm" svg:y2="11.847cm">
          <text:p text:style-name="P3"/>
        </draw:line>
        <draw:line draw:style-name="gr25" draw:text-style-name="P37" draw:layer="layout" svg:x1="20.32cm" svg:y1="8.541cm" svg:x2="20.32cm" svg:y2="8.912cm">
          <text:p text:style-name="P3"/>
        </draw:line>
        <draw:line draw:style-name="gr25" draw:text-style-name="P37" draw:layer="layout" svg:x1="20.747cm" svg:y1="8.541cm" svg:x2="20.747cm" svg:y2="8.912cm">
          <text:p text:style-name="P3"/>
        </draw:line>
        <draw:line draw:style-name="gr25" draw:text-style-name="P37" draw:layer="layout" svg:x1="21.08cm" svg:y1="8.541cm" svg:x2="21.08cm" svg:y2="8.912cm">
          <text:p text:style-name="P3"/>
        </draw:line>
        <draw:line draw:style-name="gr23" draw:text-style-name="P37" draw:layer="layout" svg:x1="20.862cm" svg:y1="8.969cm" svg:x2="19.078cm" svg:y2="10.388cm">
          <text:p text:style-name="P3"/>
        </draw:line>
        <draw:line draw:style-name="gr23" draw:text-style-name="P37" draw:layer="layout" svg:x1="20.874cm" svg:y1="8.969cm" svg:x2="22.894cm" svg:y2="10.388cm">
          <text:p text:style-name="P3"/>
        </draw:line>
        <draw:custom-shape draw:style-name="gr26" draw:text-style-name="P37" draw:layer="layout" svg:width="1.748cm" svg:height="0.369cm" svg:x="20.068cm" svg:y="8.54cm">
          <text:p text:style-name="P3"/>
          <draw:enhanced-geometry svg:viewBox="0 0 21600 21600" draw:extrusion="false" draw:extrusion-depth="0.3048cm 0" draw:extrusion-first-light-direction="(-50000 0 10000)" draw:extrusion-second-light-direction="(50000 0 10000)" dr3d:shade-mode="flat" draw:extrusion-metal="false" draw:extrusion-specularity="0%" draw:extrusion-diffusion="0%" draw:glue-points="10800 0 0 10800 10800 21600 21600 10800" draw:type="flowchart-process" draw:enhanced-path="M 0 0 L 21600 0 21600 21600 0 21600 0 0 Z N"/>
        </draw:custom-shape>
        <draw:line draw:style-name="gr25" draw:text-style-name="P37" draw:layer="layout" svg:x1="20.32cm" svg:y1="8.541cm" svg:x2="20.32cm" svg:y2="8.912cm">
          <text:p text:style-name="P3"/>
        </draw:line>
        <draw:line draw:style-name="gr25" draw:text-style-name="P37" draw:layer="layout" svg:x1="20.747cm" svg:y1="8.541cm" svg:x2="20.747cm" svg:y2="8.912cm">
          <text:p text:style-name="P3"/>
        </draw:line>
        <draw:line draw:style-name="gr25" draw:text-style-name="P37" draw:layer="layout" svg:x1="21.081cm" svg:y1="8.541cm" svg:x2="21.081cm" svg:y2="8.912cm">
          <text:p text:style-name="P3"/>
        </draw:line>
        <draw:custom-shape draw:style-name="gr26" draw:text-style-name="P37" draw:layer="layout" svg:width="1.749cm" svg:height="0.373cm" svg:x="18.204cm" svg:y="10.408cm">
          <text:p text:style-name="P3"/>
          <draw:enhanced-geometry svg:viewBox="0 0 21600 21600" draw:extrusion="false" draw:extrusion-depth="0.3048cm 0" draw:extrusion-first-light-direction="(-50000 0 10000)" draw:extrusion-second-light-direction="(50000 0 10000)" dr3d:shade-mode="flat" draw:extrusion-metal="false" draw:extrusion-specularity="0%" draw:extrusion-diffusion="0%" draw:glue-points="10800 0 0 10800 10800 21600 21600 10800" draw:type="flowchart-process" draw:enhanced-path="M 0 0 L 21600 0 21600 21600 0 21600 0 0 Z N"/>
        </draw:custom-shape>
        <draw:line draw:style-name="gr25" draw:text-style-name="P37" draw:layer="layout" svg:x1="18.437cm" svg:y1="10.408cm" svg:x2="18.437cm" svg:y2="10.776cm">
          <text:p text:style-name="P3"/>
        </draw:line>
        <draw:line draw:style-name="gr25" draw:text-style-name="P37" draw:layer="layout" svg:x1="18.639cm" svg:y1="10.408cm" svg:x2="18.639cm" svg:y2="10.776cm">
          <text:p text:style-name="P3"/>
        </draw:line>
        <draw:line draw:style-name="gr25" draw:text-style-name="P37" draw:layer="layout" svg:x1="18.957cm" svg:y1="10.408cm" svg:x2="18.957cm" svg:y2="10.776cm">
          <text:p text:style-name="P3"/>
        </draw:line>
        <draw:line draw:style-name="gr25" draw:text-style-name="P37" draw:layer="layout" svg:x1="19.247cm" svg:y1="10.408cm" svg:x2="19.247cm" svg:y2="10.776cm">
          <text:p text:style-name="P3"/>
        </draw:line>
        <draw:custom-shape draw:style-name="gr26" draw:text-style-name="P38" draw:layer="layout" svg:width="1.746cm" svg:height="0.373cm" svg:x="20.07cm" svg:y="10.408cm">
          <text:p text:style-name="P3"/>
          <draw:enhanced-geometry svg:viewBox="0 0 21600 21600" draw:extrusion="false" draw:extrusion-depth="0.3048cm 0" draw:extrusion-first-light-direction="(-50000 0 10000)" draw:extrusion-second-light-direction="(50000 0 10000)" dr3d:shade-mode="flat" draw:extrusion-metal="false" draw:extrusion-specularity="0%" draw:extrusion-diffusion="0%" draw:glue-points="10800 0 0 10800 10800 21600 21600 10800" draw:type="flowchart-process" draw:enhanced-path="M 0 0 L 21600 0 21600 21600 0 21600 0 0 Z N"/>
        </draw:custom-shape>
        <draw:line draw:style-name="gr25" draw:text-style-name="P38" draw:layer="layout" svg:x1="20.303cm" svg:y1="10.408cm" svg:x2="20.303cm" svg:y2="10.779cm">
          <text:p text:style-name="P3"/>
        </draw:line>
        <draw:line draw:style-name="gr25" draw:text-style-name="P38" draw:layer="layout" svg:x1="21.476cm" svg:y1="10.408cm" svg:x2="21.476cm" svg:y2="10.779cm">
          <text:p text:style-name="P3"/>
        </draw:line>
        <draw:line draw:style-name="gr25" draw:text-style-name="P38" draw:layer="layout" svg:x1="21.127cm" svg:y1="10.408cm" svg:x2="21.127cm" svg:y2="10.779cm">
          <text:p text:style-name="P3"/>
        </draw:line>
        <draw:custom-shape draw:style-name="gr26" draw:text-style-name="P38" draw:layer="layout" svg:width="1.752cm" svg:height="0.368cm" svg:x="21.996cm" svg:y="10.408cm">
          <text:p text:style-name="P3"/>
          <draw:enhanced-geometry svg:viewBox="0 0 21600 21600" draw:extrusion="false" draw:extrusion-depth="0.3048cm 0" draw:extrusion-first-light-direction="(-50000 0 10000)" draw:extrusion-second-light-direction="(50000 0 10000)" dr3d:shade-mode="flat" draw:extrusion-metal="false" draw:extrusion-specularity="0%" draw:extrusion-diffusion="0%" draw:glue-points="10800 0 0 10800 10800 21600 21600 10800" draw:type="flowchart-process" draw:enhanced-path="M 0 0 L 21600 0 21600 21600 0 21600 0 0 Z N"/>
        </draw:custom-shape>
        <draw:line draw:style-name="gr25" draw:text-style-name="P38" draw:layer="layout" svg:x1="22.162cm" svg:y1="10.408cm" svg:x2="22.162cm" svg:y2="10.776cm">
          <text:p text:style-name="P3"/>
        </draw:line>
        <draw:line draw:style-name="gr25" draw:text-style-name="P38" draw:layer="layout" svg:x1="22.665cm" svg:y1="10.408cm" svg:x2="22.665cm" svg:y2="10.776cm">
          <text:p text:style-name="P3"/>
        </draw:line>
        <draw:line draw:style-name="gr25" draw:text-style-name="P38" draw:layer="layout" svg:x1="23.404cm" svg:y1="10.408cm" svg:x2="23.404cm" svg:y2="10.776cm">
          <text:p text:style-name="P3"/>
        </draw:line>
        <draw:line draw:style-name="gr23" draw:text-style-name="P37" draw:layer="layout" svg:x1="20.869cm" svg:y1="10.365cm" svg:x2="20.869cm" svg:y2="8.986cm">
          <text:p text:style-name="P3"/>
        </draw:line>
        <draw:line draw:style-name="gr23" draw:text-style-name="P37" draw:layer="layout" svg:x1="20.952cm" svg:y1="10.798cm" svg:x2="21.024cm" svg:y2="11.823cm">
          <text:p text:style-name="P3"/>
        </draw:line>
        <draw:line draw:style-name="gr23" draw:text-style-name="P37" draw:layer="layout" svg:x1="22.74cm" svg:y1="10.774cm" svg:x2="22.954cm" svg:y2="11.799cm">
          <text:p text:style-name="P3"/>
        </draw:line>
        <draw:custom-shape draw:style-name="gr26" draw:text-style-name="P37" draw:layer="layout" svg:width="1.749cm" svg:height="0.367cm" svg:x="13.197cm" svg:y="5.239cm">
          <text:p text:style-name="P3"/>
          <draw:enhanced-geometry svg:viewBox="0 0 21600 21600" draw:extrusion="false" draw:extrusion-depth="0.3048cm 0" draw:extrusion-first-light-direction="(-50000 0 10000)" draw:extrusion-second-light-direction="(50000 0 10000)" dr3d:shade-mode="flat" draw:extrusion-metal="false" draw:extrusion-specularity="0%" draw:extrusion-diffusion="0%" draw:glue-points="10800 0 0 10800 10800 21600 21600 10800" draw:type="flowchart-process" draw:enhanced-path="M 0 0 L 21600 0 21600 21600 0 21600 0 0 Z N"/>
        </draw:custom-shape>
        <draw:frame draw:style-name="gr27" draw:text-style-name="P40" draw:layer="layout" svg:width="1.448cm" svg:height="1.55cm" svg:x="13.569cm" svg:y="4.09cm">
          <draw:text-box>
            <text:p text:style-name="P39"><text:span text:style-name="T26">ISA</text:span></text:p>
          </draw:text-box>
        </draw:frame>
        <draw:line draw:style-name="gr23" draw:text-style-name="P37" draw:layer="layout" svg:x1="14.017cm" svg:y1="5.661cm" svg:x2="7.629cm" svg:y2="7.363cm">
          <text:p text:style-name="P3"/>
        </draw:line>
        <draw:line draw:style-name="gr23" draw:text-style-name="P37" draw:layer="layout" svg:x1="7.61cm" svg:y1="7.378cm" svg:x2="7.61cm" svg:y2="8.429cm">
          <text:p text:style-name="P3"/>
        </draw:line>
        <draw:line draw:style-name="gr23" draw:text-style-name="P37" draw:layer="layout" svg:x1="14.059cm" svg:y1="5.687cm" svg:x2="14.059cm" svg:y2="8.344cm">
          <text:p text:style-name="P3"/>
        </draw:line>
        <draw:line draw:style-name="gr23" draw:text-style-name="P37" draw:layer="layout" svg:x1="14.132cm" svg:y1="5.687cm" svg:x2="20.886cm" svg:y2="7.422cm">
          <text:p text:style-name="P3"/>
        </draw:line>
        <draw:line draw:style-name="gr23" draw:text-style-name="P37" draw:layer="layout" svg:x1="7.61cm" svg:y1="7.378cm" svg:x2="7.61cm" svg:y2="8.429cm">
          <text:p text:style-name="P3"/>
        </draw:line>
        <draw:line draw:style-name="gr23" draw:text-style-name="P37" draw:layer="layout" svg:x1="7.61cm" svg:y1="7.383cm" svg:x2="7.61cm" svg:y2="8.434cm">
          <text:p text:style-name="P3"/>
        </draw:line>
        <draw:line draw:style-name="gr23" draw:text-style-name="P37" draw:layer="layout" svg:x1="20.91cm" svg:y1="7.434cm" svg:x2="20.91cm" svg:y2="8.417cm">
          <text:p text:style-name="P3"/>
        </draw:line>
        <draw:frame draw:style-name="gr28" draw:text-style-name="P42" draw:layer="layout" svg:width="2.452cm" svg:height="1.918cm" svg:x="1.645cm" svg:y="7.656cm">
          <draw:text-box>
            <text:p text:style-name="P41"><text:span text:style-name="T27">Formats</text:span></text:p>
          </draw:text-box>
        </draw:frame>
        <draw:line draw:style-name="gr23" draw:text-style-name="P37" draw:layer="layout" svg:x1="5.311cm" svg:y1="12.077cm" svg:x2="6.443cm" svg:y2="12.077cm">
          <text:p text:style-name="P3"/>
        </draw:line>
        <draw:line draw:style-name="gr23" draw:text-style-name="P37" draw:layer="layout" svg:x1="5.318cm" svg:y1="12.701cm" svg:x2="6.45cm" svg:y2="12.701cm">
          <text:p text:style-name="P3"/>
        </draw:line>
        <draw:line draw:style-name="gr23" draw:text-style-name="P37" draw:layer="layout" svg:x1="5.306cm" svg:y1="12.389cm" svg:x2="6.45cm" svg:y2="12.389cm">
          <text:p text:style-name="P3"/>
        </draw:line>
        <draw:line draw:style-name="gr23" draw:text-style-name="P37" draw:layer="layout" svg:x1="5.325cm" svg:y1="13.019cm" svg:x2="6.456cm" svg:y2="13.019cm">
          <text:p text:style-name="P3"/>
        </draw:line>
        <draw:line draw:style-name="gr23" draw:text-style-name="P37" draw:layer="layout" svg:x1="5.318cm" svg:y1="13.304cm" svg:x2="6.45cm" svg:y2="13.304cm">
          <text:p text:style-name="P3"/>
        </draw:line>
        <draw:line draw:style-name="gr23" draw:text-style-name="P37" draw:layer="layout" svg:x1="5.33cm" svg:y1="13.607cm" svg:x2="6.462cm" svg:y2="13.607cm">
          <text:p text:style-name="P3"/>
        </draw:line>
        <draw:line draw:style-name="gr23" draw:text-style-name="P37" draw:layer="layout" svg:x1="5.33cm" svg:y1="13.908cm" svg:x2="6.462cm" svg:y2="13.908cm">
          <text:p text:style-name="P3"/>
        </draw:line>
        <draw:line draw:style-name="gr23" draw:text-style-name="P37" draw:layer="layout" svg:x1="7.212cm" svg:y1="12.077cm" svg:x2="8.344cm" svg:y2="12.077cm">
          <text:p text:style-name="P3"/>
        </draw:line>
        <draw:line draw:style-name="gr23" draw:text-style-name="P37" draw:layer="layout" svg:x1="7.201cm" svg:y1="12.405cm" svg:x2="8.332cm" svg:y2="12.405cm">
          <text:p text:style-name="P3"/>
        </draw:line>
        <draw:line draw:style-name="gr23" draw:text-style-name="P37" draw:layer="layout" svg:x1="7.206cm" svg:y1="12.74cm" svg:x2="8.338cm" svg:y2="12.74cm">
          <text:p text:style-name="P3"/>
        </draw:line>
        <draw:line draw:style-name="gr23" draw:text-style-name="P37" draw:layer="layout" svg:x1="7.212cm" svg:y1="13.002cm" svg:x2="8.344cm" svg:y2="13.002cm">
          <text:p text:style-name="P3"/>
        </draw:line>
        <draw:line draw:style-name="gr23" draw:text-style-name="P37" draw:layer="layout" svg:x1="9.073cm" svg:y1="12.128cm" svg:x2="10.205cm" svg:y2="12.128cm">
          <text:p text:style-name="P3"/>
        </draw:line>
        <draw:line draw:style-name="gr23" draw:text-style-name="P37" draw:layer="layout" svg:x1="9.073cm" svg:y1="12.471cm" svg:x2="10.205cm" svg:y2="12.471cm">
          <text:p text:style-name="P3"/>
        </draw:line>
        <draw:line draw:style-name="gr23" draw:text-style-name="P37" draw:layer="layout" svg:x1="9.051cm" svg:y1="12.815cm" svg:x2="10.183cm" svg:y2="12.815cm">
          <text:p text:style-name="P3"/>
        </draw:line>
        <draw:line draw:style-name="gr23" draw:text-style-name="P37" draw:layer="layout" svg:x1="9.073cm" svg:y1="13.198cm" svg:x2="10.205cm" svg:y2="13.198cm">
          <text:p text:style-name="P3"/>
        </draw:line>
        <draw:line draw:style-name="gr23" draw:text-style-name="P37" draw:layer="layout" svg:x1="9.046cm" svg:y1="13.551cm" svg:x2="10.178cm" svg:y2="13.551cm">
          <text:p text:style-name="P3"/>
        </draw:line>
        <draw:line draw:style-name="gr23" draw:text-style-name="P37" draw:layer="layout" svg:x1="9.088cm" svg:y1="13.908cm" svg:x2="10.22cm" svg:y2="13.908cm">
          <text:p text:style-name="P3"/>
        </draw:line>
        <draw:line draw:style-name="gr23" draw:text-style-name="P37" draw:layer="layout" svg:x1="9.079cm" svg:y1="14.251cm" svg:x2="10.211cm" svg:y2="14.251cm">
          <text:p text:style-name="P3"/>
        </draw:line>
        <draw:line draw:style-name="gr23" draw:text-style-name="P37" draw:layer="layout" svg:x1="9.065cm" svg:y1="14.629cm" svg:x2="10.197cm" svg:y2="14.629cm">
          <text:p text:style-name="P3"/>
        </draw:line>
        <draw:line draw:style-name="gr23" draw:text-style-name="P37" draw:layer="layout" svg:x1="12.135cm" svg:y1="11.881cm" svg:x2="12.135cm" svg:y2="14.392cm">
          <text:p text:style-name="P3"/>
        </draw:line>
        <draw:line draw:style-name="gr23" draw:text-style-name="P37" draw:layer="layout" svg:x1="11.749cm" svg:y1="11.881cm" svg:x2="12.895cm" svg:y2="11.881cm">
          <text:p text:style-name="P3"/>
        </draw:line>
        <draw:line draw:style-name="gr23" draw:text-style-name="P37" draw:layer="layout" svg:x1="11.751cm" svg:y1="11.881cm" svg:x2="12.894cm" svg:y2="11.881cm">
          <text:p text:style-name="P3"/>
        </draw:line>
        <draw:line draw:style-name="gr23" draw:text-style-name="P37" draw:layer="layout" svg:x1="11.746cm" svg:y1="11.881cm" svg:x2="12.898cm" svg:y2="11.881cm">
          <text:p text:style-name="P3"/>
        </draw:line>
        <draw:line draw:style-name="gr23" draw:text-style-name="P37" draw:layer="layout" svg:x1="11.751cm" svg:y1="11.881cm" svg:x2="12.899cm" svg:y2="11.881cm">
          <text:p text:style-name="P3"/>
        </draw:line>
        <draw:line draw:style-name="gr23" draw:text-style-name="P37" draw:layer="layout" svg:x1="11.746cm" svg:y1="11.881cm" svg:x2="12.892cm" svg:y2="11.881cm">
          <text:p text:style-name="P3"/>
        </draw:line>
        <draw:line draw:style-name="gr23" draw:text-style-name="P37" draw:layer="layout" svg:x1="11.746cm" svg:y1="11.881cm" svg:x2="12.898cm" svg:y2="11.881cm">
          <text:p text:style-name="P3"/>
        </draw:line>
        <draw:custom-shape draw:style-name="gr24" draw:text-style-name="P37" draw:layer="layout" svg:width="1.146cm" svg:height="2.519cm" svg:x="11.751cm" svg:y="11.883cm">
          <text:p text:style-name="P3"/>
          <draw:enhanced-geometry svg:viewBox="0 0 21600 21600" draw:mirror-horizontal="false" draw:mirror-vertical="false" draw:extrusion="false" draw:extrusion-depth="0.3cm 0" draw:glue-points="10800 0 0 10800 10800 21600 21600 10800" draw:type="flowchart-process" draw:enhanced-path="M 0 0 L 21600 0 21600 21600 0 21600 0 0 Z N"/>
        </draw:custom-shape>
        <draw:line draw:style-name="gr23" draw:text-style-name="P37" draw:layer="layout" svg:x1="12.135cm" svg:y1="11.881cm" svg:x2="12.135cm" svg:y2="14.392cm">
          <text:p text:style-name="P3"/>
        </draw:line>
        <draw:line draw:style-name="gr23" draw:text-style-name="P37" draw:layer="layout" svg:x1="11.749cm" svg:y1="11.881cm" svg:x2="12.895cm" svg:y2="11.881cm">
          <text:p text:style-name="P3"/>
        </draw:line>
        <draw:line draw:style-name="gr23" draw:text-style-name="P37" draw:layer="layout" svg:x1="11.748cm" svg:y1="11.881cm" svg:x2="12.897cm" svg:y2="11.881cm">
          <text:p text:style-name="P3"/>
        </draw:line>
        <draw:line draw:style-name="gr23" draw:text-style-name="P37" draw:layer="layout" svg:x1="11.746cm" svg:y1="11.881cm" svg:x2="12.897cm" svg:y2="11.881cm">
          <text:p text:style-name="P3"/>
        </draw:line>
        <draw:line draw:style-name="gr23" draw:text-style-name="P37" draw:layer="layout" svg:x1="11.749cm" svg:y1="11.881cm" svg:x2="12.897cm" svg:y2="11.881cm">
          <text:p text:style-name="P3"/>
        </draw:line>
        <draw:line draw:style-name="gr23" draw:text-style-name="P37" draw:layer="layout" svg:x1="11.746cm" svg:y1="11.881cm" svg:x2="12.897cm" svg:y2="11.881cm">
          <text:p text:style-name="P3"/>
        </draw:line>
        <draw:line draw:style-name="gr23" draw:text-style-name="P37" draw:layer="layout" svg:x1="11.746cm" svg:y1="11.881cm" svg:x2="12.898cm" svg:y2="11.881cm">
          <text:p text:style-name="P3"/>
        </draw:line>
        <draw:line draw:style-name="gr23" draw:text-style-name="P37" draw:layer="layout" svg:x1="14.025cm" svg:y1="11.881cm" svg:x2="14.025cm" svg:y2="13.356cm">
          <text:p text:style-name="P3"/>
        </draw:line>
        <draw:line draw:style-name="gr23" draw:text-style-name="P37" draw:layer="layout" svg:x1="13.638cm" svg:y1="11.881cm" svg:x2="14.784cm" svg:y2="11.881cm">
          <text:p text:style-name="P3"/>
        </draw:line>
        <draw:line draw:style-name="gr23" draw:text-style-name="P37" draw:layer="layout" svg:x1="13.638cm" svg:y1="11.881cm" svg:x2="14.784cm" svg:y2="11.881cm">
          <text:p text:style-name="P3"/>
        </draw:line>
        <draw:line draw:style-name="gr23" draw:text-style-name="P37" draw:layer="layout" svg:x1="13.633cm" svg:y1="11.881cm" svg:x2="14.787cm" svg:y2="11.881cm">
          <text:p text:style-name="P3"/>
        </draw:line>
        <draw:line draw:style-name="gr23" draw:text-style-name="P37" draw:layer="layout" svg:x1="13.638cm" svg:y1="11.881cm" svg:x2="14.788cm" svg:y2="11.881cm">
          <text:p text:style-name="P3"/>
        </draw:line>
        <draw:custom-shape draw:style-name="gr24" draw:text-style-name="P37" draw:layer="layout" svg:width="1.148cm" svg:height="1.488cm" svg:x="13.635cm" svg:y="11.883cm">
          <text:p text:style-name="P3"/>
          <draw:enhanced-geometry svg:viewBox="0 0 21600 21600" draw:mirror-horizontal="false" draw:mirror-vertical="false" draw:extrusion="false" draw:extrusion-depth="0.3cm 0" draw:glue-points="10800 0 0 10800 10800 21600 21600 10800" draw:type="flowchart-process" draw:enhanced-path="M 0 0 L 21600 0 21600 21600 0 21600 0 0 Z N"/>
        </draw:custom-shape>
        <draw:line draw:style-name="gr23" draw:text-style-name="P37" draw:layer="layout" svg:x1="14.025cm" svg:y1="11.881cm" svg:x2="14.025cm" svg:y2="13.348cm">
          <text:p text:style-name="P3"/>
        </draw:line>
        <draw:line draw:style-name="gr23" draw:text-style-name="P37" draw:layer="layout" svg:x1="13.638cm" svg:y1="11.881cm" svg:x2="14.785cm" svg:y2="11.881cm">
          <text:p text:style-name="P3"/>
        </draw:line>
        <draw:line draw:style-name="gr23" draw:text-style-name="P37" draw:layer="layout" svg:x1="13.636cm" svg:y1="11.881cm" svg:x2="14.786cm" svg:y2="11.881cm">
          <text:p text:style-name="P3"/>
        </draw:line>
        <draw:line draw:style-name="gr23" draw:text-style-name="P37" draw:layer="layout" svg:x1="13.633cm" svg:y1="11.881cm" svg:x2="14.785cm" svg:y2="11.881cm">
          <text:p text:style-name="P3"/>
        </draw:line>
        <draw:line draw:style-name="gr23" draw:text-style-name="P37" draw:layer="layout" svg:x1="15.878cm" svg:y1="11.881cm" svg:x2="15.878cm" svg:y2="13.358cm">
          <text:p text:style-name="P3"/>
        </draw:line>
        <draw:line draw:style-name="gr23" draw:text-style-name="P37" draw:layer="layout" svg:x1="15.493cm" svg:y1="11.881cm" svg:x2="16.639cm" svg:y2="11.881cm">
          <text:p text:style-name="P3"/>
        </draw:line>
        <draw:line draw:style-name="gr23" draw:text-style-name="P37" draw:layer="layout" svg:x1="15.493cm" svg:y1="11.881cm" svg:x2="16.637cm" svg:y2="11.881cm">
          <text:p text:style-name="P3"/>
        </draw:line>
        <draw:line draw:style-name="gr23" draw:text-style-name="P37" draw:layer="layout" svg:x1="15.49cm" svg:y1="11.881cm" svg:x2="16.644cm" svg:y2="11.881cm">
          <text:p text:style-name="P3"/>
        </draw:line>
        <draw:line draw:style-name="gr23" draw:text-style-name="P37" draw:layer="layout" svg:x1="15.495cm" svg:y1="11.881cm" svg:x2="16.644cm" svg:y2="11.881cm">
          <text:p text:style-name="P3"/>
        </draw:line>
        <draw:custom-shape draw:style-name="gr24" draw:text-style-name="P37" draw:layer="layout" svg:width="1.151cm" svg:height="2.284cm" svg:x="15.492cm" svg:y="11.883cm">
          <text:p text:style-name="P3"/>
          <draw:enhanced-geometry svg:viewBox="0 0 21600 21600" draw:mirror-horizontal="false" draw:mirror-vertical="false" draw:extrusion="false" draw:extrusion-depth="0.3cm 0" draw:glue-points="10800 0 0 10800 10800 21600 21600 10800" draw:type="flowchart-process" draw:enhanced-path="M 0 0 L 21600 0 21600 21600 0 21600 0 0 Z N"/>
        </draw:custom-shape>
        <draw:line draw:style-name="gr23" draw:text-style-name="P37" draw:layer="layout" svg:x1="15.878cm" svg:y1="11.881cm" svg:x2="15.878cm" svg:y2="14.148cm">
          <text:p text:style-name="P3"/>
        </draw:line>
        <draw:line draw:style-name="gr23" draw:text-style-name="P37" draw:layer="layout" svg:x1="15.493cm" svg:y1="11.881cm" svg:x2="16.64cm" svg:y2="11.881cm">
          <text:p text:style-name="P3"/>
        </draw:line>
        <draw:line draw:style-name="gr23" draw:text-style-name="P37" draw:layer="layout" svg:x1="15.493cm" svg:y1="11.881cm" svg:x2="16.643cm" svg:y2="11.881cm">
          <text:p text:style-name="P3"/>
        </draw:line>
        <draw:line draw:style-name="gr23" draw:text-style-name="P37" draw:layer="layout" svg:x1="15.49cm" svg:y1="11.881cm" svg:x2="16.642cm" svg:y2="11.881cm">
          <text:p text:style-name="P3"/>
        </draw:line>
        <draw:line draw:style-name="gr23" draw:text-style-name="P37" draw:layer="layout" svg:x1="15.493cm" svg:y1="11.881cm" svg:x2="16.643cm" svg:y2="11.881cm">
          <text:p text:style-name="P3"/>
        </draw:line>
        <draw:line draw:style-name="gr23" draw:text-style-name="P37" draw:layer="layout" svg:x1="15.49cm" svg:y1="11.881cm" svg:x2="16.642cm" svg:y2="11.881cm">
          <text:p text:style-name="P3"/>
        </draw:line>
        <draw:line draw:style-name="gr23" draw:text-style-name="P37" draw:layer="layout" svg:x1="15.493cm" svg:y1="11.881cm" svg:x2="16.643cm" svg:y2="11.881cm">
          <text:p text:style-name="P3"/>
        </draw:line>
        <draw:line draw:style-name="gr23" draw:text-style-name="P37" draw:layer="layout" svg:x1="15.49cm" svg:y1="11.881cm" svg:x2="16.642cm" svg:y2="11.881cm">
          <text:p text:style-name="P3"/>
        </draw:line>
        <draw:line draw:style-name="gr23" draw:text-style-name="P37" draw:layer="layout" svg:x1="11.749cm" svg:y1="12.171cm" svg:x2="12.881cm" svg:y2="12.171cm">
          <text:p text:style-name="P3"/>
        </draw:line>
        <draw:line draw:style-name="gr23" draw:text-style-name="P37" draw:layer="layout" svg:x1="11.756cm" svg:y1="12.793cm" svg:x2="12.888cm" svg:y2="12.793cm">
          <text:p text:style-name="P3"/>
        </draw:line>
        <draw:line draw:style-name="gr23" draw:text-style-name="P37" draw:layer="layout" svg:x1="11.745cm" svg:y1="12.483cm" svg:x2="12.89cm" svg:y2="12.483cm">
          <text:p text:style-name="P3"/>
        </draw:line>
        <draw:line draw:style-name="gr23" draw:text-style-name="P37" draw:layer="layout" svg:x1="11.763cm" svg:y1="13.111cm" svg:x2="12.895cm" svg:y2="13.111cm">
          <text:p text:style-name="P3"/>
        </draw:line>
        <draw:line draw:style-name="gr23" draw:text-style-name="P37" draw:layer="layout" svg:x1="11.756cm" svg:y1="13.401cm" svg:x2="12.888cm" svg:y2="13.401cm">
          <text:p text:style-name="P3"/>
        </draw:line>
        <draw:line draw:style-name="gr23" draw:text-style-name="P37" draw:layer="layout" svg:x1="11.769cm" svg:y1="13.702cm" svg:x2="12.901cm" svg:y2="13.702cm">
          <text:p text:style-name="P3"/>
        </draw:line>
        <draw:line draw:style-name="gr23" draw:text-style-name="P37" draw:layer="layout" svg:x1="11.769cm" svg:y1="14.004cm" svg:x2="12.901cm" svg:y2="14.004cm">
          <text:p text:style-name="P3"/>
        </draw:line>
        <draw:line draw:style-name="gr23" draw:text-style-name="P37" draw:layer="layout" svg:x1="13.651cm" svg:y1="12.171cm" svg:x2="14.783cm" svg:y2="12.171cm">
          <text:p text:style-name="P3"/>
        </draw:line>
        <draw:line draw:style-name="gr23" draw:text-style-name="P37" draw:layer="layout" svg:x1="13.638cm" svg:y1="12.498cm" svg:x2="14.77cm" svg:y2="12.498cm">
          <text:p text:style-name="P3"/>
        </draw:line>
        <draw:line draw:style-name="gr23" draw:text-style-name="P37" draw:layer="layout" svg:x1="13.643cm" svg:y1="12.834cm" svg:x2="14.775cm" svg:y2="12.834cm">
          <text:p text:style-name="P3"/>
        </draw:line>
        <draw:line draw:style-name="gr23" draw:text-style-name="P37" draw:layer="layout" svg:x1="13.651cm" svg:y1="13.093cm" svg:x2="14.782cm" svg:y2="13.093cm">
          <text:p text:style-name="P3"/>
        </draw:line>
        <draw:line draw:style-name="gr23" draw:text-style-name="P37" draw:layer="layout" svg:x1="15.512cm" svg:y1="12.219cm" svg:x2="16.644cm" svg:y2="12.219cm">
          <text:p text:style-name="P3"/>
        </draw:line>
        <draw:line draw:style-name="gr23" draw:text-style-name="P37" draw:layer="layout" svg:x1="15.512cm" svg:y1="12.565cm" svg:x2="16.644cm" svg:y2="12.565cm">
          <text:p text:style-name="P3"/>
        </draw:line>
        <draw:line draw:style-name="gr23" draw:text-style-name="P37" draw:layer="layout" svg:x1="15.49cm" svg:y1="12.91cm" svg:x2="16.622cm" svg:y2="12.91cm">
          <text:p text:style-name="P3"/>
        </draw:line>
        <draw:line draw:style-name="gr23" draw:text-style-name="P37" draw:layer="layout" svg:x1="15.512cm" svg:y1="13.289cm" svg:x2="16.644cm" svg:y2="13.289cm">
          <text:p text:style-name="P3"/>
        </draw:line>
        <draw:line draw:style-name="gr23" draw:text-style-name="P37" draw:layer="layout" svg:x1="15.483cm" svg:y1="13.641cm" svg:x2="16.615cm" svg:y2="13.641cm">
          <text:p text:style-name="P3"/>
        </draw:line>
        <draw:line draw:style-name="gr23" draw:text-style-name="P37" draw:layer="layout" svg:x1="15.526cm" svg:y1="14.004cm" svg:x2="16.657cm" svg:y2="14.004cm">
          <text:p text:style-name="P3"/>
        </draw:line>
        <draw:line draw:style-name="gr23" draw:text-style-name="P37" draw:layer="layout" svg:x1="18.627cm" svg:y1="11.881cm" svg:x2="19.773cm" svg:y2="11.881cm">
          <text:p text:style-name="P3"/>
        </draw:line>
        <draw:line draw:style-name="gr23" draw:text-style-name="P37" draw:layer="layout" svg:x1="18.629cm" svg:y1="11.881cm" svg:x2="19.772cm" svg:y2="11.881cm">
          <text:p text:style-name="P3"/>
        </draw:line>
        <draw:line draw:style-name="gr23" draw:text-style-name="P37" draw:layer="layout" svg:x1="18.624cm" svg:y1="11.881cm" svg:x2="19.776cm" svg:y2="11.881cm">
          <text:p text:style-name="P3"/>
        </draw:line>
        <draw:line draw:style-name="gr23" draw:text-style-name="P37" draw:layer="layout" svg:x1="18.629cm" svg:y1="11.881cm" svg:x2="19.777cm" svg:y2="11.881cm">
          <text:p text:style-name="P3"/>
        </draw:line>
        <draw:line draw:style-name="gr23" draw:text-style-name="P37" draw:layer="layout" svg:x1="18.624cm" svg:y1="11.881cm" svg:x2="19.77cm" svg:y2="11.881cm">
          <text:p text:style-name="P3"/>
        </draw:line>
        <draw:line draw:style-name="gr23" draw:text-style-name="P37" draw:layer="layout" svg:x1="18.624cm" svg:y1="11.881cm" svg:x2="19.776cm" svg:y2="11.881cm">
          <text:p text:style-name="P3"/>
        </draw:line>
        <draw:custom-shape draw:style-name="gr24" draw:text-style-name="P37" draw:layer="layout" svg:width="1.145cm" svg:height="0.596cm" svg:x="18.63cm" svg:y="11.887cm">
          <text:p text:style-name="P3"/>
          <draw:enhanced-geometry svg:viewBox="0 0 21600 21600" draw:mirror-horizontal="false" draw:mirror-vertical="false" draw:extrusion="false" draw:extrusion-depth="0.3cm 0" draw:glue-points="10800 0 0 10800 10800 21600 21600 10800" draw:type="flowchart-process" draw:enhanced-path="M 0 0 L 21600 0 21600 21600 0 21600 0 0 Z N"/>
        </draw:custom-shape>
        <draw:line draw:style-name="gr23" draw:text-style-name="P37" draw:layer="layout" svg:x1="19.014cm" svg:y1="11.881cm" svg:x2="19.014cm" svg:y2="12.496cm">
          <text:p text:style-name="P3"/>
        </draw:line>
        <draw:line draw:style-name="gr23" draw:text-style-name="P37" draw:layer="layout" svg:x1="18.627cm" svg:y1="11.881cm" svg:x2="19.773cm" svg:y2="11.881cm">
          <text:p text:style-name="P3"/>
        </draw:line>
        <draw:line draw:style-name="gr23" draw:text-style-name="P37" draw:layer="layout" svg:x1="18.626cm" svg:y1="11.881cm" svg:x2="19.775cm" svg:y2="11.881cm">
          <text:p text:style-name="P3"/>
        </draw:line>
        <draw:line draw:style-name="gr23" draw:text-style-name="P37" draw:layer="layout" svg:x1="18.624cm" svg:y1="11.881cm" svg:x2="19.775cm" svg:y2="11.881cm">
          <text:p text:style-name="P3"/>
        </draw:line>
        <draw:line draw:style-name="gr23" draw:text-style-name="P37" draw:layer="layout" svg:x1="18.627cm" svg:y1="11.881cm" svg:x2="19.775cm" svg:y2="11.881cm">
          <text:p text:style-name="P3"/>
        </draw:line>
        <draw:line draw:style-name="gr23" draw:text-style-name="P37" draw:layer="layout" svg:x1="18.624cm" svg:y1="11.881cm" svg:x2="19.775cm" svg:y2="11.881cm">
          <text:p text:style-name="P3"/>
        </draw:line>
        <draw:line draw:style-name="gr23" draw:text-style-name="P37" draw:layer="layout" svg:x1="18.624cm" svg:y1="11.881cm" svg:x2="19.776cm" svg:y2="11.881cm">
          <text:p text:style-name="P3"/>
        </draw:line>
        <draw:line draw:style-name="gr23" draw:text-style-name="P37" draw:layer="layout" svg:x1="20.903cm" svg:y1="11.881cm" svg:x2="20.903cm" svg:y2="13.356cm">
          <text:p text:style-name="P3"/>
        </draw:line>
        <draw:line draw:style-name="gr23" draw:text-style-name="P37" draw:layer="layout" svg:x1="20.516cm" svg:y1="11.881cm" svg:x2="21.662cm" svg:y2="11.881cm">
          <text:p text:style-name="P3"/>
        </draw:line>
        <draw:line draw:style-name="gr23" draw:text-style-name="P37" draw:layer="layout" svg:x1="20.516cm" svg:y1="11.881cm" svg:x2="21.662cm" svg:y2="11.881cm">
          <text:p text:style-name="P3"/>
        </draw:line>
        <draw:line draw:style-name="gr23" draw:text-style-name="P37" draw:layer="layout" svg:x1="20.512cm" svg:y1="11.881cm" svg:x2="21.666cm" svg:y2="11.881cm">
          <text:p text:style-name="P3"/>
        </draw:line>
        <draw:line draw:style-name="gr23" draw:text-style-name="P37" draw:layer="layout" svg:x1="20.516cm" svg:y1="11.881cm" svg:x2="21.666cm" svg:y2="11.881cm">
          <text:p text:style-name="P3"/>
        </draw:line>
        <draw:custom-shape draw:style-name="gr24" draw:text-style-name="P37" draw:layer="layout" svg:width="1.146cm" svg:height="1.484cm" svg:x="20.517cm" svg:y="11.887cm">
          <text:p text:style-name="P3"/>
          <draw:enhanced-geometry svg:viewBox="0 0 21600 21600" draw:mirror-horizontal="false" draw:mirror-vertical="false" draw:extrusion="false" draw:extrusion-depth="0.3cm 0" draw:glue-points="10800 0 0 10800 10800 21600 21600 10800" draw:type="flowchart-process" draw:enhanced-path="M 0 0 L 21600 0 21600 21600 0 21600 0 0 Z N"/>
        </draw:custom-shape>
        <draw:line draw:style-name="gr23" draw:text-style-name="P37" draw:layer="layout" svg:x1="20.903cm" svg:y1="11.881cm" svg:x2="20.903cm" svg:y2="13.348cm">
          <text:p text:style-name="P3"/>
        </draw:line>
        <draw:line draw:style-name="gr23" draw:text-style-name="P37" draw:layer="layout" svg:x1="20.516cm" svg:y1="11.881cm" svg:x2="21.663cm" svg:y2="11.881cm">
          <text:p text:style-name="P3"/>
        </draw:line>
        <draw:line draw:style-name="gr23" draw:text-style-name="P37" draw:layer="layout" svg:x1="20.514cm" svg:y1="11.881cm" svg:x2="21.664cm" svg:y2="11.881cm">
          <text:p text:style-name="P3"/>
        </draw:line>
        <draw:line draw:style-name="gr23" draw:text-style-name="P37" draw:layer="layout" svg:x1="20.512cm" svg:y1="11.881cm" svg:x2="21.664cm" svg:y2="11.881cm">
          <text:p text:style-name="P3"/>
        </draw:line>
        <draw:line draw:style-name="gr23" draw:text-style-name="P37" draw:layer="layout" svg:x1="22.758cm" svg:y1="11.881cm" svg:x2="22.758cm" svg:y2="13.358cm">
          <text:p text:style-name="P3"/>
        </draw:line>
        <draw:line draw:style-name="gr23" draw:text-style-name="P37" draw:layer="layout" svg:x1="22.373cm" svg:y1="11.881cm" svg:x2="23.519cm" svg:y2="11.881cm">
          <text:p text:style-name="P3"/>
        </draw:line>
        <draw:line draw:style-name="gr23" draw:text-style-name="P37" draw:layer="layout" svg:x1="22.373cm" svg:y1="11.881cm" svg:x2="23.517cm" svg:y2="11.881cm">
          <text:p text:style-name="P3"/>
        </draw:line>
        <draw:line draw:style-name="gr23" draw:text-style-name="P37" draw:layer="layout" svg:x1="22.37cm" svg:y1="11.881cm" svg:x2="23.524cm" svg:y2="11.881cm">
          <text:p text:style-name="P3"/>
        </draw:line>
        <draw:line draw:style-name="gr23" draw:text-style-name="P37" draw:layer="layout" svg:x1="22.374cm" svg:y1="11.881cm" svg:x2="23.523cm" svg:y2="11.881cm">
          <text:p text:style-name="P3"/>
        </draw:line>
        <draw:custom-shape draw:style-name="gr24" draw:text-style-name="P37" draw:layer="layout" svg:width="1.148cm" svg:height="2.125cm" svg:x="22.373cm" svg:y="11.887cm">
          <text:p text:style-name="P3"/>
          <draw:enhanced-geometry svg:viewBox="0 0 21600 21600" draw:mirror-horizontal="false" draw:mirror-vertical="false" draw:extrusion="false" draw:extrusion-depth="0.3cm 0" draw:glue-points="10800 0 0 10800 10800 21600 21600 10800" draw:type="flowchart-process" draw:enhanced-path="M 0 0 L 21600 0 21600 21600 0 21600 0 0 Z N"/>
        </draw:custom-shape>
        <draw:line draw:style-name="gr23" draw:text-style-name="P37" draw:layer="layout" svg:x1="22.758cm" svg:y1="11.881cm" svg:x2="22.758cm" svg:y2="14.022cm">
          <text:p text:style-name="P3"/>
        </draw:line>
        <draw:line draw:style-name="gr23" draw:text-style-name="P37" draw:layer="layout" svg:x1="22.373cm" svg:y1="11.881cm" svg:x2="23.52cm" svg:y2="11.881cm">
          <text:p text:style-name="P3"/>
        </draw:line>
        <draw:line draw:style-name="gr23" draw:text-style-name="P37" draw:layer="layout" svg:x1="22.373cm" svg:y1="11.881cm" svg:x2="23.522cm" svg:y2="11.881cm">
          <text:p text:style-name="P3"/>
        </draw:line>
        <draw:line draw:style-name="gr23" draw:text-style-name="P37" draw:layer="layout" svg:x1="22.37cm" svg:y1="11.881cm" svg:x2="23.521cm" svg:y2="11.881cm">
          <text:p text:style-name="P3"/>
        </draw:line>
        <draw:line draw:style-name="gr23" draw:text-style-name="P37" draw:layer="layout" svg:x1="22.373cm" svg:y1="11.881cm" svg:x2="23.522cm" svg:y2="11.881cm">
          <text:p text:style-name="P3"/>
        </draw:line>
        <draw:line draw:style-name="gr23" draw:text-style-name="P37" draw:layer="layout" svg:x1="22.37cm" svg:y1="11.881cm" svg:x2="23.521cm" svg:y2="11.881cm">
          <text:p text:style-name="P3"/>
        </draw:line>
        <draw:line draw:style-name="gr23" draw:text-style-name="P37" draw:layer="layout" svg:x1="22.373cm" svg:y1="11.881cm" svg:x2="23.522cm" svg:y2="11.881cm">
          <text:p text:style-name="P3"/>
        </draw:line>
        <draw:line draw:style-name="gr23" draw:text-style-name="P37" draw:layer="layout" svg:x1="18.627cm" svg:y1="12.171cm" svg:x2="19.759cm" svg:y2="12.171cm">
          <text:p text:style-name="P3"/>
        </draw:line>
        <draw:line draw:style-name="gr23" draw:text-style-name="P37" draw:layer="layout" svg:x1="18.622cm" svg:y1="12.488cm" svg:x2="19.766cm" svg:y2="12.488cm">
          <text:p text:style-name="P3"/>
        </draw:line>
        <draw:line draw:style-name="gr23" draw:text-style-name="P37" draw:layer="layout" svg:x1="20.529cm" svg:y1="12.171cm" svg:x2="21.661cm" svg:y2="12.171cm">
          <text:p text:style-name="P3"/>
        </draw:line>
        <draw:line draw:style-name="gr23" draw:text-style-name="P37" draw:layer="layout" svg:x1="20.516cm" svg:y1="12.498cm" svg:x2="21.648cm" svg:y2="12.498cm">
          <text:p text:style-name="P3"/>
        </draw:line>
        <draw:line draw:style-name="gr23" draw:text-style-name="P37" draw:layer="layout" svg:x1="20.523cm" svg:y1="12.834cm" svg:x2="21.655cm" svg:y2="12.834cm">
          <text:p text:style-name="P3"/>
        </draw:line>
        <draw:line draw:style-name="gr23" draw:text-style-name="P37" draw:layer="layout" svg:x1="20.528cm" svg:y1="13.096cm" svg:x2="21.66cm" svg:y2="13.096cm">
          <text:p text:style-name="P3"/>
        </draw:line>
        <draw:line draw:style-name="gr23" draw:text-style-name="P37" draw:layer="layout" svg:x1="22.39cm" svg:y1="12.219cm" svg:x2="23.522cm" svg:y2="12.219cm">
          <text:p text:style-name="P3"/>
        </draw:line>
        <draw:line draw:style-name="gr23" draw:text-style-name="P37" draw:layer="layout" svg:x1="22.39cm" svg:y1="12.565cm" svg:x2="23.522cm" svg:y2="12.565cm">
          <text:p text:style-name="P3"/>
        </draw:line>
        <draw:line draw:style-name="gr23" draw:text-style-name="P37" draw:layer="layout" svg:x1="22.37cm" svg:y1="12.91cm" svg:x2="23.502cm" svg:y2="12.91cm">
          <text:p text:style-name="P3"/>
        </draw:line>
        <draw:line draw:style-name="gr23" draw:text-style-name="P37" draw:layer="layout" svg:x1="22.39cm" svg:y1="13.292cm" svg:x2="23.522cm" svg:y2="13.292cm">
          <text:p text:style-name="P3"/>
        </draw:line>
        <draw:line draw:style-name="gr23" draw:text-style-name="P37" draw:layer="layout" svg:x1="22.362cm" svg:y1="13.646cm" svg:x2="23.494cm" svg:y2="13.646cm">
          <text:p text:style-name="P3"/>
        </draw:line>
        <draw:line draw:style-name="gr23" draw:text-style-name="P37" draw:layer="layout" svg:x1="22.404cm" svg:y1="14.004cm" svg:x2="23.535cm" svg:y2="14.004cm">
          <text:p text:style-name="P3"/>
        </draw:line>
        <draw:frame draw:style-name="gr29" draw:text-style-name="P42" draw:layer="layout" svg:width="3.02cm" svg:height="2.424cm" svg:x="1.645cm" svg:y="9.841cm">
          <draw:text-box>
            <text:p text:style-name="P39"><text:span text:style-name="T27">Instruction </text:span></text:p>
            <text:p text:style-name="P39"><text:span text:style-name="T27">Sets</text:span></text:p>
          </draw:text-box>
        </draw:frame>
        <draw:frame draw:style-name="gr30" draw:text-style-name="P42" draw:layer="layout" svg:width="3.131cm" svg:height="1.507cm" svg:x="1.645cm" svg:y="12.733cm">
          <draw:text-box>
            <text:p text:style-name="P41"><text:span text:style-name="T27">Instructions</text:span></text:p>
          </draw:text-box>
        </draw:frame>
        <presentation:notes draw:style-name="dp2">
          <draw:page-thumbnail draw:style-name="gr1" draw:layer="layout" svg:width="12.588cm" svg:height="9.487cm" svg:x="3.244cm" svg:y="1.921cm" draw:page-number="30" presentation:class="page"/>
          <draw:frame presentation:style-name="pr2" draw:text-style-name="P3" draw:layer="layout" svg:width="13.969cm" svg:height="11.428cm" svg:x="2.538cm" svg:y="12.06cm" presentation:class="notes" presentation:placeholder="true">
            <draw:text-box/>
          </draw:frame>
        </presentation:notes>
      </draw:page>
      <draw:page draw:name="page31" draw:style-name="dp4" draw:master-page-name="fpl_5f_presentation_5f_template" presentation:presentation-page-layout-name="AL2T1">
        <office:forms form:automatic-focus="false" form:apply-design-mode="false"/>
        <draw:frame presentation:style-name="pr5" draw:text-style-name="P3" draw:layer="layout" svg:width="16.933cm" svg:height="3.31cm" svg:x="6.559cm" svg:y="0.884cm" presentation:class="title">
          <draw:text-box>
            <text:p text:style-name="P3"><text:span text:style-name="T2">Reduced book keeping</text:span></text:p>
          </draw:text-box>
        </draw:frame>
        <draw:frame presentation:style-name="pr6" draw:text-style-name="P44" draw:layer="layout" svg:width="20.153cm" svg:height="13.913cm" svg:x="4.949cm" svg:y="4.189cm" presentation:class="outline">
          <draw:text-box>
            <text:list text:style-name="L3">
              <text:list-item>
                <text:p text:style-name="P43"><text:span text:style-name="T15">CSL facilitates rapid changes of the specification reducing the overhead to maintain equivalent code in C++ and RTL</text:span></text:p>
              </text:list-item>
            </text:list>
            <text:list text:style-name="L3">
              <text:list-item>
                <text:p text:style-name="P43"><text:span text:style-name="T15">Changes in the CSL specification propagates automatically in C++, RTL and documentation files</text:span></text:p>
              </text:list-item>
            </text:list>
            <text:list text:style-name="L3">
              <text:list-item>
                <text:p text:style-name="P43"><text:span text:style-name="T15">Modifications are made only in one place</text:span></text:p>
              </text:list-item>
            </text:list>
          </draw:text-box>
        </draw:frame>
        <presentation:notes draw:style-name="dp2">
          <draw:page-thumbnail draw:style-name="gr1" draw:layer="layout" svg:width="12.588cm" svg:height="9.487cm" svg:x="3.244cm" svg:y="1.921cm" draw:page-number="31" presentation:class="page"/>
          <draw:frame presentation:style-name="pr2" draw:text-style-name="P3" draw:layer="layout" svg:width="13.969cm" svg:height="11.428cm" svg:x="2.538cm" svg:y="12.06cm" presentation:class="notes" presentation:placeholder="true">
            <draw:text-box/>
          </draw:frame>
        </presentation:notes>
      </draw:page>
      <draw:page draw:name="page32" draw:style-name="dp4" draw:master-page-name="fpl_5f_presentation_5f_template" presentation:presentation-page-layout-name="AL2T1">
        <office:forms form:automatic-focus="false" form:apply-design-mode="false"/>
        <draw:frame presentation:style-name="pr5" draw:text-style-name="P3" draw:layer="layout" svg:width="16.933cm" svg:height="3.31cm" svg:x="6.407cm" svg:y="0.519cm" presentation:class="title" presentation:user-transformed="true">
          <draw:text-box>
            <text:p text:style-name="P3"><text:span text:style-name="T2">Reasons to use CSL</text:span></text:p>
          </draw:text-box>
        </draw:frame>
        <draw:frame presentation:style-name="pr28" draw:text-style-name="P45" draw:layer="layout" svg:width="22.86cm" svg:height="15.25cm" svg:x="3.951cm" svg:y="3.118cm" presentation:class="outline" presentation:user-transformed="true">
          <draw:text-box>
            <text:list text:style-name="L11">
              <text:list-item>
                <text:p text:style-name="P45"><text:span text:style-name="T28">Creating and handling hierarchies </text:span></text:p>
              </text:list-item>
            </text:list>
            <text:list text:style-name="L11">
              <text:list-item>
                <text:p text:style-name="P46"><text:span text:style-name="T28">We view the structures hierarchically</text:span></text:p>
              </text:list-item>
            </text:list>
            <text:list text:style-name="L11">
              <text:list-item>
                <text:p text:style-name="P46"><text:span text:style-name="T28">Using CSL we provide new ways of creating and specifying hierarchies for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7"><text:span text:style-name="T29">Fields in connectivity objects and instruction format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7"><text:span text:style-name="T29">ISA format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7"><text:span text:style-name="T29">ISA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7"><text:span text:style-name="T29">Hierarchical interface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7"><text:span text:style-name="T29">Hierarchical signal group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88cm" svg:height="9.487cm" svg:x="3.244cm" svg:y="1.921cm" draw:page-number="32" presentation:class="page"/>
          <draw:frame presentation:style-name="pr2" draw:text-style-name="P3" draw:layer="layout" svg:width="13.969cm" svg:height="11.428cm" svg:x="2.538cm" svg:y="12.06cm" presentation:class="notes" presentation:placeholder="true">
            <draw:text-box/>
          </draw:frame>
        </presentation:notes>
      </draw:page>
      <draw:page draw:name="page33" draw:style-name="dp4" draw:master-page-name="fpl_5f_presentation_5f_template" presentation:presentation-page-layout-name="AL2T1">
        <office:forms form:automatic-focus="false" form:apply-design-mode="false"/>
        <draw:frame presentation:style-name="pr5" draw:text-style-name="P3" draw:layer="layout" svg:width="16.933cm" svg:height="3.31cm" svg:x="6.012cm" svg:y="0.306cm" presentation:class="title" presentation:user-transformed="true">
          <draw:text-box>
            <text:p text:style-name="P3"><text:span text:style-name="T2">Reasons to use CSL</text:span></text:p>
          </draw:text-box>
        </draw:frame>
        <draw:frame presentation:style-name="pr29" draw:text-style-name="P50" draw:layer="layout" svg:width="20.895cm" svg:height="14.635cm" svg:x="4.164cm" svg:y="2.919cm" presentation:class="outline" presentation:user-transformed="true">
          <draw:text-box>
            <text:list text:style-name="L3">
              <text:list-item>
                <text:p text:style-name="P48"><text:span text:style-name="T25">Matching object widths is a constant battle.</text:span></text:p>
              </text:list-item>
            </text:list>
            <text:list text:style-name="L11">
              <text:list-item>
                <text:list>
                  <text:list-item>
                    <text:p text:style-name="P49"><text:span text:style-name="T25">Fields need to be wide enough for to hold an enum item. The enumerated type has n elements and the field needs to be log(n) bits wide. CSL infers the width of the object from the number of enum elements.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p text:style-name="P49"><text:span text:style-name="T25">Assigns: signals need to be as wide as the sum of the width of the concatenated signals on the other side of the equals sign.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p text:style-name="P49"><text:span text:style-name="T25">Signal groups group signals together. Some times these signal groups are converted into a single signal for routing reasons. The width of the single signal is the sum of the widths of the signals in the signal group.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p text:style-name="P49"><text:span text:style-name="T25">Using &lt;object_name&gt;.get_width <text:s/>or other field in the ISA format problems with opcode width sizes can be found quickly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88cm" svg:height="9.487cm" svg:x="3.244cm" svg:y="1.921cm" draw:page-number="33" presentation:class="page"/>
          <draw:frame presentation:style-name="pr2" draw:text-style-name="P3" draw:layer="layout" svg:width="13.969cm" svg:height="11.428cm" svg:x="2.538cm" svg:y="12.06cm" presentation:class="notes" presentation:placeholder="true">
            <draw:text-box/>
          </draw:frame>
        </presentation:notes>
      </draw:page>
      <draw:page draw:name="page34" draw:style-name="dp4" draw:master-page-name="fpl_5f_presentation_5f_template" presentation:presentation-page-layout-name="AL2T1">
        <office:forms form:automatic-focus="false" form:apply-design-mode="false"/>
        <draw:frame presentation:style-name="pr5" draw:text-style-name="P3" draw:layer="layout" svg:width="16.933cm" svg:height="3.31cm" svg:x="6.559cm" svg:y="0.884cm" presentation:class="title">
          <draw:text-box>
            <text:p text:style-name="P3"><text:span text:style-name="T2">Reasons to use CSL</text:span></text:p>
          </draw:text-box>
        </draw:frame>
        <draw:frame presentation:style-name="pr6" draw:text-style-name="P53" draw:layer="layout" svg:width="20.153cm" svg:height="13.913cm" svg:x="4.949cm" svg:y="4.189cm" presentation:class="outline">
          <draw:text-box>
            <text:list text:style-name="L3">
              <text:list-item>
                <text:p text:style-name="P51"><text:span text:style-name="T15">Rapid prototyping of an ISA</text:span></text:p>
              </text:list-item>
            </text:list>
            <text:list text:style-name="L3">
              <text:list-item>
                <text:p text:style-name="P52"><text:span text:style-name="T30">Instruction set architecture (ISA) subset of CSL is used to <text:s/>specify the instructions that the system can perform and the format for each instruction </text:span></text:p>
              </text:list-item>
            </text:list>
            <text:list text:style-name="L3">
              <text:list-item>
                <text:p text:style-name="P52"><text:span text:style-name="T30">Specification of the instruction set will also specify the hardware elements controlled by the instruction set.</text:span></text:p>
              </text:list-item>
            </text:list>
          </draw:text-box>
        </draw:frame>
        <presentation:notes draw:style-name="dp2">
          <draw:page-thumbnail draw:style-name="gr1" draw:layer="layout" svg:width="12.588cm" svg:height="9.487cm" svg:x="3.244cm" svg:y="1.921cm" draw:page-number="34" presentation:class="page"/>
          <draw:frame presentation:style-name="pr2" draw:text-style-name="P3" draw:layer="layout" svg:width="13.969cm" svg:height="11.428cm" svg:x="2.538cm" svg:y="12.06cm" presentation:class="notes" presentation:placeholder="true">
            <draw:text-box/>
          </draw:frame>
        </presentation:notes>
      </draw:page>
      <draw:page draw:name="page35" draw:style-name="dp4" draw:master-page-name="fpl_5f_presentation_5f_template" presentation:presentation-page-layout-name="AL2T1">
        <office:forms form:automatic-focus="false" form:apply-design-mode="false"/>
        <draw:frame presentation:style-name="pr5" draw:text-style-name="P3" draw:layer="layout" svg:width="16.933cm" svg:height="3.31cm" svg:x="6.559cm" svg:y="0.884cm" presentation:class="title">
          <draw:text-box>
            <text:p text:style-name="P3"><text:span text:style-name="T2">Reasons to use CSL</text:span></text:p>
          </draw:text-box>
        </draw:frame>
        <draw:frame presentation:style-name="pr30" draw:text-style-name="P53" draw:layer="layout" svg:width="20.153cm" svg:height="15.125cm" svg:x="4.949cm" svg:y="4.189cm" presentation:class="outline" presentation:user-transformed="true">
          <draw:text-box>
            <text:list text:style-name="L3">
              <text:list-item>
                <text:p text:style-name="P51"><text:span text:style-name="T15">Rapid prototyping of an ISA (2)</text:span></text:p>
              </text:list-item>
            </text:list>
            <text:list text:style-name="L3">
              <text:list-item>
                <text:p text:style-name="P52"><text:span text:style-name="T30">The specification of the instruction set will include </text:span></text:p>
              </text:list-item>
            </text:list>
            <text:list text:style-name="L12">
              <text:list-item>
                <text:list>
                  <text:list-item>
                    <text:p text:style-name="P54"><text:span text:style-name="T30">fields with specific significance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p text:style-name="P54"><text:span text:style-name="T30">enums associated to fields to specify 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55"><text:span text:style-name="T30">opcodes and subopcodes</text:span></text:p>
                      </text:list-item>
                    </text:list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55"><text:span text:style-name="T30">branching conditions</text:span></text:p>
                      </text:list-item>
                    </text:list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55"><text:span text:style-name="T30">registers</text:span></text:p>
                      </text:list-item>
                    </text:list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54"><text:span text:style-name="T30">instruction formats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p text:style-name="P54"><text:span text:style-name="T30">instructions of the ISA</text:span></text:p>
                  </text:list-item>
                </text:list>
              </text:list-item>
            </text:list>
            <text:list text:style-name="L3">
              <text:list-item>
                <text:p text:style-name="P56"><text:span text:style-name="T30"/></text:p>
              </text:list-item>
            </text:list>
            <text:list text:style-name="L3">
              <text:list-item>
                <text:p text:style-name="P51"><text:span text:style-name="T15"/></text:p>
              </text:list-item>
            </text:list>
          </draw:text-box>
        </draw:frame>
        <presentation:notes draw:style-name="dp2">
          <draw:page-thumbnail draw:style-name="gr1" draw:layer="layout" svg:width="12.588cm" svg:height="9.487cm" svg:x="3.244cm" svg:y="1.921cm" draw:page-number="35" presentation:class="page"/>
          <draw:frame presentation:style-name="pr2" draw:text-style-name="P3" draw:layer="layout" svg:width="13.969cm" svg:height="11.428cm" svg:x="2.538cm" svg:y="12.06cm" presentation:class="notes" presentation:placeholder="true">
            <draw:text-box/>
          </draw:frame>
        </presentation:notes>
      </draw:page>
      <draw:page draw:name="page36" draw:style-name="dp4" draw:master-page-name="fpl_5f_presentation_5f_template" presentation:presentation-page-layout-name="AL2T1">
        <office:forms form:automatic-focus="false" form:apply-design-mode="false"/>
        <draw:frame presentation:style-name="pr5" draw:text-style-name="P57" draw:layer="layout" svg:width="16.933cm" svg:height="3.31cm" svg:x="6.559cm" svg:y="0.884cm" presentation:class="title">
          <draw:text-box>
            <text:p text:style-name="P3"><text:span text:style-name="T2">Resons to use CSL</text:span></text:p>
          </draw:text-box>
        </draw:frame>
        <draw:frame presentation:style-name="pr31" draw:text-style-name="P48" draw:layer="layout" svg:width="20.153cm" svg:height="13.913cm" svg:x="4.949cm" svg:y="4.189cm" presentation:class="outline" presentation:user-transformed="true">
          <draw:text-box>
            <text:list text:style-name="L3">
              <text:list-item>
                <text:p text:style-name="P48"><text:span text:style-name="T25">Rapid prototyping of an ISA (2)</text:span></text:p>
              </text:list-item>
            </text:list>
            <text:list text:style-name="L10">
              <text:list-item>
                <text:p text:style-name="P49"><text:span text:style-name="T25">The cslc will convert the CSL Instruction Set Architecture (ISA) specification into the following components:</text:span></text:p>
              </text:list-item>
            </text:list>
            <text:list text:style-name="L14">
              <text:list-item>
                <text:list>
                  <text:list-item>
                    <text:p text:style-name="P58"><text:span text:style-name="T25">microcode documentation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p text:style-name="P58"><text:span text:style-name="T25">microcode compiler/assembler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p text:style-name="P58"><text:span text:style-name="T25">generates RTL and C++ ISA decoder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p text:style-name="P58"><text:span text:style-name="T25">generates RTL and C++ ISA field selects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p text:style-name="P58"><text:span text:style-name="T25">RTL or C++ microcode micro engine or processor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p text:style-name="P58"><text:span text:style-name="T25">RTL or C++ microcode controlled related datapath elements and/or signals to control</text:span></text:p>
                  </text:list-item>
                </text:list>
              </text:list-item>
            </text:list>
            <text:list text:style-name="L14">
              <text:list-item>
                <text:list>
                  <text:list-item>
                    <text:p text:style-name="P58"><text:span text:style-name="T25">datapath elemen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88cm" svg:height="9.487cm" svg:x="3.244cm" svg:y="1.921cm" draw:page-number="36" presentation:class="page"/>
          <draw:frame presentation:style-name="pr2" draw:text-style-name="P3" draw:layer="layout" svg:width="13.969cm" svg:height="11.428cm" svg:x="2.538cm" svg:y="12.06cm" presentation:class="notes" presentation:placeholder="true">
            <draw:text-box/>
          </draw:frame>
        </presentation:notes>
      </draw:page>
      <draw:page draw:name="page37" draw:style-name="dp4" draw:master-page-name="fpl_5f_presentation_5f_template" presentation:presentation-page-layout-name="AL2T1">
        <office:forms form:automatic-focus="false" form:apply-design-mode="false"/>
        <draw:frame presentation:style-name="pr5" draw:text-style-name="P3" draw:layer="layout" svg:width="16.933cm" svg:height="3.31cm" svg:x="6.468cm" svg:y="0.732cm" presentation:class="title" presentation:user-transformed="true">
          <draw:text-box>
            <text:p text:style-name="P3"><text:span text:style-name="T31">Functional verification</text:span></text:p>
          </draw:text-box>
        </draw:frame>
        <draw:frame presentation:style-name="pr6" draw:text-style-name="P60" draw:layer="layout" svg:width="20.153cm" svg:height="14.659cm" svg:x="4.31cm" svg:y="3.49cm" presentation:class="outline" presentation:user-transformed="true">
          <draw:text-box>
            <text:list text:style-name="L3">
              <text:list-item>
                <text:p text:style-name="P59"><text:span text:style-name="T15">Functional verification proves that the specification equals the implementation</text:span></text:p>
              </text:list-item>
            </text:list>
            <text:list text:style-name="L3">
              <text:list-item>
                <text:p text:style-name="P59"><text:span text:style-name="T15">If the specification generates large parts of the simulator code in RTL code then the amount of work required to build and modify the simulator in RTL is reduced</text:span></text:p>
              </text:list-item>
            </text:list>
            <text:list text:style-name="L3">
              <text:list-item>
                <text:p text:style-name="P59"><text:span text:style-name="T15">Specification generates both C++ and RTL simulator code</text:span></text:p>
              </text:list-item>
            </text:list>
            <text:list text:style-name="L3">
              <text:list-item>
                <text:p text:style-name="P59"><text:span text:style-name="T15">The generation of all necessary verification environment and components provides productivity gains for the design and increases overall quality through a correct-by-generation methodology</text:span></text:p>
              </text:list-item>
            </text:list>
          </draw:text-box>
        </draw:frame>
        <presentation:notes draw:style-name="dp2">
          <draw:page-thumbnail draw:style-name="gr1" draw:layer="layout" svg:width="12.588cm" svg:height="9.487cm" svg:x="3.244cm" svg:y="1.921cm" draw:page-number="37" presentation:class="page"/>
          <draw:frame presentation:style-name="pr2" draw:text-style-name="P3" draw:layer="layout" svg:width="13.969cm" svg:height="11.428cm" svg:x="2.538cm" svg:y="12.06cm" presentation:class="notes" presentation:placeholder="true">
            <draw:text-box/>
          </draw:frame>
        </presentation:notes>
      </draw:page>
      <draw:page draw:name="page38" draw:style-name="dp4" draw:master-page-name="fpl_5f_presentation_5f_template" presentation:presentation-page-layout-name="AL2T1">
        <office:forms form:automatic-focus="false" form:apply-design-mode="false"/>
        <draw:frame presentation:style-name="pr5" draw:text-style-name="P3" draw:layer="layout" svg:width="16.933cm" svg:height="3.31cm" svg:x="6.285cm" svg:y="0.336cm" presentation:class="title" presentation:user-transformed="true">
          <draw:text-box>
            <text:p text:style-name="P3"><text:span text:style-name="T2">Formal Equivalence</text:span></text:p>
          </draw:text-box>
        </draw:frame>
        <draw:frame presentation:style-name="pr6" draw:text-style-name="P62" draw:layer="layout" svg:width="20.153cm" svg:height="15.649cm" svg:x="4.006cm" svg:y="2.942cm" presentation:class="outline" presentation:user-transformed="true">
          <draw:text-box>
            <text:list text:style-name="L3">
              <text:list-item>
                <text:p text:style-name="P61"><text:span text:style-name="T32">Formal Equivalence checking between the RTL and schematics verifies the equivalence of the specification (RTL) and the implementation (schematics) models.</text:span></text:p>
              </text:list-item>
            </text:list>
            <text:list text:style-name="L3">
              <text:list-item>
                <text:p text:style-name="P61"><text:span text:style-name="T32">CSL statically checks the CSL specification and then generates the C++ simulator (functional specification), the implementation (RTL), and the RTL testbenches which are used to verify the design . </text:span></text:p>
              </text:list-item>
            </text:list>
            <text:list text:style-name="L3">
              <text:list-item>
                <text:p text:style-name="P61"><text:span text:style-name="T32">The code is generated <text:s/>automatically from a specification. This prevents bugs from entering the design database.</text:span></text:p>
              </text:list-item>
            </text:list>
          </draw:text-box>
        </draw:frame>
        <presentation:notes draw:style-name="dp2">
          <draw:page-thumbnail draw:style-name="gr1" draw:layer="layout" svg:width="12.588cm" svg:height="9.487cm" svg:x="3.244cm" svg:y="1.921cm" draw:page-number="38" presentation:class="page"/>
          <draw:frame presentation:style-name="pr2" draw:text-style-name="P3" draw:layer="layout" svg:width="13.969cm" svg:height="11.428cm" svg:x="2.538cm" svg:y="12.06cm" presentation:class="notes" presentation:placeholder="true">
            <draw:text-box/>
          </draw:frame>
        </presentation:notes>
      </draw:page>
      <draw:page draw:name="page39" draw:style-name="dp4" draw:master-page-name="fpl_5f_presentation_5f_template" presentation:presentation-page-layout-name="AL2T1">
        <office:forms form:automatic-focus="false" form:apply-design-mode="false"/>
        <draw:frame presentation:style-name="pr5" draw:text-style-name="P3" draw:layer="layout" svg:width="16.933cm" svg:height="3.31cm" svg:x="6.559cm" svg:y="0.884cm" presentation:class="title">
          <draw:text-box>
            <text:p text:style-name="P3"><text:span text:style-name="T2">Architectural specification</text:span></text:p>
          </draw:text-box>
        </draw:frame>
        <draw:frame presentation:style-name="pr6" draw:text-style-name="P64" draw:layer="layout" svg:width="20.153cm" svg:height="13.913cm" svg:x="4.949cm" svg:y="4.189cm" presentation:class="outline" presentation:user-transformed="true">
          <draw:text-box>
            <text:list text:style-name="L3">
              <text:list-item>
                <text:p text:style-name="P63"><text:span text:style-name="T28">Why is using high level specification a more efficient method for describing designs?</text:span></text:p>
              </text:list-item>
            </text:list>
            <text:list text:style-name="L3">
              <text:list-item>
                <text:p text:style-name="P63"><text:span text:style-name="T28">A high level specification prevents the introduction of consistency problems (bugs) into the design DB between the specification (C++ simulator) and the implementation (RTL)</text:span></text:p>
              </text:list-item>
            </text:list>
            <text:list text:style-name="L3">
              <text:list-item>
                <text:p text:style-name="P63"><text:span text:style-name="T28">Hiding unimportant details, a larger space of architecture solutions can be explored</text:span></text:p>
              </text:list-item>
            </text:list>
          </draw:text-box>
        </draw:frame>
        <presentation:notes draw:style-name="dp2">
          <draw:page-thumbnail draw:style-name="gr1" draw:layer="layout" svg:width="12.588cm" svg:height="9.487cm" svg:x="3.244cm" svg:y="1.921cm" draw:page-number="39" presentation:class="page"/>
          <draw:frame presentation:style-name="pr2" draw:text-style-name="P3" draw:layer="layout" svg:width="13.969cm" svg:height="11.428cm" svg:x="2.538cm" svg:y="12.06cm" presentation:class="notes" presentation:placeholder="true">
            <draw:text-box/>
          </draw:frame>
        </presentation:notes>
      </draw:page>
      <draw:page draw:name="page40" draw:style-name="dp4" draw:master-page-name="fpl_5f_presentation_5f_template" presentation:presentation-page-layout-name="AL2T1">
        <office:forms form:automatic-focus="false" form:apply-design-mode="false"/>
        <draw:frame presentation:style-name="pr5" draw:text-style-name="P3" draw:layer="layout" svg:width="16.933cm" svg:height="3.31cm" svg:x="6.559cm" svg:y="0.884cm" presentation:class="title">
          <draw:text-box>
            <text:p text:style-name="P3"><text:span text:style-name="T2">Architectural specification (2)</text:span></text:p>
          </draw:text-box>
        </draw:frame>
        <draw:frame presentation:style-name="pr6" draw:text-style-name="P64" draw:layer="layout" svg:width="20.153cm" svg:height="13.913cm" svg:x="4.949cm" svg:y="4.189cm" presentation:class="outline" presentation:user-transformed="true">
          <draw:text-box>
            <text:list text:style-name="L3">
              <text:list-item>
                <text:p text:style-name="P63"><text:span text:style-name="T28">CSL represents a common, consistent, human- and computer-readable specification for describing a chip's architecture that can be compiled into a synthesizable design, verification environment and documentation.</text:span></text:p>
              </text:list-item>
            </text:list>
            <text:list text:style-name="L3">
              <text:list-item>
                <text:p text:style-name="P63"><text:span text:style-name="T28">The architectural layer creates a stable environment for early hardware and software development</text:span></text:p>
              </text:list-item>
            </text:list>
          </draw:text-box>
        </draw:frame>
        <presentation:notes draw:style-name="dp2">
          <draw:page-thumbnail draw:style-name="gr1" draw:layer="layout" svg:width="12.588cm" svg:height="9.487cm" svg:x="3.244cm" svg:y="1.921cm" draw:page-number="40" presentation:class="page"/>
          <draw:frame presentation:style-name="pr2" draw:text-style-name="P10" draw:layer="layout" svg:width="13.969cm" svg:height="11.428cm" svg:x="2.538cm" svg:y="12.06cm" presentation:class="notes" presentation:placeholder="true">
            <draw:text-box/>
          </draw:frame>
        </presentation:notes>
      </draw:page>
      <draw:page draw:name="page41" draw:style-name="dp4" draw:master-page-name="fpl_5f_presentation_5f_template" presentation:presentation-page-layout-name="AL2T1">
        <office:forms form:automatic-focus="false" form:apply-design-mode="false"/>
        <draw:frame presentation:style-name="pr5" draw:text-style-name="P3" draw:layer="layout" svg:width="16.933cm" svg:height="3.31cm" svg:x="6.559cm" svg:y="0.884cm" presentation:class="title">
          <draw:text-box>
            <text:p text:style-name="P3"><text:span text:style-name="T2">Architectural components</text:span></text:p>
          </draw:text-box>
        </draw:frame>
        <draw:frame presentation:style-name="pr6" draw:text-style-name="P66" draw:layer="layout" svg:width="20.153cm" svg:height="13.913cm" svg:x="4.949cm" svg:y="4.189cm" presentation:class="outline" presentation:user-transformed="true">
          <draw:text-box>
            <text:list text:style-name="L3">
              <text:list-item>
                <text:p text:style-name="P65"><text:span text:style-name="T22">Using normal HDL's architectural details are described at the implementation level.</text:span></text:p>
              </text:list-item>
            </text:list>
            <text:list text:style-name="L3">
              <text:list-item>
                <text:p text:style-name="P65"><text:span text:style-name="T22">CSL is used to describe a design at the architectural level. The user describes architectural components using CSL.</text:span></text:p>
              </text:list-item>
            </text:list>
            <text:list text:style-name="L3">
              <text:list-item>
                <text:p text:style-name="P65"><text:span text:style-name="T22">CSL provides a library of the most common architectural components used in present complex designs</text:span></text:p>
              </text:list-item>
            </text:list>
          </draw:text-box>
        </draw:frame>
        <presentation:notes draw:style-name="dp2">
          <draw:page-thumbnail draw:style-name="gr1" draw:layer="layout" svg:width="12.588cm" svg:height="9.487cm" svg:x="3.244cm" svg:y="1.921cm" draw:page-number="41" presentation:class="page"/>
          <draw:frame presentation:style-name="pr2" draw:text-style-name="P3" draw:layer="layout" svg:width="13.969cm" svg:height="11.428cm" svg:x="2.538cm" svg:y="12.06cm" presentation:class="notes" presentation:placeholder="true">
            <draw:text-box/>
          </draw:frame>
        </presentation:notes>
      </draw:page>
      <draw:page draw:name="page42" draw:style-name="dp4" draw:master-page-name="fpl_5f_presentation_5f_template" presentation:presentation-page-layout-name="AL2T1">
        <office:forms form:automatic-focus="false" form:apply-design-mode="false"/>
        <draw:frame presentation:style-name="pr5" draw:text-style-name="P3" draw:layer="layout" svg:width="16.933cm" svg:height="3.31cm" svg:x="6.559cm" svg:y="0.884cm" presentation:class="title">
          <draw:text-box>
            <text:p text:style-name="P3"><text:span text:style-name="T2">IDE/GUI (graph user interface)</text:span></text:p>
          </draw:text-box>
        </draw:frame>
        <draw:frame presentation:style-name="pr6" draw:text-style-name="P62" draw:layer="layout" svg:width="20.153cm" svg:height="13.913cm" svg:x="4.949cm" svg:y="4.189cm" presentation:class="outline" presentation:user-transformed="true">
          <draw:text-box>
            <text:list text:style-name="L3">
              <text:list-item>
                <text:p text:style-name="P61"><text:span text:style-name="T32">The IDE can be used to generate CSL code which hides implementation details from the user</text:span></text:p>
              </text:list-item>
            </text:list>
            <text:list text:style-name="L3">
              <text:list-item>
                <text:p text:style-name="P61"><text:span text:style-name="T32">Different views of the design are provided by the IDE enabling a well understanding of the relationship between components</text:span></text:p>
              </text:list-item>
            </text:list>
            <text:list text:style-name="L3">
              <text:list-item>
                <text:p text:style-name="P61"><text:span text:style-name="T32">The IDE contains several graphical tools for creating the specification, all generating CSL code that can be easily integrated in the overall project</text:span></text:p>
              </text:list-item>
            </text:list>
            <text:list text:style-name="L3">
              <text:list-item>
                <text:p text:style-name="P61"><text:span text:style-name="T32">Search engines permit visualization of relationship between design components</text:span></text:p>
              </text:list-item>
            </text:list>
          </draw:text-box>
        </draw:frame>
        <presentation:notes draw:style-name="dp2">
          <draw:page-thumbnail draw:style-name="gr1" draw:layer="layout" svg:width="12.588cm" svg:height="9.487cm" svg:x="3.244cm" svg:y="1.921cm" draw:page-number="42" presentation:class="page"/>
          <draw:frame presentation:style-name="pr2" draw:text-style-name="P3" draw:layer="layout" svg:width="13.969cm" svg:height="11.428cm" svg:x="2.538cm" svg:y="12.06cm" presentation:class="notes" presentation:placeholder="true">
            <draw:text-box/>
          </draw:frame>
        </presentation:notes>
      </draw:page>
      <draw:page draw:name="page43" draw:style-name="dp4" draw:master-page-name="fpl_5f_presentation_5f_template" presentation:presentation-page-layout-name="AL2T1">
        <office:forms form:automatic-focus="false" form:apply-design-mode="false"/>
        <draw:frame presentation:style-name="pr5" draw:text-style-name="P3" draw:layer="layout" svg:width="16.933cm" svg:height="3.31cm" svg:x="6.559cm" svg:y="0.884cm" presentation:class="title">
          <draw:text-box>
            <text:p text:style-name="P3"><text:span text:style-name="T2">Memories</text:span></text:p>
          </draw:text-box>
        </draw:frame>
        <draw:frame presentation:style-name="pr6" draw:text-style-name="P60" draw:layer="layout" svg:width="20.153cm" svg:height="14.659cm" svg:x="4.493cm" svg:y="3.52cm" presentation:class="outline" presentation:user-transformed="true">
          <draw:text-box>
            <text:list text:style-name="L3">
              <text:list-item>
                <text:p text:style-name="P59"><text:span text:style-name="T15">How do memories affect the front end architecture, design and verification process?</text:span></text:p>
              </text:list-item>
            </text:list>
            <text:list text:style-name="L3">
              <text:list-item>
                <text:p text:style-name="P59"><text:span text:style-name="T15">Chips contain memories which store programs and data. The memories are modeled in the specification and the implementation. </text:span></text:p>
              </text:list-item>
            </text:list>
            <text:list text:style-name="L3">
              <text:list-item>
                <text:p text:style-name="P59"><text:span text:style-name="T15">Equivalent data and programs need to be loaded into the specification and implementation memories. </text:span></text:p>
              </text:list-item>
            </text:list>
            <text:list text:style-name="L3">
              <text:list-item>
                <text:p text:style-name="P59"><text:span text:style-name="T15">The implementation memories may be modeled abstractly using behavior RTL for simulation purposes and replaced for <text:s/>final simulation and synthesis with vendor supplied <text:s/>memories or memory compiler generated memories for final takeout. </text:span></text:p>
              </text:list-item>
            </text:list>
          </draw:text-box>
        </draw:frame>
        <presentation:notes draw:style-name="dp2">
          <draw:page-thumbnail draw:style-name="gr1" draw:layer="layout" svg:width="12.588cm" svg:height="9.487cm" svg:x="3.244cm" svg:y="1.921cm" draw:page-number="43" presentation:class="page"/>
          <draw:frame presentation:style-name="pr2" draw:text-style-name="P3" draw:layer="layout" svg:width="13.969cm" svg:height="11.428cm" svg:x="2.538cm" svg:y="12.06cm" presentation:class="notes" presentation:placeholder="true">
            <draw:text-box/>
          </draw:frame>
        </presentation:notes>
      </draw:page>
      <draw:page draw:name="page44" draw:style-name="dp4" draw:master-page-name="fpl_5f_presentation_5f_template" presentation:presentation-page-layout-name="AL2T1">
        <office:forms form:automatic-focus="false" form:apply-design-mode="false"/>
        <draw:frame presentation:style-name="pr5" draw:text-style-name="P3" draw:layer="layout" svg:width="16.933cm" svg:height="3.31cm" svg:x="6.072cm" svg:y="0.215cm" presentation:class="title" presentation:user-transformed="true">
          <draw:text-box>
            <text:p text:style-name="P3"><text:span text:style-name="T2">Automation tools</text:span></text:p>
          </draw:text-box>
        </draw:frame>
        <draw:frame presentation:style-name="pr6" draw:text-style-name="P60" draw:layer="layout" svg:width="20.153cm" svg:height="16.02cm" svg:x="4.037cm" svg:y="2.76cm" presentation:class="outline" presentation:user-transformed="true">
          <draw:text-box>
            <text:list text:style-name="L3">
              <text:list-item>
                <text:p text:style-name="P59"><text:span text:style-name="T15">CSLC contains several automation tools for automatically generating from a specification large amounts of implementation specification code</text:span></text:p>
              </text:list-item>
            </text:list>
            <text:list text:style-name="L3">
              <text:list-item>
                <text:list>
                  <text:list-item>
                    <text:p text:style-name="P67"><text:span text:style-name="T15">automapper for automatically generating the memory map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7"><text:span text:style-name="T15">autorouter for automatically generating the interconnect in design hierarchies</text:span></text:p>
                  </text:list-item>
                </text:list>
              </text:list-item>
            </text:list>
            <text:list text:style-name="L3">
              <text:list-item>
                <text:p text:style-name="P59"><text:span text:style-name="T15">The automatic generators can be enabled or disabled for specific parts of the design in order to preserve certain topological or functional relationships </text:span></text:p>
              </text:list-item>
            </text:list>
            <text:list text:style-name="L3">
              <text:list-item>
                <text:p text:style-name="P59"><text:span text:style-name="T15">Automating these design steps will have a great impact on the productivity and efficiency throughout the entire design chain</text:span></text:p>
              </text:list-item>
            </text:list>
          </draw:text-box>
        </draw:frame>
        <presentation:notes draw:style-name="dp2">
          <draw:page-thumbnail draw:style-name="gr1" draw:layer="layout" svg:width="12.588cm" svg:height="9.487cm" svg:x="3.244cm" svg:y="1.921cm" draw:page-number="44" presentation:class="page"/>
          <draw:frame presentation:style-name="pr2" draw:text-style-name="P3" draw:layer="layout" svg:width="13.969cm" svg:height="11.428cm" svg:x="2.538cm" svg:y="12.06cm" presentation:class="notes" presentation:placeholder="true">
            <draw:text-box/>
          </draw:frame>
        </presentation:notes>
      </draw:page>
      <draw:page draw:name="page45" draw:style-name="dp4" draw:master-page-name="fpl_5f_presentation_5f_template" presentation:presentation-page-layout-name="AL2T1">
        <office:forms form:automatic-focus="false" form:apply-design-mode="false"/>
        <draw:frame presentation:style-name="pr5" draw:text-style-name="P3" draw:layer="layout" svg:width="16.933cm" svg:height="3.31cm" svg:x="6.559cm" svg:y="0.884cm" presentation:class="title">
          <draw:text-box>
            <text:p text:style-name="P3"><text:span text:style-name="T2">Automation tools (2)</text:span></text:p>
          </draw:text-box>
        </draw:frame>
        <draw:frame presentation:style-name="pr6" draw:text-style-name="P44" draw:layer="layout" svg:width="20.153cm" svg:height="13.913cm" svg:x="4.949cm" svg:y="4.189cm" presentation:class="outline">
          <draw:text-box>
            <text:list text:style-name="L3">
              <text:list-item>
                <text:p text:style-name="P43"><text:span text:style-name="T24">CSL enables to auto-generate outputs that support various methodologies and that can be input to standard development tools available on the market</text:span></text:p>
              </text:list-item>
            </text:list>
          </draw:text-box>
        </draw:frame>
        <presentation:notes draw:style-name="dp2">
          <draw:page-thumbnail draw:style-name="gr1" draw:layer="layout" svg:width="12.588cm" svg:height="9.487cm" svg:x="3.244cm" svg:y="1.921cm" draw:page-number="45" presentation:class="page"/>
          <draw:frame presentation:style-name="pr2" draw:text-style-name="P3" draw:layer="layout" svg:width="13.969cm" svg:height="11.428cm" svg:x="2.538cm" svg:y="12.06cm" presentation:class="notes" presentation:placeholder="true">
            <draw:text-box/>
          </draw:frame>
        </presentation:notes>
      </draw:page>
      <draw:page draw:name="page46" draw:style-name="dp4" draw:master-page-name="fpl_5f_presentation_5f_template" presentation:presentation-page-layout-name="AL2T1">
        <office:forms form:automatic-focus="false" form:apply-design-mode="false"/>
        <draw:frame presentation:style-name="pr5" draw:text-style-name="P57" draw:layer="layout" svg:width="18.961cm" svg:height="3.31cm" svg:x="5.2cm" svg:y="0cm" presentation:class="title" presentation:user-transformed="true">
          <draw:text-box>
            <text:p text:style-name="P3">How will CSL evolve in the future</text:p>
          </draw:text-box>
        </draw:frame>
        <draw:frame presentation:style-name="pr32" draw:text-style-name="P70" draw:layer="layout" svg:width="20.988cm" svg:height="15.898cm" svg:x="3.949cm" svg:y="2.875cm" presentation:class="outline" presentation:user-transformed="true">
          <draw:text-box>
            <text:list text:style-name="L3">
              <text:list-item>
                <text:p text:style-name="P68"><text:span text:style-name="T33">We believe there are significant opportunities for further evolution of CSL</text:span></text:p>
              </text:list-item>
            </text:list>
            <text:list text:style-name="L3">
              <text:list-item>
                <text:p text:style-name="P68"><text:span text:style-name="T33">We intended to provide a forum in which customer enterprise can articulate their requirements for common vision in chip architecture definition and interchange and providing feedback on language usage</text:span></text:p>
              </text:list-item>
            </text:list>
            <text:list text:style-name="L3">
              <text:list-item>
                <text:p text:style-name="P68"><text:span text:style-name="T33">We believe that CSL offers opportunities for evolution in a number of complementary ways:</text:span></text:p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text:style-name="P69"><text:span text:style-name="T33">As the basis of a "design pattern description language", capable of encoding architectural building blocks in concise specification</text:span></text:p>
                      </text:list-item>
                    </text:list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text:style-name="P69"><text:span text:style-name="T33">As the basis for a new class of tools that properly support the architectural design of complex digital systems</text:span></text:p>
                      </text:list-item>
                    </text:list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text:style-name="P69"><text:span text:style-name="T33">As a standard for chip architecture specific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88cm" svg:height="9.487cm" svg:x="3.244cm" svg:y="1.921cm" draw:page-number="46" presentation:class="page"/>
          <draw:frame presentation:style-name="pr2" draw:text-style-name="P3" draw:layer="layout" svg:width="13.969cm" svg:height="11.428cm" svg:x="2.538cm" svg:y="12.06cm" presentation:class="notes" presentation:placeholder="true">
            <draw:text-box/>
          </draw:frame>
        </presentation:notes>
      </draw:page>
      <draw:page draw:name="page47" draw:style-name="dp4" draw:master-page-name="fpl_5f_presentation_5f_template" presentation:presentation-page-layout-name="AL2T1">
        <office:forms form:automatic-focus="false" form:apply-design-mode="false"/>
        <draw:frame presentation:style-name="pr5" draw:text-style-name="P3" draw:layer="layout" svg:width="16.933cm" svg:height="3.769cm" svg:x="6.559cm" svg:y="0.655cm" presentation:class="title">
          <draw:text-box>
            <text:p text:style-name="P3">How will CSL evolve in the future</text:p>
          </draw:text-box>
        </draw:frame>
        <draw:frame presentation:style-name="pr6" draw:text-style-name="P71" draw:layer="layout" svg:width="20.153cm" svg:height="13.913cm" svg:x="4.949cm" svg:y="4.189cm" presentation:class="outline">
          <draw:text-box>
            <text:list text:style-name="L3">
              <text:list-item>
                <text:p text:style-name="P6">Short term evolution of CSL language will include:</text:p>
              </text:list-item>
            </text:list>
            <text:list text:style-name="L3">
              <text:list-item>
                <text:list>
                  <text:list-item>
                    <text:p text:style-name="P11">Extension of design component library with complex functionaliti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The use of regular expressions to reduce size of cod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Further support for automatic generators to reduce tedious tas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88cm" svg:height="9.487cm" svg:x="3.244cm" svg:y="1.921cm" draw:page-number="47" presentation:class="page"/>
          <draw:frame presentation:style-name="pr2" draw:text-style-name="P3" draw:layer="layout" svg:width="13.969cm" svg:height="11.428cm" svg:x="2.538cm" svg:y="12.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Lucida Sans Unicode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fpl_5f_presentation_5f_template-title" style:display-name="fpl_presentation_template-title" style:family="presentation">
      <style:graphic-properties draw:stroke="none" draw:fill="none" draw:textarea-vertical-align="middle">
        <text:list-style style:name="fpl_5f_5f_5f_presentation_5f_5f_5f_template-title" style:display-name="fpl_5f_presentation_5f_template-title">
          <text:list-level-style-bullet text:level="1" text:bullet-char="•">
            <style:text-properties fo:font-family="Arial" style:font-family-generic="decorative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decorative" style:font-pitch="variable" fo:font-size="36pt" fo:font-style="normal" fo:text-shadow="none" style:text-underline-style="none" fo:font-weight="normal" style:font-family-asian="'Andale Sans UI'" style:font-family-generic-asian="system" style:font-pitch-asian="variable" style:font-size-asian="36pt" style:font-style-asian="normal" style:font-weight-asian="normal" style:font-family-complex="'Andale Sans UI'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fpl_5f_presentation_5f_template-subtitle" style:display-name="fpl_presentation_template-subtitle" style:family="presentation">
      <style:graphic-properties draw:stroke="none" draw:fill="none" draw:textarea-vertical-align="middle">
        <text:list-style style:name="fpl_5f_5f_5f_presentation_5f_5f_5f_template-subtitle" style:display-name="fpl_5f_presentation_5f_template-subtitle">
          <text:list-level-style-bullet text:level="1" text:bullet-char="•">
            <style:text-properties fo:font-family="Arial" style:font-family-generic="decorative" style:font-pitch="variable" fo:color="#00ff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decorative" style:font-pitch="variable" fo:color="#0000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decorative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decorative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decorative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'Andale Sans UI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pl_5f_presentation_5f_template-background" style:display-name="fpl_presentation_template-background" style:family="presentation">
      <style:graphic-properties draw:stroke="none" draw:fill="solid" draw:fill-color="#cccccc" draw:fill-image-width="0cm" draw:fill-image-height="0cm" draw:textarea-horizontal-align="center" draw:textarea-vertical-align="middle" draw:shadow="hidden"/>
      <style:paragraph-properties fo:text-align="center"/>
    </style:style>
    <style:style style:name="fpl_5f_presentation_5f_template-backgroundobjects" style:display-name="fpl_presentation_template-backgroundobjects" style:family="presentation">
      <style:graphic-properties draw:shadow="hidden" draw:shadow-offset-x="0.3cm" draw:shadow-offset-y="0.3cm" draw:shadow-color="#808080">
        <text:list-style style:name="fpl_5f_5f_5f_presentation_5f_5f_5f_template-backgroundobjects" style:display-name="fpl_5f_presentation_5f_template-backgroundobjects">
          <text:list-level-style-bullet text:level="1" text:bullet-char="•">
            <style:text-properties fo:font-family="'Times New Roman'" style:font-family-generic="decorative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decorative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decorative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decorative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decorative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decorative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decorative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decorative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decorative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decorative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decorative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fpl_5f_presentation_5f_template-notes" style:display-name="fpl_presentation_template-notes" style:family="presentation">
      <style:graphic-properties draw:stroke="none" draw:fill="none">
        <text:list-style style:name="fpl_5f_5f_5f_presentation_5f_5f_5f_template-notes" style:display-name="fpl_5f_presentation_5f_template-notes">
          <text:list-level-style-bullet text:level="1" text:bullet-char="•">
            <style:text-properties fo:font-family="'Times New Roman'" style:font-family-generic="decorative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decorative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decorative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decorative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decorative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decorative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decorative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decorative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decorative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decorative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decorative" style:font-pitch="variable" fo:font-size="12pt" fo:font-style="normal" fo:text-shadow="none" style:text-underline-style="none" fo:font-weight="normal" style:font-family-asian="'Andale Sans UI'" style:font-family-generic-asian="system" style:font-pitch-asian="variable" style:font-size-asian="12pt" style:font-style-asian="normal" style:font-weight-asian="normal" style:font-family-complex="'Andale Sans UI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fpl_5f_presentation_5f_template-outline1" style:display-name="fpl_presentation_template-outline1" style:family="presentation">
      <style:graphic-properties draw:stroke="none" draw:fill="none">
        <text:list-style style:name="fpl_5f_5f_5f_presentation_5f_5f_5f_template-outline1" style:display-name="fpl_5f_presentation_5f_template-outline1">
          <text:list-level-style-bullet text:level="1" text:bullet-char="•">
            <style:list-level-properties text:min-label-width="0.952cm"/>
            <style:text-properties fo:font-family="StarSymbol" style:font-charset="x-symbol" fo:color="#000000" fo:font-size="45%"/>
          </text:list-level-style-bullet>
          <text:list-level-style-bullet text:level="2" text:bullet-char="•">
            <style:list-level-properties text:space-before="1.27cm" text:min-label-width="0.793cm"/>
            <style:text-properties fo:font-family="StarSymbol" style:font-charset="x-symbol" fo:color="#000000" fo:font-size="45%"/>
          </text:list-level-style-bullet>
          <text:list-level-style-bullet text:level="3" text:bullet-char="•">
            <style:list-level-properties text:space-before="2.54cm" text:min-label-width="0.635cm"/>
            <style:text-properties fo:font-family="StarSymbol" style:font-charset="x-symbol" fo:color="#000000" fo:font-size="45%"/>
          </text:list-level-style-bullet>
          <text:list-level-style-bullet text:level="4" text:bullet-char="•">
            <style:list-level-properties text:space-before="3.81cm" text:min-label-width="0.635cm"/>
            <style:text-properties fo:font-family="StarSymbol" style:font-charset="x-symbol" fo:color="#000000" fo:font-size="45%"/>
          </text:list-level-style-bullet>
          <text:list-level-style-bullet text:level="5" text:bullet-char="•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6" text:bullet-char="•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7" text:bullet-char="•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8" text:bullet-char="•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9" text:bullet-char="•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decorative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'Andale Sans UI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pl_5f_presentation_5f_template-outline2" style:display-name="fpl_presentation_template-outline2" style:family="presentation" style:parent-style-name="fpl_5f_presentation_5f_template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decorative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fpl_5f_presentation_5f_template-outline3" style:display-name="fpl_presentation_template-outline3" style:family="presentation" style:parent-style-name="fpl_5f_presentation_5f_template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decorative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fpl_5f_presentation_5f_template-outline4" style:display-name="fpl_presentation_template-outline4" style:family="presentation" style:parent-style-name="fpl_5f_presentation_5f_template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decorative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fpl_5f_presentation_5f_template-outline5" style:display-name="fpl_presentation_template-outline5" style:family="presentation" style:parent-style-name="fpl_5f_presentation_5f_template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decorative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fpl_5f_presentation_5f_template-outline6" style:display-name="fpl_presentation_template-outline6" style:family="presentation" style:parent-style-name="fpl_5f_presentation_5f_template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decorative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fpl_5f_presentation_5f_template-outline7" style:display-name="fpl_presentation_template-outline7" style:family="presentation" style:parent-style-name="fpl_5f_presentation_5f_template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decorative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fpl_5f_presentation_5f_template-outline8" style:display-name="fpl_presentation_template-outline8" style:family="presentation" style:parent-style-name="fpl_5f_presentation_5f_template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decorative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fpl_5f_presentation_5f_template-outline9" style:display-name="fpl_presentation_template-outline9" style:family="presentation" style:parent-style-name="fpl_5f_presentation_5f_template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decorative" style:font-pitch="variable" fo:font-size="20pt" fo:font-style="normal" fo:text-shadow="none" style:text-underline-style="none" fo:font-weight="normal" style:font-size-asian="20pt" style:font-size-complex="20pt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dp1" style:family="drawing-page">
      <style:drawing-page-properties draw:background-size="border" draw:fill="solid" draw:fill-color="#cccccc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9cm"/>
    </style:style>
    <style:style style:name="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fpl_5f_presentation_5f_template-outline1">
      <style:graphic-properties draw:fill-color="#ffffff" draw:auto-grow-height="false" fo:min-height="12.573cm"/>
    </style:style>
    <style:style style:name="pr2" style:family="presentation" style:parent-style-name="fpl_5f_presentation_5f_template-backgroundobjects">
      <style:graphic-properties draw:fill-color="#333333" draw:textarea-horizontal-align="center" draw:textarea-vertical-align="middle"/>
    </style:style>
    <style:style style:name="pr3" style:family="presentation" style:parent-style-name="fpl_5f_presentation_5f_template-backgroundobjects" style:list-style-name="L3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fpl_5f_presentation_5f_template-backgroundobjects" style:list-style-name="L3">
      <style:graphic-properties draw:stroke="none" draw:fill="none" draw:fill-color="#bbe0e3" draw:textarea-horizontal-align="justify" draw:textarea-vertical-align="top" draw:auto-grow-height="false" draw:auto-grow-width="false" fo:min-height="1.446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fpl_5f_presentation_5f_template-backgroundobjects" style:list-style-name="L3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fpl_5f_presentation_5f_template-backgroundobjects">
      <style:graphic-properties svg:stroke-color="#c0c0c0" draw:textarea-horizontal-align="center" draw:textarea-vertical-align="middle"/>
    </style:style>
    <style:style style:name="pr7" style:family="presentation" style:parent-style-name="fpl_5f_presentation_5f_template-backgroundobjects">
      <style:graphic-properties draw:stroke="none" draw:fill="none" draw:fill-color="#00cc99" draw:textarea-horizontal-align="justify" draw:textarea-vertical-align="top" draw:auto-grow-height="false" draw:auto-grow-width="false" fo:min-height="1.294cm" fo:min-width="0cm" fo:padding-top="0cm" fo:padding-bottom="0cm" fo:padding-left="0.054cm" fo:padding-right="0.054cm" fo:wrap-option="no-wrap" draw:shadow="hidden" draw:shadow-color="#808080"/>
    </style:style>
    <style:style style:name="pr8" style:family="presentation" style:parent-style-name="fpl_5f_presentation_5f_template-backgroundobjects">
      <style:graphic-properties draw:stroke="none" draw:fill="none" draw:fill-color="#00cc99" draw:textarea-horizontal-align="justify" draw:textarea-vertical-align="bottom" draw:auto-grow-height="false" draw:auto-grow-width="false" fo:min-height="1.294cm" fo:min-width="0cm" fo:padding-top="0cm" fo:padding-bottom="0cm" fo:padding-left="0.054cm" fo:padding-right="0.054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.952cm" fo:margin-right="0cm" text:enable-numbering="true" fo:text-indent="-0.952cm"/>
    </style:style>
    <style:style style:name="P4" style:family="paragraph">
      <style:paragraph-properties fo:margin-left="2.063cm" fo:margin-right="0cm" text:enable-numbering="true" fo:text-indent="-0.793cm"/>
    </style:style>
    <style:style style:name="P5" style:family="paragraph">
      <style:paragraph-properties fo:margin-left="3.175cm" fo:margin-right="0cm" text:enable-numbering="true" fo:text-indent="-0.635cm"/>
    </style:style>
    <style:style style:name="P6" style:family="paragraph">
      <style:paragraph-properties fo:margin-left="4.445cm" fo:margin-right="0cm" text:enable-numbering="true" fo:text-indent="-0.635cm"/>
    </style:style>
    <style:style style:name="P7" style:family="paragraph">
      <style:paragraph-properties fo:margin-left="5.715cm" fo:margin-right="0cm" text:enable-numbering="true" fo:text-indent="-0.635cm"/>
    </style:style>
    <style:style style:name="P8" style:family="paragraph">
      <style:paragraph-properties fo:margin-left="5.4cm" fo:margin-right="0cm" text:enable-numbering="true" fo:text-indent="-0.6cm"/>
    </style:style>
    <style:style style:name="P9" style:family="paragraph">
      <style:paragraph-properties fo:margin-left="1.2cm" fo:margin-right="0cm" fo:text-indent="-0.9cm"/>
    </style:style>
    <style:style style:name="P10" style:family="paragraph">
      <style:paragraph-properties fo:margin-left="0cm" fo:margin-right="0cm" fo:line-height="100%" text:enable-numbering="false" fo:text-indent="0cm" style:writing-mode="lr-tb"/>
    </style:style>
    <style:style style:name="P11" style:family="paragraph">
      <style:paragraph-properties fo:margin-left="0cm" fo:margin-right="0cm" fo:line-height="100%" fo:text-align="center" text:enable-numbering="false" fo:text-indent="0cm" style:writing-mode="lr-tb"/>
    </style:style>
    <style:style style:name="P12" style:family="paragraph">
      <style:paragraph-properties fo:margin-left="0cm" fo:margin-right="0cm" fo:line-height="100%" fo:text-align="end" text:enable-numbering="false" fo:text-indent="0cm" style:writing-mode="lr-tb"/>
    </style:style>
    <style:style style:name="P13" style:family="paragraph">
      <style:paragraph-properties fo:margin-left="0cm" fo:margin-right="0cm" fo:text-indent="0cm"/>
    </style:style>
    <style:style style:name="P14" style:family="paragraph">
      <style:paragraph-properties fo:margin-left="0cm" fo:margin-right="0cm" fo:text-indent="0cm"/>
      <style:text-properties fo:color="#c0c0c0" fo:font-size="43.5pt" fo:font-style="italic"/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text:enable-numbering="false" fo:text-indent="0cm" style:writing-mode="lr-tb"/>
    </style:style>
    <style:style style:name="P17" style:family="paragraph">
      <style:paragraph-properties fo:margin-left="0cm" fo:margin-right="0cm" fo:text-align="end" text:enable-numbering="false" fo:text-indent="0cm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Arial" style:font-family-generic="decorative" style:font-pitch="variable" fo:font-size="14pt" style:font-size-asian="14pt" style:font-size-complex="14pt"/>
    </style:style>
    <style:style style:name="T3" style:family="text">
      <style:text-properties fo:color="#c0c0c0" fo:font-size="48pt" fo:font-style="italic"/>
    </style:style>
    <style:style style:name="T4" style:family="text">
      <style:text-properties fo:font-size="9pt" fo:language="en" fo:country="US" fo:font-style="italic" style:font-size-asian="9pt" style:font-size-complex="9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Arial" style:font-family-generic="decorative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decorative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decorative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decorative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decorative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decorative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decorative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decorative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•">
        <style:text-properties fo:font-family="Arial" style:font-family-generic="decorative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decorative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decorative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decorative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decorative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decorative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decorative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decorative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decorative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decorative" style:font-pitch="variable" fo:color="#000000" fo:font-size="100%"/>
      </text:list-level-style-bullet>
    </text:list-style>
    <text:list-style style:name="L4">
      <text:list-level-style-bullet text:level="1" text:bullet-char="•">
        <style:text-properties fo:font-family="'Times New Roman'" style:font-family-generic="decorative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decorative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decorative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decorative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decorative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decorative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decorative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decorative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decorative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decorative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gr1" draw:text-style-name="P1" draw:layer="backgroundobjects" svg:width="8.266cm" svg:height="1.26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span text:style-name="T1"><text:page-number>47</text:page-number></text:span></text:p>
        </draw:text-box>
      </draw:frame>
    </style:handout-master>
    <style:master-page style:name="fpl_5f_presentation_5f_template" style:display-name="fpl_presentation_template" style:page-layout-name="PM1" draw:style-name="dp1">
      <draw:frame presentation:style-name="fpl_5f_presentation_5f_template-title" draw:layer="backgroundobjects" svg:width="16.933cm" svg:height="3.309cm" svg:x="6.559cm" svg:y="0.884cm" presentation:class="title" presentation:placeholder="true">
        <draw:text-box/>
      </draw:frame>
      <draw:frame presentation:style-name="pr1" draw:text-style-name="P9" draw:layer="backgroundobjects" svg:width="20.153cm" svg:height="13.912cm" svg:x="4.949cm" svg:y="4.189cm" presentation:class="outline">
        <draw:text-box>
          <text:list text:style-name="L2">
            <text:list-item>
              <text:p text:style-name="P3">Click to edit the outline text format</text:p>
            </text:list-item>
          </text:list>
          <text:list text:style-name="L2">
            <text:list-item>
              <text:list>
                <text:list-item>
                  <text:p text:style-name="P4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7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7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8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presentation:style-name="pr2" draw:layer="backgroundobjects" svg:width="3.738cm" svg:height="19.05cm" svg:x="0cm" svg:y="-0.001cm">
        <text:p text:style-name="P13"/>
      </draw:rect>
      <draw:frame presentation:style-name="pr3" draw:text-style-name="P10" draw:layer="backgroundobjects" svg:width="5.292cm" svg:height="0.677cm" svg:x="4.989cm" svg:y="18.222cm" presentation:class="date-time">
        <draw:text-box>
          <text:p text:style-name="P10"><text:span text:style-name="T2"><presentation:date-time/></text:span></text:p>
        </draw:text-box>
      </draw:frame>
      <draw:frame presentation:style-name="pr4" draw:text-style-name="P11" draw:layer="backgroundobjects" svg:width="11.922cm" svg:height="0.79cm" svg:x="8.767cm" svg:y="18.258cm" presentation:class="footer">
        <draw:text-box>
          <text:p text:style-name="P11"><text:span text:style-name="T2">Copyright © 2008 Fastpath Logic, Inc. CONFIDENTIAL</text:span></text:p>
        </draw:text-box>
      </draw:frame>
      <draw:frame presentation:style-name="pr5" draw:text-style-name="P12" draw:layer="backgroundobjects" svg:width="5.292cm" svg:height="0.648cm" svg:x="20.016cm" svg:y="18.251cm" presentation:class="page-number">
        <draw:text-box>
          <text:p text:style-name="P12"><text:span text:style-name="T2"><text:page-number>47</text:page-number></text:span></text:p>
        </draw:text-box>
      </draw:frame>
      <draw:frame draw:style-name="gr3" draw:text-style-name="P14" draw:layer="backgroundobjects" svg:width="4.74cm" svg:height="2.753cm" svg:x="0cm" svg:y="16.901cm">
        <draw:text-box>
          <text:p text:style-name="P13"><text:span text:style-name="T3">FPL</text:span></text:p>
        </draw:text-box>
      </draw:frame>
      <draw:line presentation:style-name="pr6" draw:layer="backgroundobjects" svg:x1="0cm" svg:y1="17.007cm" svg:x2="3.778cm" svg:y2="17.007cm">
        <text:p text:style-name="P13"/>
      </draw:line>
      <presentation:notes style:page-layout-name="PM2">
        <draw:rect draw:style-name="gr4" draw:text-style-name="P15" draw:layer="backgroundobjects" svg:width="19.05cm" svg:height="25.4cm" svg:x="-0.001cm" svg:y="-0.001cm">
          <text:p text:style-name="P13"/>
        </draw:rect>
        <draw:frame presentation:style-name="pr7" draw:text-style-name="P16" draw:layer="backgroundobjects" svg:width="8.253cm" svg:height="1.273cm" svg:x="0cm" svg:y="0cm" presentation:class="header">
          <draw:text-box>
            <text:p text:style-name="P16"><text:span text:style-name="T4"><presentation:header/></text:span></text:p>
          </draw:text-box>
        </draw:frame>
        <draw:frame presentation:style-name="pr7" draw:text-style-name="P17" draw:layer="backgroundobjects" svg:width="8.254cm" svg:height="1.273cm" svg:x="10.791cm" svg:y="0cm" presentation:class="date-time">
          <draw:text-box>
            <text:p text:style-name="P17"><text:span text:style-name="T4"><presentation:date-time/></text:span></text:p>
          </draw:text-box>
        </draw:frame>
        <draw:frame presentation:style-name="pr8" draw:text-style-name="P16" draw:layer="backgroundobjects" svg:width="8.253cm" svg:height="1.273cm" svg:x="0cm" svg:y="24.123cm" presentation:class="footer">
          <draw:text-box>
            <text:p text:style-name="P16"><text:span text:style-name="T4"><presentation:footer/></text:span></text:p>
          </draw:text-box>
        </draw:frame>
        <draw:frame presentation:style-name="pr8" draw:text-style-name="P17" draw:layer="backgroundobjects" svg:width="8.254cm" svg:height="1.273cm" svg:x="10.791cm" svg:y="24.123cm" presentation:class="page-number">
          <draw:text-box>
            <text:p text:style-name="P17"><text:span text:style-name="T4"><text:page-number>47</text:page-number></text:span></text:p>
          </draw:text-box>
        </draw:frame>
        <draw:page-thumbnail presentation:style-name="fpl_5f_presentation_5f_template-title" draw:layer="backgroundobjects" svg:width="12.588cm" svg:height="9.487cm" svg:x="3.244cm" svg:y="1.921cm" presentation:class="page"/>
        <draw:frame presentation:style-name="fpl_5f_presentation_5f_template-notes" draw:layer="backgroundobjects" svg:width="13.969cm" svg:height="11.427cm" svg:x="2.538cm" svg:y="12.06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8$Build-9161</meta:generator>
    <dc:title>Slide 1</dc:title>
    <meta:creation-date>2007-06-22T17:04:15</meta:creation-date>
    <dc:creator>booo buuuu</dc:creator>
    <dc:date>2008-02-22T17:12:34</dc:date>
    <dc:language>en-US</dc:language>
    <meta:editing-cycles>53</meta:editing-cycles>
    <meta:editing-duration>PT15H33M16S</meta:editing-duration>
    <meta:user-defined meta:name="Info 1"/>
    <meta:user-defined meta:name="Info 2"/>
    <meta:user-defined meta:name="Info 3"/>
    <meta:user-defined meta:name="Info 4"/>
    <meta:user-defined meta:name="_EmailSubject" meta:value-type="string">Cadence presentation at CELUG</meta:user-defined>
    <meta:user-defined meta:name="_AuthorEmail" meta:value-type="string">sashi@cadence.com</meta:user-defined>
    <meta:user-defined meta:name="_AuthorEmailDisplayName" meta:value-type="string">Sashi Subramanian</meta:user-defined>
    <meta:user-defined meta:name="_ReviewingToolsShownOnce" meta:value-type="string"/>
    <meta:user-defined meta:name="_PreviousAdHocReviewCycleID" meta:value-type="integer">348707143</meta:user-defined>
    <meta:user-defined meta:name="_AdHocReviewCycleID" meta:value-type="integer">1650727124</meta:user-defined>
    <meta:user-defined meta:name="_NewReviewCycle" meta:value-type="string"/>
    <meta:document-statistic meta:object-count="527"/>
  </office:meta>
</office:document-meta>
</file>